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8cm" table:align="left"/>
    </style:style>
    <style:style style:name="Table1.A" style:family="table-column">
      <style:table-column-properties style:column-width="3.679cm"/>
    </style:style>
    <style:style style:name="Table1.B" style:family="table-column">
      <style:table-column-properties style:column-width="7.477cm"/>
    </style:style>
    <style:style style:name="Table1.C" style:family="table-column">
      <style:table-column-properties style:column-width="5.72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227cm" table:align="left"/>
    </style:style>
    <style:style style:name="Table2.A" style:family="table-column">
      <style:table-column-properties style:column-width="4.15cm"/>
    </style:style>
    <style:style style:name="Table2.B" style:family="table-column">
      <style:table-column-properties style:column-width="5.07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079cm" table:align="left"/>
    </style:style>
    <style:style style:name="Table3.A" style:family="table-column">
      <style:table-column-properties style:column-width="7.654cm"/>
    </style:style>
    <style:style style:name="Table3.B" style:family="table-column">
      <style:table-column-properties style:column-width="7.42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153cm" table:align="left"/>
    </style:style>
    <style:style style:name="Table4.A" style:family="table-column">
      <style:table-column-properties style:column-width="5.937cm"/>
    </style:style>
    <style:style style:name="Table4.B" style:family="table-column">
      <style:table-column-properties style:column-width="5.21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8.403cm"/>
    </style:style>
    <style:style style:name="Table5.B" style:family="table-column">
      <style:table-column-properties style:column-width="8.597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62a7e"/>
    </style:style>
    <style:style style:name="P2" style:family="paragraph" style:parent-style-name="Heading_20_2">
      <style:text-properties style:font-name="Arial" fo:font-size="11pt" officeooo:paragraph-rsid="001052ef" fo:background-color="#ffff00" style:font-size-asian="11pt" style:font-size-complex="11pt"/>
    </style:style>
    <style:style style:name="P3" style:family="paragraph" style:parent-style-name="Heading_20_2">
      <style:text-properties style:font-name="Arial" fo:font-size="10.5pt" officeooo:paragraph-rsid="001052ef" fo:background-color="#ffff00" style:font-size-asian="10.5pt" style:font-size-complex="10.5pt"/>
    </style:style>
    <style:style style:name="P4" style:family="paragraph" style:parent-style-name="Standard">
      <style:text-properties style:font-name="Arial" fo:font-size="10.5pt" officeooo:paragraph-rsid="001052ef" fo:background-color="#ffff00" style:font-size-asian="10.5pt" style:font-size-complex="10.5pt"/>
    </style:style>
    <style:style style:name="P5" style:family="paragraph" style:parent-style-name="Heading_20_2">
      <style:text-properties style:font-name="Arial" fo:font-size="10.5pt" fo:background-color="#ffff00" style:font-size-asian="10.5pt" style:font-size-complex="10.5pt"/>
    </style:style>
    <style:style style:name="P6" style:family="paragraph" style:parent-style-name="Text_20_body">
      <style:text-properties style:font-name="Arial" fo:font-size="10.5pt" fo:background-color="#ffff00" style:font-size-asian="10.5pt" style:font-size-complex="10.5pt"/>
    </style:style>
    <style:style style:name="P7" style:family="paragraph" style:parent-style-name="Heading_20_3">
      <style:text-properties style:font-name="Arial" fo:font-size="10.5pt" officeooo:paragraph-rsid="0034c423" fo:background-color="#ffff00" style:font-size-asian="10.5pt" style:font-size-complex="10.5pt"/>
    </style:style>
    <style:style style:name="P8" style:family="paragraph" style:parent-style-name="Text_20_body">
      <style:text-properties style:font-name="Arial" fo:font-size="10.5pt" officeooo:paragraph-rsid="0034c423" fo:background-color="#ffff00" style:font-size-asian="10.5pt" style:font-size-complex="10.5pt"/>
    </style:style>
    <style:style style:name="P9" style:family="paragraph" style:parent-style-name="Quotations">
      <style:paragraph-properties fo:margin-left="0cm" fo:margin-right="1cm" fo:text-indent="0cm" style:auto-text-indent="false"/>
      <style:text-properties style:font-name="Arial" fo:font-size="10.5pt" officeooo:paragraph-rsid="00301bf1" fo:background-color="#ffff00" style:font-size-asian="10.5pt" style:font-size-complex="10.5pt"/>
    </style:style>
    <style:style style:name="P10" style:family="paragraph" style:parent-style-name="Text_20_body">
      <style:text-properties style:font-name="Arial" fo:font-size="10.5pt" officeooo:paragraph-rsid="00301bf1" fo:background-color="#ffff00" style:font-size-asian="10.5pt" style:font-size-complex="10.5pt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style:font-name="Arial" fo:font-size="10.5pt" officeooo:paragraph-rsid="0030c037" fo:background-color="#ffff00" style:font-size-asian="10.5pt" style:font-size-complex="10.5pt"/>
    </style:style>
    <style:style style:name="P12" style:family="paragraph" style:parent-style-name="Text_20_body">
      <style:text-properties style:font-name="Arial" fo:font-size="10.5pt" officeooo:paragraph-rsid="0030c037" fo:background-color="#ffff00" style:font-size-asian="10.5pt" style:font-size-complex="10.5pt"/>
    </style:style>
    <style:style style:name="P13" style:family="paragraph" style:parent-style-name="Quotations">
      <style:paragraph-properties fo:margin-left="0cm" fo:margin-right="1cm" fo:text-indent="0cm" style:auto-text-indent="false"/>
      <style:text-properties style:font-name="Arial" fo:font-size="10.5pt" officeooo:paragraph-rsid="00345fa0" fo:background-color="#ffff00" style:font-size-asian="10.5pt" style:font-size-complex="10.5pt"/>
    </style:style>
    <style:style style:name="P14" style:family="paragraph" style:parent-style-name="Text_20_body">
      <style:text-properties style:font-name="Arial" fo:font-size="10.5pt" officeooo:paragraph-rsid="00345fa0" fo:background-color="#ffff00" style:font-size-asian="10.5pt" style:font-size-complex="10.5pt"/>
    </style:style>
    <style:style style:name="P15" style:family="paragraph" style:parent-style-name="Standard">
      <style:text-properties style:font-name="Arial" fo:font-size="10.5pt" officeooo:paragraph-rsid="0036b4ba" fo:background-color="#ffff00" style:font-size-asian="10.5pt" style:font-size-complex="10.5pt"/>
    </style:style>
    <style:style style:name="P16" style:family="paragraph" style:parent-style-name="Standard">
      <style:text-properties style:font-name="Arial" fo:font-size="10.5pt" officeooo:paragraph-rsid="00062a7e" fo:background-color="#ffff00" style:font-size-asian="10.5pt" style:font-size-complex="10.5pt"/>
    </style:style>
    <style:style style:name="P17" style:family="paragraph" style:parent-style-name="Standard">
      <style:text-properties style:font-name="Arial" fo:font-size="10.5pt" officeooo:paragraph-rsid="00077321" fo:background-color="#ffff00" style:font-size-asian="10.5pt" style:font-size-complex="10.5pt"/>
    </style:style>
    <style:style style:name="P18" style:family="paragraph" style:parent-style-name="Standard">
      <style:text-properties style:font-name="Arial" fo:font-size="10.5pt" officeooo:paragraph-rsid="00080f5e" fo:background-color="#ffff00" style:font-size-asian="10.5pt" style:font-size-complex="10.5pt"/>
    </style:style>
    <style:style style:name="P19" style:family="paragraph" style:parent-style-name="Standard">
      <style:text-properties style:font-name="Arial" fo:font-size="10.5pt" officeooo:paragraph-rsid="000b811b" fo:background-color="#ffff00" style:font-size-asian="10.5pt" style:font-size-complex="10.5pt"/>
    </style:style>
    <style:style style:name="P20" style:family="paragraph" style:parent-style-name="Standard">
      <style:text-properties style:font-name="Arial" fo:font-size="10.5pt" officeooo:paragraph-rsid="000d51de" fo:background-color="#ffff00" style:font-size-asian="10.5pt" style:font-size-complex="10.5pt"/>
    </style:style>
    <style:style style:name="P21" style:family="paragraph" style:parent-style-name="Standard">
      <style:text-properties style:font-name="Arial" fo:font-size="10.5pt" officeooo:paragraph-rsid="000f154d" fo:background-color="#ffff00" style:font-size-asian="10.5pt" style:font-size-complex="10.5pt"/>
    </style:style>
    <style:style style:name="P22" style:family="paragraph" style:parent-style-name="Text_20_body">
      <style:text-properties style:font-name="Arial" fo:font-size="10.5pt" officeooo:paragraph-rsid="00304060" fo:background-color="#ffff00" style:font-size-asian="10.5pt" style:font-size-complex="10.5pt"/>
    </style:style>
    <style:style style:name="P23" style:family="paragraph" style:parent-style-name="Text_20_body">
      <style:text-properties style:font-name="Arial" fo:font-size="10.5pt" officeooo:paragraph-rsid="0032b1b3" fo:background-color="#ffff00" style:font-size-asian="10.5pt" style:font-size-complex="10.5pt"/>
    </style:style>
    <style:style style:name="P24" style:family="paragraph" style:parent-style-name="Text_20_body">
      <style:text-properties style:font-name="Arial" fo:font-size="10.5pt" officeooo:paragraph-rsid="001024d6" fo:background-color="#ffff00" style:font-size-asian="10.5pt" style:font-size-complex="10.5pt"/>
    </style:style>
    <style:style style:name="P25" style:family="paragraph" style:parent-style-name="Text_20_body">
      <style:text-properties style:font-name="Arial" fo:font-size="10.5pt" style:font-size-asian="10.5pt" style:font-size-complex="10.5pt"/>
    </style:style>
    <style:style style:name="P26" style:family="paragraph" style:parent-style-name="Heading_20_2">
      <style:text-properties style:font-name="Arial" fo:font-size="10.5pt" style:font-size-asian="10.5pt" style:font-size-complex="10.5pt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Heading">
      <style:text-properties style:font-name="Arial" fo:font-size="10.5pt" style:font-size-asian="10.5pt" style:font-size-complex="10.5pt"/>
    </style:style>
    <style:style style:name="P29" style:family="paragraph" style:parent-style-name="Heading_20_3">
      <style:text-properties style:font-name="Arial" fo:font-size="10.5pt" style:font-size-asian="10.5pt" style:font-size-complex="10.5pt"/>
    </style:style>
    <style:style style:name="P30" style:family="paragraph" style:parent-style-name="Horizontal_20_Line">
      <style:text-properties style:font-name="Arial" fo:font-size="10.5pt" style:font-size-asian="10.5pt" style:font-size-complex="10.5pt"/>
    </style:style>
    <style:style style:name="P31" style:family="paragraph" style:parent-style-name="Preformatted_20_Text">
      <style:text-properties style:font-name="Arial" fo:font-size="10.5pt" style:font-size-asian="10.5pt" style:font-size-complex="10.5pt"/>
    </style:style>
    <style:style style:name="P32" style:family="paragraph" style:parent-style-name="Quotations">
      <style:text-properties style:font-name="Arial" fo:font-size="10.5pt" style:font-size-asian="10.5pt" style:font-size-complex="10.5pt"/>
    </style:style>
    <style:style style:name="P33" style:family="paragraph" style:parent-style-name="Standard">
      <style:text-properties style:font-name="Arial" fo:font-size="10.5pt" officeooo:paragraph-rsid="00062a7e" style:font-size-asian="10.5pt" style:font-size-complex="10.5pt"/>
    </style:style>
    <style:style style:name="P34" style:family="paragraph" style:parent-style-name="Standard">
      <style:text-properties style:font-name="Arial" fo:font-size="10.5pt" officeooo:rsid="00062a7e" officeooo:paragraph-rsid="00062a7e" style:font-size-asian="10.5pt" style:font-size-complex="10.5pt"/>
    </style:style>
    <style:style style:name="P35" style:family="paragraph" style:parent-style-name="Standard">
      <style:text-properties style:font-name="Arial" fo:font-size="10.5pt" officeooo:paragraph-rsid="00077321" style:font-size-asian="10.5pt" style:font-size-complex="10.5pt"/>
    </style:style>
    <style:style style:name="P36" style:family="paragraph" style:parent-style-name="Standard">
      <style:text-properties style:font-name="Arial" fo:font-size="10.5pt" officeooo:paragraph-rsid="00080f5e" style:font-size-asian="10.5pt" style:font-size-complex="10.5pt"/>
    </style:style>
    <style:style style:name="P37" style:family="paragraph" style:parent-style-name="Standard">
      <style:text-properties style:font-name="Arial" fo:font-size="10.5pt" officeooo:paragraph-rsid="000b811b" style:font-size-asian="10.5pt" style:font-size-complex="10.5pt"/>
    </style:style>
    <style:style style:name="P38" style:family="paragraph" style:parent-style-name="Standard">
      <style:text-properties style:font-name="Arial" fo:font-size="10.5pt" officeooo:paragraph-rsid="000d51de" style:font-size-asian="10.5pt" style:font-size-complex="10.5pt"/>
    </style:style>
    <style:style style:name="P39" style:family="paragraph" style:parent-style-name="Standard">
      <style:text-properties style:font-name="Arial" fo:font-size="10.5pt" officeooo:paragraph-rsid="000f154d" style:font-size-asian="10.5pt" style:font-size-complex="10.5pt"/>
    </style:style>
    <style:style style:name="P40" style:family="paragraph" style:parent-style-name="Standard">
      <style:text-properties style:font-name="Arial" fo:font-size="10.5pt" officeooo:paragraph-rsid="001052ef" style:font-size-asian="10.5pt" style:font-size-complex="10.5pt"/>
    </style:style>
    <style:style style:name="P41" style:family="paragraph" style:parent-style-name="Text_20_body">
      <style:text-properties style:font-name="Arial" fo:font-size="10.5pt" officeooo:paragraph-rsid="000fd7cc" style:font-size-asian="10.5pt" style:font-size-complex="10.5pt"/>
    </style:style>
    <style:style style:name="P42" style:family="paragraph" style:parent-style-name="Text_20_body">
      <style:text-properties style:font-name="Arial" fo:font-size="10.5pt" officeooo:paragraph-rsid="001024d6" style:font-size-asian="10.5pt" style:font-size-complex="10.5pt"/>
    </style:style>
    <style:style style:name="P43" style:family="paragraph" style:parent-style-name="Text_20_body">
      <style:text-properties style:font-name="Arial" fo:font-size="10.5pt" fo:font-weight="bold" officeooo:paragraph-rsid="000fd7cc" style:font-size-asian="10.5pt" style:font-weight-asian="bold" style:font-size-complex="10.5pt" style:font-weight-complex="bold"/>
    </style:style>
    <style:style style:name="P44" style:family="paragraph" style:parent-style-name="Preformatted_20_Text">
      <style:paragraph-properties style:writing-mode="lr-tb"/>
    </style:style>
    <style:style style:name="P45" style:family="paragraph" style:parent-style-name="Preformatted_20_Text">
      <style:paragraph-properties fo:margin-top="0cm" fo:margin-bottom="0.499cm" style:contextual-spacing="false" style:writing-mode="lr-tb"/>
    </style:style>
    <style:style style:name="P46" style:family="paragraph" style:parent-style-name="Standard">
      <style:text-properties officeooo:paragraph-rsid="00077321"/>
    </style:style>
    <style:style style:name="P47" style:family="paragraph" style:parent-style-name="Standard">
      <style:text-properties officeooo:paragraph-rsid="00080f5e"/>
    </style:style>
    <style:style style:name="P48" style:family="paragraph" style:parent-style-name="Text_20_body">
      <style:text-properties fo:font-size="11pt" officeooo:paragraph-rsid="000f154d" style:font-size-asian="11pt" style:font-size-complex="11pt"/>
    </style:style>
    <style:style style:name="P49" style:family="paragraph" style:parent-style-name="Text_20_body">
      <style:text-properties fo:font-size="12pt" officeooo:paragraph-rsid="000b811b" style:font-size-asian="12pt" style:font-size-complex="12pt"/>
    </style:style>
    <style:style style:name="P50" style:family="paragraph" style:parent-style-name="Preformatted_20_Text" style:list-style-name="L66">
      <style:paragraph-properties style:writing-mode="lr-tb"/>
    </style:style>
    <style:style style:name="P51" style:family="paragraph" style:parent-style-name="Preformatted_20_Text" style:list-style-name="L66">
      <style:paragraph-properties fo:margin-top="0cm" fo:margin-bottom="0.499cm" style:contextual-spacing="false" style:writing-mode="lr-tb"/>
    </style:style>
    <style:style style:name="P52" style:family="paragraph" style:parent-style-name="Preformatted_20_Text" style:list-style-name="L66">
      <style:text-properties style:font-name="Arial" fo:font-size="10.5pt" style:font-size-asian="10.5pt" style:font-size-complex="10.5pt"/>
    </style:style>
    <style:style style:name="P53" style:family="paragraph" style:parent-style-name="Preformatted_20_Text" style:list-style-name="L72">
      <style:text-properties style:font-name="Arial" fo:font-size="10.5pt" style:font-size-asian="10.5pt" style:font-size-complex="10.5pt"/>
    </style:style>
    <style:style style:name="P54" style:family="paragraph" style:parent-style-name="Preformatted_20_Text" style:list-style-name="L73">
      <style:text-properties style:font-name="Arial" fo:font-size="10.5pt" style:font-size-asian="10.5pt" style:font-size-complex="10.5pt"/>
    </style:style>
    <style:style style:name="P55" style:family="paragraph" style:parent-style-name="Preformatted_20_Text" style:list-style-name="L100">
      <style:text-properties style:font-name="Arial" fo:font-size="10.5pt" style:font-size-asian="10.5pt" style:font-size-complex="10.5pt"/>
    </style:style>
    <style:style style:name="P56" style:family="paragraph" style:parent-style-name="Preformatted_20_Text" style:list-style-name="L72">
      <style:paragraph-properties fo:margin-top="0cm" fo:margin-bottom="0.499cm" style:contextual-spacing="false" style:writing-mode="lr-tb"/>
    </style:style>
    <style:style style:name="P57" style:family="paragraph" style:parent-style-name="Preformatted_20_Text" style:list-style-name="L73">
      <style:paragraph-properties fo:margin-top="0cm" fo:margin-bottom="0.499cm" style:contextual-spacing="false" style:writing-mode="lr-tb"/>
    </style:style>
    <style:style style:name="P58" style:family="paragraph" style:parent-style-name="Preformatted_20_Text" style:list-style-name="L100">
      <style:paragraph-properties style:writing-mode="lr-tb"/>
    </style:style>
    <style:style style:name="P59" style:family="paragraph" style:parent-style-name="Preformatted_20_Text" style:list-style-name="L100">
      <style:paragraph-properties fo:margin-top="0cm" fo:margin-bottom="0.499cm" style:contextual-spacing="false" style:writing-mode="lr-tb"/>
    </style:style>
    <style:style style:name="P60" style:family="paragraph" style:parent-style-name="Quotations" style:list-style-name="L82">
      <style:text-properties style:font-name="Arial" fo:font-size="10.5pt" style:font-size-asian="10.5pt" style:font-size-complex="10.5pt"/>
    </style:style>
    <style:style style:name="P61" style:family="paragraph" style:parent-style-name="Quotations" style:list-style-name="L102"/>
    <style:style style:name="P62" style:family="paragraph" style:parent-style-name="Text_20_body" style:list-style-name="L1"/>
    <style:style style:name="P63" style:family="paragraph" style:parent-style-name="Text_20_body" style:list-style-name="L1">
      <style:text-properties style:font-name="Arial" fo:font-size="10.5pt" style:font-size-asian="10.5pt" style:font-size-complex="10.5pt"/>
    </style:style>
    <style:style style:name="P64" style:family="paragraph" style:parent-style-name="Text_20_body" style:list-style-name="L2">
      <style:text-properties style:font-name="Arial" fo:font-size="10.5pt" style:font-size-asian="10.5pt" style:font-size-complex="10.5pt"/>
    </style:style>
    <style:style style:name="P65" style:family="paragraph" style:parent-style-name="Text_20_body" style:list-style-name="L5">
      <style:text-properties style:font-name="Arial" fo:font-size="10.5pt" style:font-size-asian="10.5pt" style:font-size-complex="10.5pt"/>
    </style:style>
    <style:style style:name="P66" style:family="paragraph" style:parent-style-name="Text_20_body" style:list-style-name="L6">
      <style:text-properties style:font-name="Arial" fo:font-size="10.5pt" style:font-size-asian="10.5pt" style:font-size-complex="10.5pt"/>
    </style:style>
    <style:style style:name="P67" style:family="paragraph" style:parent-style-name="Text_20_body" style:list-style-name="L7">
      <style:text-properties style:font-name="Arial" fo:font-size="10.5pt" style:font-size-asian="10.5pt" style:font-size-complex="10.5pt"/>
    </style:style>
    <style:style style:name="P68" style:family="paragraph" style:parent-style-name="Text_20_body" style:list-style-name="L8">
      <style:text-properties style:font-name="Arial" fo:font-size="10.5pt" style:font-size-asian="10.5pt" style:font-size-complex="10.5pt"/>
    </style:style>
    <style:style style:name="P69" style:family="paragraph" style:parent-style-name="Text_20_body" style:list-style-name="L9">
      <style:text-properties style:font-name="Arial" fo:font-size="10.5pt" style:font-size-asian="10.5pt" style:font-size-complex="10.5pt"/>
    </style:style>
    <style:style style:name="P70" style:family="paragraph" style:parent-style-name="Text_20_body" style:list-style-name="L10">
      <style:text-properties style:font-name="Arial" fo:font-size="10.5pt" style:font-size-asian="10.5pt" style:font-size-complex="10.5pt"/>
    </style:style>
    <style:style style:name="P71" style:family="paragraph" style:parent-style-name="Text_20_body" style:list-style-name="L11">
      <style:text-properties style:font-name="Arial" fo:font-size="10.5pt" style:font-size-asian="10.5pt" style:font-size-complex="10.5pt"/>
    </style:style>
    <style:style style:name="P72" style:family="paragraph" style:parent-style-name="Text_20_body" style:list-style-name="L14">
      <style:text-properties style:font-name="Arial" fo:font-size="10.5pt" style:font-size-asian="10.5pt" style:font-size-complex="10.5pt"/>
    </style:style>
    <style:style style:name="P73" style:family="paragraph" style:parent-style-name="Text_20_body" style:list-style-name="L15">
      <style:text-properties style:font-name="Arial" fo:font-size="10.5pt" style:font-size-asian="10.5pt" style:font-size-complex="10.5pt"/>
    </style:style>
    <style:style style:name="P74" style:family="paragraph" style:parent-style-name="Text_20_body" style:list-style-name="L17">
      <style:text-properties style:font-name="Arial" fo:font-size="10.5pt" style:font-size-asian="10.5pt" style:font-size-complex="10.5pt"/>
    </style:style>
    <style:style style:name="P75" style:family="paragraph" style:parent-style-name="Text_20_body" style:list-style-name="L18">
      <style:text-properties style:font-name="Arial" fo:font-size="10.5pt" style:font-size-asian="10.5pt" style:font-size-complex="10.5pt"/>
    </style:style>
    <style:style style:name="P76" style:family="paragraph" style:parent-style-name="Text_20_body" style:list-style-name="L19">
      <style:text-properties style:font-name="Arial" fo:font-size="10.5pt" style:font-size-asian="10.5pt" style:font-size-complex="10.5pt"/>
    </style:style>
    <style:style style:name="P77" style:family="paragraph" style:parent-style-name="Text_20_body" style:list-style-name="L20">
      <style:text-properties style:font-name="Arial" fo:font-size="10.5pt" style:font-size-asian="10.5pt" style:font-size-complex="10.5pt"/>
    </style:style>
    <style:style style:name="P78" style:family="paragraph" style:parent-style-name="Text_20_body" style:list-style-name="L21">
      <style:text-properties style:font-name="Arial" fo:font-size="10.5pt" style:font-size-asian="10.5pt" style:font-size-complex="10.5pt"/>
    </style:style>
    <style:style style:name="P79" style:family="paragraph" style:parent-style-name="Text_20_body" style:list-style-name="L22">
      <style:text-properties style:font-name="Arial" fo:font-size="10.5pt" style:font-size-asian="10.5pt" style:font-size-complex="10.5pt"/>
    </style:style>
    <style:style style:name="P80" style:family="paragraph" style:parent-style-name="Text_20_body" style:list-style-name="L23">
      <style:text-properties style:font-name="Arial" fo:font-size="10.5pt" style:font-size-asian="10.5pt" style:font-size-complex="10.5pt"/>
    </style:style>
    <style:style style:name="P81" style:family="paragraph" style:parent-style-name="Text_20_body" style:list-style-name="L24">
      <style:text-properties style:font-name="Arial" fo:font-size="10.5pt" style:font-size-asian="10.5pt" style:font-size-complex="10.5pt"/>
    </style:style>
    <style:style style:name="P82" style:family="paragraph" style:parent-style-name="Text_20_body" style:list-style-name="L25">
      <style:text-properties style:font-name="Arial" fo:font-size="10.5pt" style:font-size-asian="10.5pt" style:font-size-complex="10.5pt"/>
    </style:style>
    <style:style style:name="P83" style:family="paragraph" style:parent-style-name="Text_20_body" style:list-style-name="L27">
      <style:text-properties style:font-name="Arial" fo:font-size="10.5pt" style:font-size-asian="10.5pt" style:font-size-complex="10.5pt"/>
    </style:style>
    <style:style style:name="P84" style:family="paragraph" style:parent-style-name="Text_20_body" style:list-style-name="L28">
      <style:text-properties style:font-name="Arial" fo:font-size="10.5pt" style:font-size-asian="10.5pt" style:font-size-complex="10.5pt"/>
    </style:style>
    <style:style style:name="P85" style:family="paragraph" style:parent-style-name="Text_20_body" style:list-style-name="L29">
      <style:text-properties style:font-name="Arial" fo:font-size="10.5pt" style:font-size-asian="10.5pt" style:font-size-complex="10.5pt"/>
    </style:style>
    <style:style style:name="P86" style:family="paragraph" style:parent-style-name="Text_20_body" style:list-style-name="L30">
      <style:text-properties style:font-name="Arial" fo:font-size="10.5pt" style:font-size-asian="10.5pt" style:font-size-complex="10.5pt"/>
    </style:style>
    <style:style style:name="P87" style:family="paragraph" style:parent-style-name="Text_20_body" style:list-style-name="L31">
      <style:text-properties style:font-name="Arial" fo:font-size="10.5pt" style:font-size-asian="10.5pt" style:font-size-complex="10.5pt"/>
    </style:style>
    <style:style style:name="P88" style:family="paragraph" style:parent-style-name="Text_20_body" style:list-style-name="L32">
      <style:text-properties style:font-name="Arial" fo:font-size="10.5pt" style:font-size-asian="10.5pt" style:font-size-complex="10.5pt"/>
    </style:style>
    <style:style style:name="P89" style:family="paragraph" style:parent-style-name="Text_20_body" style:list-style-name="L33">
      <style:text-properties style:font-name="Arial" fo:font-size="10.5pt" style:font-size-asian="10.5pt" style:font-size-complex="10.5pt"/>
    </style:style>
    <style:style style:name="P90" style:family="paragraph" style:parent-style-name="Text_20_body" style:list-style-name="L34">
      <style:text-properties style:font-name="Arial" fo:font-size="10.5pt" style:font-size-asian="10.5pt" style:font-size-complex="10.5pt"/>
    </style:style>
    <style:style style:name="P91" style:family="paragraph" style:parent-style-name="Text_20_body" style:list-style-name="L37">
      <style:text-properties style:font-name="Arial" fo:font-size="10.5pt" style:font-size-asian="10.5pt" style:font-size-complex="10.5pt"/>
    </style:style>
    <style:style style:name="P92" style:family="paragraph" style:parent-style-name="Text_20_body" style:list-style-name="L38">
      <style:text-properties style:font-name="Arial" fo:font-size="10.5pt" style:font-size-asian="10.5pt" style:font-size-complex="10.5pt"/>
    </style:style>
    <style:style style:name="P93" style:family="paragraph" style:parent-style-name="Text_20_body" style:list-style-name="L39">
      <style:text-properties style:font-name="Arial" fo:font-size="10.5pt" style:font-size-asian="10.5pt" style:font-size-complex="10.5pt"/>
    </style:style>
    <style:style style:name="P94" style:family="paragraph" style:parent-style-name="Text_20_body" style:list-style-name="L40">
      <style:text-properties style:font-name="Arial" fo:font-size="10.5pt" style:font-size-asian="10.5pt" style:font-size-complex="10.5pt"/>
    </style:style>
    <style:style style:name="P95" style:family="paragraph" style:parent-style-name="Text_20_body" style:list-style-name="L41">
      <style:text-properties style:font-name="Arial" fo:font-size="10.5pt" style:font-size-asian="10.5pt" style:font-size-complex="10.5pt"/>
    </style:style>
    <style:style style:name="P96" style:family="paragraph" style:parent-style-name="Text_20_body" style:list-style-name="L42">
      <style:text-properties style:font-name="Arial" fo:font-size="10.5pt" style:font-size-asian="10.5pt" style:font-size-complex="10.5pt"/>
    </style:style>
    <style:style style:name="P97" style:family="paragraph" style:parent-style-name="Text_20_body" style:list-style-name="L44">
      <style:text-properties style:font-name="Arial" fo:font-size="10.5pt" style:font-size-asian="10.5pt" style:font-size-complex="10.5pt"/>
    </style:style>
    <style:style style:name="P98" style:family="paragraph" style:parent-style-name="Text_20_body" style:list-style-name="L45">
      <style:text-properties style:font-name="Arial" fo:font-size="10.5pt" style:font-size-asian="10.5pt" style:font-size-complex="10.5pt"/>
    </style:style>
    <style:style style:name="P99" style:family="paragraph" style:parent-style-name="Text_20_body" style:list-style-name="L46">
      <style:text-properties style:font-name="Arial" fo:font-size="10.5pt" style:font-size-asian="10.5pt" style:font-size-complex="10.5pt"/>
    </style:style>
    <style:style style:name="P100" style:family="paragraph" style:parent-style-name="Text_20_body" style:list-style-name="L47">
      <style:text-properties style:font-name="Arial" fo:font-size="10.5pt" style:font-size-asian="10.5pt" style:font-size-complex="10.5pt"/>
    </style:style>
    <style:style style:name="P101" style:family="paragraph" style:parent-style-name="Text_20_body" style:list-style-name="L48">
      <style:text-properties style:font-name="Arial" fo:font-size="10.5pt" style:font-size-asian="10.5pt" style:font-size-complex="10.5pt"/>
    </style:style>
    <style:style style:name="P102" style:family="paragraph" style:parent-style-name="Text_20_body" style:list-style-name="L49">
      <style:text-properties style:font-name="Arial" fo:font-size="10.5pt" style:font-size-asian="10.5pt" style:font-size-complex="10.5pt"/>
    </style:style>
    <style:style style:name="P103" style:family="paragraph" style:parent-style-name="Text_20_body" style:list-style-name="L50">
      <style:text-properties style:font-name="Arial" fo:font-size="10.5pt" style:font-size-asian="10.5pt" style:font-size-complex="10.5pt"/>
    </style:style>
    <style:style style:name="P104" style:family="paragraph" style:parent-style-name="Text_20_body" style:list-style-name="L51">
      <style:text-properties style:font-name="Arial" fo:font-size="10.5pt" style:font-size-asian="10.5pt" style:font-size-complex="10.5pt"/>
    </style:style>
    <style:style style:name="P105" style:family="paragraph" style:parent-style-name="Text_20_body" style:list-style-name="L52">
      <style:text-properties style:font-name="Arial" fo:font-size="10.5pt" style:font-size-asian="10.5pt" style:font-size-complex="10.5pt"/>
    </style:style>
    <style:style style:name="P106" style:family="paragraph" style:parent-style-name="Text_20_body" style:list-style-name="L53">
      <style:text-properties style:font-name="Arial" fo:font-size="10.5pt" style:font-size-asian="10.5pt" style:font-size-complex="10.5pt"/>
    </style:style>
    <style:style style:name="P107" style:family="paragraph" style:parent-style-name="Text_20_body" style:list-style-name="L54">
      <style:text-properties style:font-name="Arial" fo:font-size="10.5pt" style:font-size-asian="10.5pt" style:font-size-complex="10.5pt"/>
    </style:style>
    <style:style style:name="P108" style:family="paragraph" style:parent-style-name="Text_20_body" style:list-style-name="L55">
      <style:text-properties style:font-name="Arial" fo:font-size="10.5pt" style:font-size-asian="10.5pt" style:font-size-complex="10.5pt"/>
    </style:style>
    <style:style style:name="P109" style:family="paragraph" style:parent-style-name="Text_20_body" style:list-style-name="L56">
      <style:text-properties style:font-name="Arial" fo:font-size="10.5pt" style:font-size-asian="10.5pt" style:font-size-complex="10.5pt"/>
    </style:style>
    <style:style style:name="P110" style:family="paragraph" style:parent-style-name="Text_20_body" style:list-style-name="L57">
      <style:text-properties style:font-name="Arial" fo:font-size="10.5pt" style:font-size-asian="10.5pt" style:font-size-complex="10.5pt"/>
    </style:style>
    <style:style style:name="P111" style:family="paragraph" style:parent-style-name="Text_20_body" style:list-style-name="L59">
      <style:text-properties style:font-name="Arial" fo:font-size="10.5pt" style:font-size-asian="10.5pt" style:font-size-complex="10.5pt"/>
    </style:style>
    <style:style style:name="P112" style:family="paragraph" style:parent-style-name="Text_20_body" style:list-style-name="L60">
      <style:text-properties style:font-name="Arial" fo:font-size="10.5pt" style:font-size-asian="10.5pt" style:font-size-complex="10.5pt"/>
    </style:style>
    <style:style style:name="P113" style:family="paragraph" style:parent-style-name="Text_20_body" style:list-style-name="L61">
      <style:text-properties style:font-name="Arial" fo:font-size="10.5pt" style:font-size-asian="10.5pt" style:font-size-complex="10.5pt"/>
    </style:style>
    <style:style style:name="P114" style:family="paragraph" style:parent-style-name="Text_20_body" style:list-style-name="L62">
      <style:text-properties style:font-name="Arial" fo:font-size="10.5pt" style:font-size-asian="10.5pt" style:font-size-complex="10.5pt"/>
    </style:style>
    <style:style style:name="P115" style:family="paragraph" style:parent-style-name="Text_20_body" style:list-style-name="L63">
      <style:text-properties style:font-name="Arial" fo:font-size="10.5pt" style:font-size-asian="10.5pt" style:font-size-complex="10.5pt"/>
    </style:style>
    <style:style style:name="P116" style:family="paragraph" style:parent-style-name="Text_20_body" style:list-style-name="L64">
      <style:text-properties style:font-name="Arial" fo:font-size="10.5pt" style:font-size-asian="10.5pt" style:font-size-complex="10.5pt"/>
    </style:style>
    <style:style style:name="P117" style:family="paragraph" style:parent-style-name="Text_20_body" style:list-style-name="L65">
      <style:text-properties style:font-name="Arial" fo:font-size="10.5pt" style:font-size-asian="10.5pt" style:font-size-complex="10.5pt"/>
    </style:style>
    <style:style style:name="P118" style:family="paragraph" style:parent-style-name="Text_20_body" style:list-style-name="L66">
      <style:text-properties style:font-name="Arial" fo:font-size="10.5pt" style:font-size-asian="10.5pt" style:font-size-complex="10.5pt"/>
    </style:style>
    <style:style style:name="P119" style:family="paragraph" style:parent-style-name="Text_20_body" style:list-style-name="L67">
      <style:text-properties style:font-name="Arial" fo:font-size="10.5pt" style:font-size-asian="10.5pt" style:font-size-complex="10.5pt"/>
    </style:style>
    <style:style style:name="P120" style:family="paragraph" style:parent-style-name="Text_20_body" style:list-style-name="L68">
      <style:text-properties style:font-name="Arial" fo:font-size="10.5pt" style:font-size-asian="10.5pt" style:font-size-complex="10.5pt"/>
    </style:style>
    <style:style style:name="P121" style:family="paragraph" style:parent-style-name="Text_20_body" style:list-style-name="L69">
      <style:text-properties style:font-name="Arial" fo:font-size="10.5pt" style:font-size-asian="10.5pt" style:font-size-complex="10.5pt"/>
    </style:style>
    <style:style style:name="P122" style:family="paragraph" style:parent-style-name="Text_20_body" style:list-style-name="L70">
      <style:text-properties style:font-name="Arial" fo:font-size="10.5pt" style:font-size-asian="10.5pt" style:font-size-complex="10.5pt"/>
    </style:style>
    <style:style style:name="P123" style:family="paragraph" style:parent-style-name="Text_20_body" style:list-style-name="L71">
      <style:text-properties style:font-name="Arial" fo:font-size="10.5pt" style:font-size-asian="10.5pt" style:font-size-complex="10.5pt"/>
    </style:style>
    <style:style style:name="P124" style:family="paragraph" style:parent-style-name="Text_20_body" style:list-style-name="L72">
      <style:text-properties style:font-name="Arial" fo:font-size="10.5pt" style:font-size-asian="10.5pt" style:font-size-complex="10.5pt"/>
    </style:style>
    <style:style style:name="P125" style:family="paragraph" style:parent-style-name="Text_20_body" style:list-style-name="L73">
      <style:text-properties style:font-name="Arial" fo:font-size="10.5pt" style:font-size-asian="10.5pt" style:font-size-complex="10.5pt"/>
    </style:style>
    <style:style style:name="P126" style:family="paragraph" style:parent-style-name="Text_20_body" style:list-style-name="L74">
      <style:text-properties style:font-name="Arial" fo:font-size="10.5pt" style:font-size-asian="10.5pt" style:font-size-complex="10.5pt"/>
    </style:style>
    <style:style style:name="P127" style:family="paragraph" style:parent-style-name="Text_20_body" style:list-style-name="L75">
      <style:text-properties style:font-name="Arial" fo:font-size="10.5pt" style:font-size-asian="10.5pt" style:font-size-complex="10.5pt"/>
    </style:style>
    <style:style style:name="P128" style:family="paragraph" style:parent-style-name="Text_20_body" style:list-style-name="L77">
      <style:text-properties style:font-name="Arial" fo:font-size="10.5pt" style:font-size-asian="10.5pt" style:font-size-complex="10.5pt"/>
    </style:style>
    <style:style style:name="P129" style:family="paragraph" style:parent-style-name="Text_20_body" style:list-style-name="L78">
      <style:text-properties style:font-name="Arial" fo:font-size="10.5pt" style:font-size-asian="10.5pt" style:font-size-complex="10.5pt"/>
    </style:style>
    <style:style style:name="P130" style:family="paragraph" style:parent-style-name="Text_20_body" style:list-style-name="L79">
      <style:text-properties style:font-name="Arial" fo:font-size="10.5pt" style:font-size-asian="10.5pt" style:font-size-complex="10.5pt"/>
    </style:style>
    <style:style style:name="P131" style:family="paragraph" style:parent-style-name="Text_20_body" style:list-style-name="L80">
      <style:text-properties style:font-name="Arial" fo:font-size="10.5pt" style:font-size-asian="10.5pt" style:font-size-complex="10.5pt"/>
    </style:style>
    <style:style style:name="P132" style:family="paragraph" style:parent-style-name="Text_20_body" style:list-style-name="L83">
      <style:text-properties style:font-name="Arial" fo:font-size="10.5pt" style:font-size-asian="10.5pt" style:font-size-complex="10.5pt"/>
    </style:style>
    <style:style style:name="P133" style:family="paragraph" style:parent-style-name="Text_20_body" style:list-style-name="L84">
      <style:text-properties style:font-name="Arial" fo:font-size="10.5pt" style:font-size-asian="10.5pt" style:font-size-complex="10.5pt"/>
    </style:style>
    <style:style style:name="P134" style:family="paragraph" style:parent-style-name="Text_20_body" style:list-style-name="L85">
      <style:text-properties style:font-name="Arial" fo:font-size="10.5pt" style:font-size-asian="10.5pt" style:font-size-complex="10.5pt"/>
    </style:style>
    <style:style style:name="P135" style:family="paragraph" style:parent-style-name="Text_20_body" style:list-style-name="L86">
      <style:text-properties style:font-name="Arial" fo:font-size="10.5pt" style:font-size-asian="10.5pt" style:font-size-complex="10.5pt"/>
    </style:style>
    <style:style style:name="P136" style:family="paragraph" style:parent-style-name="Text_20_body" style:list-style-name="L87">
      <style:text-properties style:font-name="Arial" fo:font-size="10.5pt" style:font-size-asian="10.5pt" style:font-size-complex="10.5pt"/>
    </style:style>
    <style:style style:name="P137" style:family="paragraph" style:parent-style-name="Text_20_body" style:list-style-name="L88">
      <style:text-properties style:font-name="Arial" fo:font-size="10.5pt" style:font-size-asian="10.5pt" style:font-size-complex="10.5pt"/>
    </style:style>
    <style:style style:name="P138" style:family="paragraph" style:parent-style-name="Text_20_body" style:list-style-name="L89">
      <style:text-properties style:font-name="Arial" fo:font-size="10.5pt" style:font-size-asian="10.5pt" style:font-size-complex="10.5pt"/>
    </style:style>
    <style:style style:name="P139" style:family="paragraph" style:parent-style-name="Text_20_body" style:list-style-name="L90">
      <style:text-properties style:font-name="Arial" fo:font-size="10.5pt" style:font-size-asian="10.5pt" style:font-size-complex="10.5pt"/>
    </style:style>
    <style:style style:name="P140" style:family="paragraph" style:parent-style-name="Text_20_body" style:list-style-name="L91">
      <style:text-properties style:font-name="Arial" fo:font-size="10.5pt" style:font-size-asian="10.5pt" style:font-size-complex="10.5pt"/>
    </style:style>
    <style:style style:name="P141" style:family="paragraph" style:parent-style-name="Text_20_body" style:list-style-name="L92">
      <style:text-properties style:font-name="Arial" fo:font-size="10.5pt" style:font-size-asian="10.5pt" style:font-size-complex="10.5pt"/>
    </style:style>
    <style:style style:name="P142" style:family="paragraph" style:parent-style-name="Text_20_body" style:list-style-name="L93">
      <style:text-properties style:font-name="Arial" fo:font-size="10.5pt" style:font-size-asian="10.5pt" style:font-size-complex="10.5pt"/>
    </style:style>
    <style:style style:name="P143" style:family="paragraph" style:parent-style-name="Text_20_body" style:list-style-name="L94">
      <style:text-properties style:font-name="Arial" fo:font-size="10.5pt" style:font-size-asian="10.5pt" style:font-size-complex="10.5pt"/>
    </style:style>
    <style:style style:name="P144" style:family="paragraph" style:parent-style-name="Text_20_body" style:list-style-name="L95">
      <style:text-properties style:font-name="Arial" fo:font-size="10.5pt" style:font-size-asian="10.5pt" style:font-size-complex="10.5pt"/>
    </style:style>
    <style:style style:name="P145" style:family="paragraph" style:parent-style-name="Text_20_body" style:list-style-name="L96">
      <style:text-properties style:font-name="Arial" fo:font-size="10.5pt" style:font-size-asian="10.5pt" style:font-size-complex="10.5pt"/>
    </style:style>
    <style:style style:name="P146" style:family="paragraph" style:parent-style-name="Text_20_body" style:list-style-name="L97">
      <style:text-properties style:font-name="Arial" fo:font-size="10.5pt" style:font-size-asian="10.5pt" style:font-size-complex="10.5pt"/>
    </style:style>
    <style:style style:name="P147" style:family="paragraph" style:parent-style-name="Text_20_body" style:list-style-name="L98">
      <style:text-properties style:font-name="Arial" fo:font-size="10.5pt" style:font-size-asian="10.5pt" style:font-size-complex="10.5pt"/>
    </style:style>
    <style:style style:name="P148" style:family="paragraph" style:parent-style-name="Text_20_body" style:list-style-name="L99">
      <style:text-properties style:font-name="Arial" fo:font-size="10.5pt" style:font-size-asian="10.5pt" style:font-size-complex="10.5pt"/>
    </style:style>
    <style:style style:name="P149" style:family="paragraph" style:parent-style-name="Text_20_body" style:list-style-name="L100">
      <style:text-properties style:font-name="Arial" fo:font-size="10.5pt" style:font-size-asian="10.5pt" style:font-size-complex="10.5pt"/>
    </style:style>
    <style:style style:name="P150" style:family="paragraph" style:parent-style-name="Text_20_body" style:list-style-name="L101">
      <style:text-properties style:font-name="Arial" fo:font-size="10.5pt" style:font-size-asian="10.5pt" style:font-size-complex="10.5pt"/>
    </style:style>
    <style:style style:name="P151" style:family="paragraph" style:parent-style-name="Text_20_body" style:list-style-name="L102">
      <style:text-properties style:font-name="Arial" fo:font-size="10.5pt" style:font-size-asian="10.5pt" style:font-size-complex="10.5pt"/>
    </style:style>
    <style:style style:name="P152" style:family="paragraph" style:parent-style-name="Text_20_body" style:list-style-name="L103">
      <style:text-properties style:font-name="Arial" fo:font-size="10.5pt" style:font-size-asian="10.5pt" style:font-size-complex="10.5pt"/>
    </style:style>
    <style:style style:name="P153" style:family="paragraph" style:parent-style-name="Text_20_body" style:list-style-name="L104">
      <style:text-properties style:font-name="Arial" fo:font-size="10.5pt" style:font-size-asian="10.5pt" style:font-size-complex="10.5pt"/>
    </style:style>
    <style:style style:name="P154" style:family="paragraph" style:parent-style-name="Text_20_body" style:list-style-name="L105">
      <style:text-properties style:font-name="Arial" fo:font-size="10.5pt" style:font-size-asian="10.5pt" style:font-size-complex="10.5pt"/>
    </style:style>
    <style:style style:name="P155" style:family="paragraph" style:parent-style-name="Text_20_body" style:list-style-name="L106">
      <style:text-properties style:font-name="Arial" fo:font-size="10.5pt" style:font-size-asian="10.5pt" style:font-size-complex="10.5pt"/>
    </style:style>
    <style:style style:name="P156" style:family="paragraph" style:parent-style-name="Text_20_body" style:list-style-name="L107">
      <style:text-properties style:font-name="Arial" fo:font-size="10.5pt" style:font-size-asian="10.5pt" style:font-size-complex="10.5pt"/>
    </style:style>
    <style:style style:name="P157" style:family="paragraph" style:parent-style-name="Text_20_body" style:list-style-name="L108">
      <style:text-properties style:font-name="Arial" fo:font-size="10.5pt" style:font-size-asian="10.5pt" style:font-size-complex="10.5pt"/>
    </style:style>
    <style:style style:name="P158" style:family="paragraph" style:parent-style-name="Text_20_body" style:list-style-name="L109">
      <style:text-properties style:font-name="Arial" fo:font-size="10.5pt" style:font-size-asian="10.5pt" style:font-size-complex="10.5pt"/>
    </style:style>
    <style:style style:name="P159" style:family="paragraph" style:parent-style-name="Text_20_body" style:list-style-name="L110">
      <style:text-properties style:font-name="Arial" fo:font-size="10.5pt" style:font-size-asian="10.5pt" style:font-size-complex="10.5pt"/>
    </style:style>
    <style:style style:name="P160" style:family="paragraph" style:parent-style-name="Text_20_body" style:list-style-name="L110">
      <style:paragraph-properties fo:margin-top="0cm" fo:margin-bottom="0cm" style:contextual-spacing="false"/>
      <style:text-properties style:font-name="Arial" fo:font-size="10.5pt" style:font-size-asian="10.5pt" style:font-size-complex="10.5pt"/>
    </style:style>
    <style:style style:name="P161" style:family="paragraph" style:parent-style-name="Text_20_body" style:list-style-name="L111">
      <style:text-properties style:font-name="Arial" fo:font-size="10.5pt" style:font-size-asian="10.5pt" style:font-size-complex="10.5pt"/>
    </style:style>
    <style:style style:name="P162" style:family="paragraph" style:parent-style-name="Text_20_body" style:list-style-name="L112">
      <style:text-properties style:font-name="Arial" fo:font-size="10.5pt" style:font-size-asian="10.5pt" style:font-size-complex="10.5pt"/>
    </style:style>
    <style:style style:name="P163" style:family="paragraph" style:parent-style-name="Text_20_body" style:list-style-name="L113">
      <style:text-properties style:font-name="Arial" fo:font-size="10.5pt" style:font-size-asian="10.5pt" style:font-size-complex="10.5pt"/>
    </style:style>
    <style:style style:name="P164" style:family="paragraph" style:parent-style-name="Text_20_body" style:list-style-name="L115">
      <style:text-properties style:font-name="Arial" fo:font-size="10.5pt" style:font-size-asian="10.5pt" style:font-size-complex="10.5pt"/>
    </style:style>
    <style:style style:name="P165" style:family="paragraph" style:parent-style-name="Text_20_body" style:list-style-name="L116">
      <style:text-properties style:font-name="Arial" fo:font-size="10.5pt" style:font-size-asian="10.5pt" style:font-size-complex="10.5pt"/>
    </style:style>
    <style:style style:name="P166" style:family="paragraph" style:parent-style-name="Text_20_body" style:list-style-name="L117">
      <style:text-properties style:font-name="Arial" fo:font-size="10.5pt" style:font-size-asian="10.5pt" style:font-size-complex="10.5pt"/>
    </style:style>
    <style:style style:name="P167" style:family="paragraph" style:parent-style-name="Text_20_body" style:list-style-name="L118">
      <style:text-properties style:font-name="Arial" fo:font-size="10.5pt" style:font-size-asian="10.5pt" style:font-size-complex="10.5pt"/>
    </style:style>
    <style:style style:name="P168" style:family="paragraph" style:parent-style-name="Text_20_body" style:list-style-name="L119">
      <style:text-properties style:font-name="Arial" fo:font-size="10.5pt" style:font-size-asian="10.5pt" style:font-size-complex="10.5pt"/>
    </style:style>
    <style:style style:name="P169" style:family="paragraph" style:parent-style-name="Text_20_body" style:list-style-name="L120">
      <style:text-properties style:font-name="Arial" fo:font-size="10.5pt" style:font-size-asian="10.5pt" style:font-size-complex="10.5pt"/>
    </style:style>
    <style:style style:name="P170" style:family="paragraph" style:parent-style-name="Text_20_body" style:list-style-name="L2"/>
    <style:style style:name="P171" style:family="paragraph" style:parent-style-name="Text_20_body" style:list-style-name="L3"/>
    <style:style style:name="P172" style:family="paragraph" style:parent-style-name="Text_20_body" style:list-style-name="L4"/>
    <style:style style:name="P173" style:family="paragraph" style:parent-style-name="Text_20_body" style:list-style-name="L6"/>
    <style:style style:name="P174" style:family="paragraph" style:parent-style-name="Text_20_body" style:list-style-name="L7"/>
    <style:style style:name="P175" style:family="paragraph" style:parent-style-name="Text_20_body" style:list-style-name="L8"/>
    <style:style style:name="P176" style:family="paragraph" style:parent-style-name="Text_20_body" style:list-style-name="L9"/>
    <style:style style:name="P177" style:family="paragraph" style:parent-style-name="Text_20_body" style:list-style-name="L12"/>
    <style:style style:name="P178" style:family="paragraph" style:parent-style-name="Text_20_body" style:list-style-name="L13"/>
    <style:style style:name="P179" style:family="paragraph" style:parent-style-name="Text_20_body" style:list-style-name="L14"/>
    <style:style style:name="P180" style:family="paragraph" style:parent-style-name="Text_20_body" style:list-style-name="L16"/>
    <style:style style:name="P181" style:family="paragraph" style:parent-style-name="Text_20_body" style:list-style-name="L17"/>
    <style:style style:name="P182" style:family="paragraph" style:parent-style-name="Text_20_body" style:list-style-name="L21"/>
    <style:style style:name="P183" style:family="paragraph" style:parent-style-name="Text_20_body" style:list-style-name="L22"/>
    <style:style style:name="P184" style:family="paragraph" style:parent-style-name="Text_20_body" style:list-style-name="L23"/>
    <style:style style:name="P185" style:family="paragraph" style:parent-style-name="Text_20_body" style:list-style-name="L26"/>
    <style:style style:name="P186" style:family="paragraph" style:parent-style-name="Text_20_body" style:list-style-name="L27"/>
    <style:style style:name="P187" style:family="paragraph" style:parent-style-name="Text_20_body" style:list-style-name="L29"/>
    <style:style style:name="P188" style:family="paragraph" style:parent-style-name="Text_20_body" style:list-style-name="L30"/>
    <style:style style:name="P189" style:family="paragraph" style:parent-style-name="Text_20_body" style:list-style-name="L31"/>
    <style:style style:name="P190" style:family="paragraph" style:parent-style-name="Text_20_body" style:list-style-name="L32"/>
    <style:style style:name="P191" style:family="paragraph" style:parent-style-name="Text_20_body" style:list-style-name="L34"/>
    <style:style style:name="P192" style:family="paragraph" style:parent-style-name="Text_20_body" style:list-style-name="L35"/>
    <style:style style:name="P193" style:family="paragraph" style:parent-style-name="Text_20_body" style:list-style-name="L36"/>
    <style:style style:name="P194" style:family="paragraph" style:parent-style-name="Text_20_body" style:list-style-name="L37"/>
    <style:style style:name="P195" style:family="paragraph" style:parent-style-name="Text_20_body" style:list-style-name="L38"/>
    <style:style style:name="P196" style:family="paragraph" style:parent-style-name="Text_20_body" style:list-style-name="L43"/>
    <style:style style:name="P197" style:family="paragraph" style:parent-style-name="Text_20_body" style:list-style-name="L44"/>
    <style:style style:name="P198" style:family="paragraph" style:parent-style-name="Text_20_body" style:list-style-name="L45"/>
    <style:style style:name="P199" style:family="paragraph" style:parent-style-name="Text_20_body" style:list-style-name="L46"/>
    <style:style style:name="P200" style:family="paragraph" style:parent-style-name="Text_20_body" style:list-style-name="L48"/>
    <style:style style:name="P201" style:family="paragraph" style:parent-style-name="Text_20_body" style:list-style-name="L51"/>
    <style:style style:name="P202" style:family="paragraph" style:parent-style-name="Text_20_body" style:list-style-name="L52"/>
    <style:style style:name="P203" style:family="paragraph" style:parent-style-name="Text_20_body" style:list-style-name="L53"/>
    <style:style style:name="P204" style:family="paragraph" style:parent-style-name="Text_20_body" style:list-style-name="L54"/>
    <style:style style:name="P205" style:family="paragraph" style:parent-style-name="Text_20_body" style:list-style-name="L55"/>
    <style:style style:name="P206" style:family="paragraph" style:parent-style-name="Text_20_body" style:list-style-name="L56"/>
    <style:style style:name="P207" style:family="paragraph" style:parent-style-name="Text_20_body" style:list-style-name="L58"/>
    <style:style style:name="P208" style:family="paragraph" style:parent-style-name="Text_20_body" style:list-style-name="L59"/>
    <style:style style:name="P209" style:family="paragraph" style:parent-style-name="Text_20_body" style:list-style-name="L60"/>
    <style:style style:name="P210" style:family="paragraph" style:parent-style-name="Text_20_body" style:list-style-name="L66"/>
    <style:style style:name="P211" style:family="paragraph" style:parent-style-name="Text_20_body" style:list-style-name="L67"/>
    <style:style style:name="P212" style:family="paragraph" style:parent-style-name="Text_20_body" style:list-style-name="L68"/>
    <style:style style:name="P213" style:family="paragraph" style:parent-style-name="Text_20_body" style:list-style-name="L69"/>
    <style:style style:name="P214" style:family="paragraph" style:parent-style-name="Text_20_body" style:list-style-name="L70"/>
    <style:style style:name="P215" style:family="paragraph" style:parent-style-name="Text_20_body" style:list-style-name="L72"/>
    <style:style style:name="P216" style:family="paragraph" style:parent-style-name="Text_20_body" style:list-style-name="L73"/>
    <style:style style:name="P217" style:family="paragraph" style:parent-style-name="Text_20_body" style:list-style-name="L75"/>
    <style:style style:name="P218" style:family="paragraph" style:parent-style-name="Text_20_body" style:list-style-name="L76"/>
    <style:style style:name="P219" style:family="paragraph" style:parent-style-name="Text_20_body" style:list-style-name="L77"/>
    <style:style style:name="P220" style:family="paragraph" style:parent-style-name="Text_20_body" style:list-style-name="L78"/>
    <style:style style:name="P221" style:family="paragraph" style:parent-style-name="Text_20_body" style:list-style-name="L79"/>
    <style:style style:name="P222" style:family="paragraph" style:parent-style-name="Text_20_body" style:list-style-name="L80"/>
    <style:style style:name="P223" style:family="paragraph" style:parent-style-name="Text_20_body" style:list-style-name="L81"/>
    <style:style style:name="P224" style:family="paragraph" style:parent-style-name="Text_20_body" style:list-style-name="L83"/>
    <style:style style:name="P225" style:family="paragraph" style:parent-style-name="Text_20_body" style:list-style-name="L84"/>
    <style:style style:name="P226" style:family="paragraph" style:parent-style-name="Text_20_body" style:list-style-name="L86"/>
    <style:style style:name="P227" style:family="paragraph" style:parent-style-name="Text_20_body" style:list-style-name="L89"/>
    <style:style style:name="P228" style:family="paragraph" style:parent-style-name="Text_20_body" style:list-style-name="L90"/>
    <style:style style:name="P229" style:family="paragraph" style:parent-style-name="Text_20_body" style:list-style-name="L91"/>
    <style:style style:name="P230" style:family="paragraph" style:parent-style-name="Text_20_body" style:list-style-name="L92"/>
    <style:style style:name="P231" style:family="paragraph" style:parent-style-name="Text_20_body" style:list-style-name="L93"/>
    <style:style style:name="P232" style:family="paragraph" style:parent-style-name="Text_20_body" style:list-style-name="L94"/>
    <style:style style:name="P233" style:family="paragraph" style:parent-style-name="Text_20_body" style:list-style-name="L96"/>
    <style:style style:name="P234" style:family="paragraph" style:parent-style-name="Text_20_body" style:list-style-name="L99"/>
    <style:style style:name="P235" style:family="paragraph" style:parent-style-name="Text_20_body" style:list-style-name="L100"/>
    <style:style style:name="P236" style:family="paragraph" style:parent-style-name="Text_20_body" style:list-style-name="L101"/>
    <style:style style:name="P237" style:family="paragraph" style:parent-style-name="Text_20_body" style:list-style-name="L102"/>
    <style:style style:name="P238" style:family="paragraph" style:parent-style-name="Text_20_body" style:list-style-name="L103"/>
    <style:style style:name="P239" style:family="paragraph" style:parent-style-name="Text_20_body" style:list-style-name="L104"/>
    <style:style style:name="P240" style:family="paragraph" style:parent-style-name="Text_20_body" style:list-style-name="L105"/>
    <style:style style:name="P241" style:family="paragraph" style:parent-style-name="Text_20_body" style:list-style-name="L106"/>
    <style:style style:name="P242" style:family="paragraph" style:parent-style-name="Text_20_body" style:list-style-name="L107"/>
    <style:style style:name="P243" style:family="paragraph" style:parent-style-name="Text_20_body" style:list-style-name="L109"/>
    <style:style style:name="P244" style:family="paragraph" style:parent-style-name="Text_20_body" style:list-style-name="L111"/>
    <style:style style:name="P245" style:family="paragraph" style:parent-style-name="Text_20_body" style:list-style-name="L114"/>
    <style:style style:name="P246" style:family="paragraph" style:parent-style-name="Text_20_body" style:list-style-name="L115"/>
    <style:style style:name="P247" style:family="paragraph" style:parent-style-name="Text_20_body" style:list-style-name="L116"/>
    <style:style style:name="P248" style:family="paragraph" style:parent-style-name="Text_20_body" style:list-style-name="L118"/>
    <style:style style:name="P249" style:family="paragraph" style:parent-style-name="Text_20_body" style:list-style-name="L119"/>
    <style:style style:name="P250" style:family="paragraph" style:parent-style-name="Text_20_body" style:list-style-name="L120"/>
    <style:style style:name="P251" style:family="paragraph" style:parent-style-name="Text_20_body" style:list-style-name="L121"/>
    <style:style style:name="P252" style:family="paragraph" style:parent-style-name="Text_20_body" style:list-style-name="L122"/>
    <style:style style:name="P253" style:family="paragraph" style:parent-style-name="Text_20_body" style:list-style-name="L123"/>
    <style:style style:name="P254" style:family="paragraph" style:parent-style-name="Text_20_body" style:list-style-name="L124"/>
    <style:style style:name="P255" style:family="paragraph" style:parent-style-name="Text_20_body" style:list-style-name="L125"/>
    <style:style style:name="P256" style:family="paragraph" style:parent-style-name="Text_20_body" style:list-style-name="L126"/>
    <style:style style:name="P257" style:family="paragraph" style:parent-style-name="Text_20_body" style:list-style-name="L127"/>
    <style:style style:name="P258" style:family="paragraph" style:parent-style-name="Text_20_body" style:list-style-name="L128"/>
    <style:style style:name="P259" style:family="paragraph" style:parent-style-name="Text_20_body" style:list-style-name="L129"/>
    <style:style style:name="P260" style:family="paragraph" style:parent-style-name="Text_20_body" style:list-style-name="L130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.5pt" style:font-size-asian="10.5pt" style:font-size-complex="10.5pt"/>
    </style:style>
    <style:style style:name="T3" style:family="text">
      <style:text-properties style:font-name="Arial" fo:font-size="10.5pt" fo:background-color="transparent" loext:char-shading-value="0" style:font-size-asian="10.5pt" style:font-size-complex="10.5pt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background-color="transparent" loext:char-shading-value="0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4">Respuestas De Preguntas Teóricas</text:p>
      <text:p text:style-name="P33"/>
      <text:p text:style-name="P33"><text:span text:style-name="T1">1)</text:span> Los archivos con registros de longitud variable:</text:p>
      <text:p text:style-name="P16">a. Ocupan menos espacio que los registros con long. fija </text:p>
      <text:p text:style-name="P33">b. Ocupan más espacio que los registros con long. fija </text:p>
      <text:p text:style-name="P33">c. Ocupan el mismo espacio que los registros con long. Fija</text:p>
      <text:p text:style-name="P33">d. Ninguna de las anteriores</text:p>
      <text:p text:style-name="P33"/>
      <text:h text:style-name="P1" text:outline-level="2"><text:span text:style-name="T2">✅ </text:span><text:span text:style-name="Strong_20_Emphasis"><text:span text:style-name="T2">Explicación</text:span></text:span></text:h>
      <text:h text:style-name="P29" text:outline-level="3">📂 Archivos de longitud fija</text:h>
      <text:list text:style-name="L1">
        <text:list-item>
          <text:p text:style-name="P62"><text:span text:style-name="T2">En un archivo de registros </text:span><text:span text:style-name="Strong_20_Emphasis"><text:span text:style-name="T2">de longitud fija</text:span></text:span><text:span text:style-name="T2">, </text:span><text:span text:style-name="Strong_20_Emphasis"><text:span text:style-name="T2">todos los registros ocupan el mismo tamaño</text:span></text:span><text:span text:style-name="T2"> (p. ej. 100 bytes).</text:span></text:p>
        </text:list-item>
        <text:list-item>
          <text:p text:style-name="P63">Si un registro tiene menos datos, igualmente se graban todos los bytes ocupando espacio inútil (espacios vacíos, espacios en blanco, ceros, etc.).</text:p>
        </text:list-item>
        <text:list-item>
          <text:p text:style-name="P63">Ejemplo:</text:p>
          <text:list>
            <text:list-item>
              <text:p text:style-name="P63">Registro fijo = 100 bytes</text:p>
            </text:list-item>
            <text:list-item>
              <text:p text:style-name="P63">Datos reales = 60 bytes → igual ocupa 100 bytes</text:p>
            </text:list-item>
          </text:list>
        </text:list-item>
      </text:list>
      <text:p text:style-name="P30"/>
      <text:h text:style-name="P29" text:outline-level="3">📂 Archivos de longitud variable</text:h>
      <text:list text:style-name="L2">
        <text:list-item>
          <text:p text:style-name="P170"><text:span text:style-name="T2">En un archivo de registros </text:span><text:span text:style-name="Strong_20_Emphasis"><text:span text:style-name="T2">de longitud variable</text:span></text:span><text:span text:style-name="T2">, cada registro ocupa </text:span><text:span text:style-name="Strong_20_Emphasis"><text:span text:style-name="T2">exactamente lo que necesita</text:span></text:span><text:span text:style-name="T2">, más algún campo o marca que indica la longitud.</text:span></text:p>
        </text:list-item>
        <text:list-item>
          <text:p text:style-name="P64">Ejemplo:</text:p>
          <text:list>
            <text:list-item>
              <text:p text:style-name="P64">Registro 1 → 60 bytes</text:p>
            </text:list-item>
            <text:list-item>
              <text:p text:style-name="P64">Registro 2 → 120 bytes</text:p>
            </text:list-item>
          </text:list>
        </text:list-item>
        <text:list-item>
          <text:p text:style-name="P170"><text:span text:style-name="T2">No hay relleno innecesario → se </text:span><text:span text:style-name="Strong_20_Emphasis"><text:span text:style-name="T2">ahorra espacio</text:span></text:span><text:span text:style-name="T2">.</text:span></text:p>
        </text:list-item>
      </text:list>
      <text:p text:style-name="P30"/>
      <text:h text:style-name="P29" text:outline-level="3">🔎 ¿Por qué no la opción b?</text:h>
      <text:list text:style-name="L3">
        <text:list-item>
          <text:p text:style-name="P171"><text:span text:style-name="Strong_20_Emphasis"><text:span text:style-name="T2">No ocupan más espacio</text:span></text:span><text:span text:style-name="T2"> en promedio, salvo el pequeño overhead de guardar la longitud (por ejemplo, 2 o 4 bytes extras por registro).</text:span></text:p>
        </text:list-item>
        <text:list-item>
          <text:p text:style-name="P171"><text:span text:style-name="T2">En la mayoría de los casos, siguen </text:span><text:span text:style-name="Strong_20_Emphasis"><text:span text:style-name="T2">siendo más compactos</text:span></text:span><text:span text:style-name="T2"> que usar registros fijos con mucho espacio vacío.</text:span></text:p>
        </text:list-item>
      </text:list>
      <text:p text:style-name="P30"/>
      <text:h text:style-name="P29" text:outline-level="3">🔎 ¿Por qué no la opción c?</text:h>
      <text:list text:style-name="L4">
        <text:list-item>
          <text:p text:style-name="P172"><text:span text:style-name="Strong_20_Emphasis"><text:span text:style-name="T2">No ocupan lo mismo</text:span></text:span><text:span text:style-name="T2">, porque precisamente la idea de longitud variable es ahorrar espacio si tus datos son más pequeños.</text:span></text:p>
        </text:list-item>
      </text:list>
      <text:p text:style-name="P30"/>
      <text:h text:style-name="P29" text:outline-level="3"><text:soft-page-break/>🔎 ¿Por qué no la opción d?</text:h>
      <text:list text:style-name="L5">
        <text:list-item>
          <text:p text:style-name="P65">“Ninguna de las anteriores” no es correcta porque la opción a es verdadera.</text:p>
        </text:list-item>
      </text:list>
      <text:p text:style-name="P30"/>
      <text:p text:style-name="Text_20_body"><text:span text:style-name="T2">✅ </text:span><text:span text:style-name="Strong_20_Emphasis"><text:span text:style-name="T2">En resumen:</text:span></text:span></text:p>
      <text:p text:style-name="Quotations"><text:span text:style-name="T2">Los archivos con registros de longitud variable suelen </text:span><text:span text:style-name="Strong_20_Emphasis"><text:span text:style-name="T2">ocupar menos espacio</text:span></text:span><text:span text:style-name="T2"> porque evitan espacios desperdiciados en registros con menos datos.</text:span></text:p>
      <text:p text:style-name="P35">2) Un algoritmo de búsqueda en un archivo:</text:p>
      <text:p text:style-name="P35">a. Es más eficiente si el archivo está ordenado </text:p>
      <text:p text:style-name="P17">b. Puede ser más eficiente si se considera como precondición que el archivo está ordenado. </text:p>
      <text:p text:style-name="P35">c. Es igual de eficiente si el archivo está ordenado o desordenado.</text:p>
      <text:p text:style-name="P46"><text:span text:style-name="T2">d. Ninguna de las anteriores<text:line-break/><text:line-break/>✅ </text:span><text:span text:style-name="Strong_20_Emphasis"><text:span text:style-name="T2">Respuesta correcta:</text:span></text:span><text:span text:style-name="T2"> </text:span><text:span text:style-name="Strong_20_Emphasis"><text:span text:style-name="T2">b. Puede ser más eficiente si se considera como precondición que el archivo está ordenado.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Búsqueda en archivos desordenados</text:h>
      <text:list text:style-name="L6">
        <text:list-item>
          <text:p text:style-name="P173"><text:span text:style-name="T2">Si el archivo </text:span><text:span text:style-name="Strong_20_Emphasis"><text:span text:style-name="T2">no está ordenado</text:span></text:span><text:span text:style-name="T2">, solo podés usar </text:span><text:span text:style-name="Strong_20_Emphasis"><text:span text:style-name="T2">búsqueda secuencial</text:span></text:span><text:span text:style-name="T2">:</text:span></text:p>
          <text:list>
            <text:list-item>
              <text:p text:style-name="P66">Vas leyendo registro por registro.</text:p>
            </text:list-item>
            <text:list-item>
              <text:p text:style-name="P173"><text:span text:style-name="T2">Peor caso → recorrer </text:span><text:span text:style-name="Strong_20_Emphasis"><text:span text:style-name="T2">todo el archivo</text:span></text:span><text:span text:style-name="T2">.</text:span></text:p>
            </text:list-item>
            <text:list-item>
              <text:p text:style-name="P66">Complejidad ≈ O(n).</text:p>
            </text:list-item>
          </text:list>
        </text:list-item>
      </text:list>
      <text:p text:style-name="P30"/>
      <text:h text:style-name="P29" text:outline-level="3">📂 Búsqueda en archivos ordenados</text:h>
      <text:list text:style-name="L7">
        <text:list-item>
          <text:p text:style-name="P174"><text:span text:style-name="T2">Si </text:span><text:span text:style-name="Strong_20_Emphasis"><text:span text:style-name="T2">sabés que está ordenado</text:span></text:span><text:span text:style-name="T2">, podés usar algoritmos </text:span><text:span text:style-name="Strong_20_Emphasis"><text:span text:style-name="T2">más eficientes</text:span></text:span><text:span text:style-name="T2">:</text:span></text:p>
          <text:list>
            <text:list-item>
              <text:p text:style-name="P174"><text:span text:style-name="Strong_20_Emphasis"><text:span text:style-name="T2">Búsqueda binaria</text:span></text:span><text:span text:style-name="T2"> (Divide y vencerás)</text:span></text:p>
            </text:list-item>
            <text:list-item>
              <text:p text:style-name="P67">Saltear por bloques (en algunos índices)</text:p>
            </text:list-item>
          </text:list>
        </text:list-item>
        <text:list-item>
          <text:p text:style-name="P67">Búsqueda binaria:</text:p>
          <text:list>
            <text:list-item>
              <text:p text:style-name="P67">Va a la mitad → compara → decide izquierda o derecha.</text:p>
            </text:list-item>
            <text:list-item>
              <text:p text:style-name="P67">Complejidad ≈ O(log n).</text:p>
            </text:list-item>
            <text:list-item>
              <text:p text:style-name="P174"><text:span text:style-name="Strong_20_Emphasis"><text:span text:style-name="T2">Mucho más rápido</text:span></text:span><text:span text:style-name="T2"> que leer todos los registros.</text:span></text:p>
            </text:list-item>
          </text:list>
        </text:list-item>
      </text:list>
      <text:p text:style-name="P30"/>
      <text:h text:style-name="P29" text:outline-level="3">🔎 Analizando cada opción</text:h>
      <text:p text:style-name="Text_20_body"><text:span text:style-name="T2">✅ </text:span><text:span text:style-name="Strong_20_Emphasis"><text:span text:style-name="T2">a. Es más eficiente si el archivo está ordenado</text:span></text:span></text:p>
      <text:list text:style-name="L8">
        <text:list-item>
          <text:p text:style-name="P68">Es medio cierta, pero incompleta.</text:p>
        </text:list-item>
        <text:list-item>
          <text:p text:style-name="P175"><text:span text:style-name="T2">No alcanza solo con que esté ordenado; </text:span><text:span text:style-name="Strong_20_Emphasis"><text:span text:style-name="T2">debe estar ordenado y además usar un algoritmo que lo aproveche</text:span></text:span><text:span text:style-name="T2"> (ej.: búsqueda binaria).</text:span></text:p>
        </text:list-item>
        <text:list-item>
          <text:p text:style-name="P68"><text:soft-page-break/>El archivo podría estar ordenado, pero si hacés búsqueda secuencial, no ganás eficiencia.</text:p>
        </text:list-item>
      </text:list>
      <text:p text:style-name="P30"/>
      <text:p text:style-name="Text_20_body"><text:span text:style-name="T2">✅ </text:span><text:span text:style-name="Strong_20_Emphasis"><text:span text:style-name="T2">b. Puede ser más eficiente si se considera como precondición que el archivo está ordenado</text:span></text:span></text:p>
      <text:p text:style-name="Text_20_body"><text:span text:style-name="T2">✅ </text:span><text:span text:style-name="Strong_20_Emphasis"><text:span text:style-name="T2">→ Correcta.</text:span></text:span></text:p>
      <text:list text:style-name="L9">
        <text:list-item>
          <text:p text:style-name="P176"><text:span text:style-name="T2">Si tu algoritmo parte de la idea de que está ordenado, </text:span><text:span text:style-name="Strong_20_Emphasis"><text:span text:style-name="T2">podés usar métodos más rápidos</text:span></text:span><text:span text:style-name="T2">.</text:span></text:p>
        </text:list-item>
        <text:list-item>
          <text:p text:style-name="P69">Ej.: búsqueda binaria exige como precondición que el archivo esté ordenado.</text:p>
        </text:list-item>
      </text:list>
      <text:p text:style-name="P30"/>
      <text:p text:style-name="Text_20_body"><text:span text:style-name="T2">✅ </text:span><text:span text:style-name="Strong_20_Emphasis"><text:span text:style-name="T2">c. Es igual de eficiente si el archivo está ordenado o desordenado</text:span></text:span></text:p>
      <text:list text:style-name="L10">
        <text:list-item>
          <text:p text:style-name="P70">Falsa. No es igual. Un archivo ordenado permite técnicas más rápidas.</text:p>
        </text:list-item>
      </text:list>
      <text:p text:style-name="P30"/>
      <text:p text:style-name="Text_20_body"><text:span text:style-name="T2">✅ </text:span><text:span text:style-name="Strong_20_Emphasis"><text:span text:style-name="T2">d. Ninguna de las anteriores</text:span></text:span></text:p>
      <text:list text:style-name="L11">
        <text:list-item>
          <text:p text:style-name="P71">Incorrecta. La opción b es verdadera.</text:p>
        </text:list-item>
      </text:list>
      <text:p text:style-name="P30"/>
      <text:p text:style-name="Text_20_body"><text:span text:style-name="T2">✅ </text:span><text:span text:style-name="Strong_20_Emphasis"><text:span text:style-name="T2">En resumen:</text:span></text:span></text:p>
      <text:p text:style-name="Quotations"><text:span text:style-name="T2">La </text:span><text:span text:style-name="Strong_20_Emphasis"><text:span text:style-name="T2">ordenación del archivo permite aplicar algoritmos de búsqueda más eficientes</text:span></text:span><text:span text:style-name="T2">, como la búsqueda binaria. Por eso, considerar que el archivo está ordenado </text:span><text:span text:style-name="Strong_20_Emphasis"><text:span text:style-name="T2">como precondición</text:span></text:span><text:span text:style-name="T2"> puede hacer la búsqueda mucho más eficiente.</text:span></text:p>
      <text:p text:style-name="P36">3) El proceso de merge de archivos:</text:p>
      <text:p text:style-name="P36">a. Requiere que todos los archivos estén ordenados </text:p>
      <text:p text:style-name="P18">b. Requiere que todos los archivos estén ordenados por el mismo criterio </text:p>
      <text:p text:style-name="P36">c. Puede hacerse sin los archivos ordenados</text:p>
      <text:p text:style-name="P36">d. No puede realizarse sin los archivos ordenados</text:p>
      <text:p text:style-name="P36">e. Algunas de las anteriores </text:p>
      <text:p text:style-name="P47"><text:span text:style-name="T2">f. Ninguna de las anteriores<text:line-break/><text:line-break/>✅ </text:span><text:span text:style-name="Strong_20_Emphasis"><text:span text:style-name="T2">Respuesta correcta:</text:span></text:span><text:span text:style-name="T2"> </text:span><text:span text:style-name="Strong_20_Emphasis"><text:span text:style-name="T2">b. Requiere que todos los archivos estén ordenados por el mismo criterio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Heading_20_3" text:outline-level="3"><text:span text:style-name="T2">📂 Qué es el </text:span><text:span text:style-name="Strong_20_Emphasis"><text:span text:style-name="T2">merge</text:span></text:span></text:h>
      <text:list text:style-name="L12">
        <text:list-item>
          <text:p text:style-name="P177"><text:span text:style-name="Strong_20_Emphasis"><text:span text:style-name="T2">Merge</text:span></text:span><text:span text:style-name="T2"> = fusión de archivos.</text:span></text:p>
        </text:list-item>
        <text:list-item>
          <text:p text:style-name="P177"><text:span text:style-name="T2">Consiste en </text:span><text:span text:style-name="Strong_20_Emphasis"><text:span text:style-name="T2">combinar dos o más archivos en uno solo</text:span></text:span><text:span text:style-name="T2">, normalmente en orden.</text:span></text:p>
        </text:list-item>
      </text:list>
      <text:p text:style-name="P30"/>
      <text:h text:style-name="P29" text:outline-level="3">🔎 Detalle de las opciones</text:h>
      <text:p text:style-name="Text_20_body"><text:span text:style-name="T2">✅ </text:span><text:span text:style-name="Strong_20_Emphasis"><text:span text:style-name="T2">a. Requiere que todos los archivos estén ordenados</text:span></text:span></text:p>
      <text:list text:style-name="L13">
        <text:list-item>
          <text:p text:style-name="P178"><text:span text:style-name="T2">Es cierta… pero </text:span><text:span text:style-name="Strong_20_Emphasis"><text:span text:style-name="T2">incompleta</text:span></text:span><text:span text:style-name="T2">.</text:span></text:p>
        </text:list-item>
        <text:list-item>
          <text:p text:style-name="P178"><text:soft-page-break/><text:span text:style-name="T2">No basta con que estén ordenados. </text:span><text:span text:style-name="Strong_20_Emphasis"><text:span text:style-name="T2">Tienen que estar ordenados por el mismo campo o criterio.</text:span></text:span></text:p>
        </text:list-item>
      </text:list>
      <text:p text:style-name="P25">Ejemplo:</text:p>
      <text:list text:style-name="L14">
        <text:list-item>
          <text:p text:style-name="P72">Archivo A ordenado por DNI.</text:p>
        </text:list-item>
        <text:list-item>
          <text:p text:style-name="P179"><text:span text:style-name="T2">Archivo B ordenado por apellido.<text:line-break/>→ </text:span><text:span text:style-name="Strong_20_Emphasis"><text:span text:style-name="T2">No se pueden mergear directamente</text:span></text:span><text:span text:style-name="T2">. Deben tener el </text:span><text:span text:style-name="Strong_20_Emphasis"><text:span text:style-name="T2">mismo criterio de orden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Requiere que todos los archivos estén ordenados por el mismo criterio</text:span></text:span><text:span text:style-name="T2"> ✅ </text:span><text:span text:style-name="Strong_20_Emphasis"><text:span text:style-name="T2">→ Correcta.</text:span></text:span></text:p>
      <text:list text:style-name="L15">
        <text:list-item>
          <text:p text:style-name="P73">Es la definición precisa de un merge.</text:p>
        </text:list-item>
        <text:list-item>
          <text:p text:style-name="P73">Solo así podés recorrer los archivos en simultáneo y armar un archivo resultante ordenado.</text:p>
        </text:list-item>
      </text:list>
      <text:p text:style-name="P30"/>
      <text:p text:style-name="Text_20_body"><text:span text:style-name="T2">✅ </text:span><text:span text:style-name="Strong_20_Emphasis"><text:span text:style-name="T2">c. Puede hacerse sin los archivos ordenados</text:span></text:span></text:p>
      <text:list text:style-name="L16">
        <text:list-item>
          <text:p text:style-name="P180"><text:span text:style-name="Strong_20_Emphasis"><text:span text:style-name="T2">Falso</text:span></text:span><text:span text:style-name="T2"> si hablamos de merge ordenado.</text:span></text:p>
        </text:list-item>
        <text:list-item>
          <text:p text:style-name="P180"><text:span text:style-name="T2">Si están desordenados, primero habría que ordenarlos o hacer otra estrategia (concatenación simple, que </text:span><text:span text:style-name="Strong_20_Emphasis"><text:span text:style-name="T2">no es un merge ordenado</text:span></text:span><text:span text:style-name="T2">).</text:span></text:p>
        </text:list-item>
      </text:list>
      <text:p text:style-name="P30"/>
      <text:p text:style-name="Text_20_body"><text:span text:style-name="T2">✅ </text:span><text:span text:style-name="Strong_20_Emphasis"><text:span text:style-name="T2">d. No puede realizarse sin los archivos ordenados</text:span></text:span></text:p>
      <text:list text:style-name="L17">
        <text:list-item>
          <text:p text:style-name="P74">Medio cierta, pero no precisa.</text:p>
        </text:list-item>
        <text:list-item>
          <text:p text:style-name="P181"><text:span text:style-name="T2">Podés </text:span><text:span text:style-name="Strong_20_Emphasis"><text:span text:style-name="T2">concatenar</text:span></text:span><text:span text:style-name="T2"> archivos desordenados → pero </text:span><text:span text:style-name="Strong_20_Emphasis"><text:span text:style-name="T2">eso no es merge ordenado</text:span></text:span><text:span text:style-name="T2">.</text:span></text:p>
        </text:list-item>
        <text:list-item>
          <text:p text:style-name="P181"><text:span text:style-name="T2">El </text:span><text:span text:style-name="Strong_20_Emphasis"><text:span text:style-name="T2">merge verdadero</text:span></text:span><text:span text:style-name="T2"> requiere archivos ordenados.</text:span></text:p>
        </text:list-item>
      </text:list>
      <text:p text:style-name="P30"/>
      <text:p text:style-name="Text_20_body"><text:span text:style-name="T2">✅ </text:span><text:span text:style-name="Strong_20_Emphasis"><text:span text:style-name="T2">e. Algunas de las anteriores</text:span></text:span></text:p>
      <text:list text:style-name="L18">
        <text:list-item>
          <text:p text:style-name="P75">No corresponde, porque solo la b es completamente correcta.</text:p>
        </text:list-item>
      </text:list>
      <text:p text:style-name="P30"/>
      <text:p text:style-name="Text_20_body"><text:span text:style-name="T2">✅ </text:span><text:span text:style-name="Strong_20_Emphasis"><text:span text:style-name="T2">f. Ninguna de las anteriores</text:span></text:span></text:p>
      <text:list text:style-name="L19">
        <text:list-item>
          <text:p text:style-name="P76">Falsa, la opción b es correcta.</text:p>
        </text:list-item>
      </text:list>
      <text:p text:style-name="P30"/>
      <text:h text:style-name="P26" text:outline-level="2">✅ En síntesis</text:h>
      <text:p text:style-name="Quotations"><text:span text:style-name="T2">El </text:span><text:span text:style-name="Strong_20_Emphasis"><text:span text:style-name="T2">merge ordenado</text:span></text:span><text:span text:style-name="T2"> solo es posible si </text:span><text:span text:style-name="Strong_20_Emphasis"><text:span text:style-name="T2">todos los archivos están ordenados por el mismo criterio</text:span></text:span><text:span text:style-name="T2">, ya que se basa en comparar y elegir el menor (o mayor) registro en cada paso para mantener el orden.</text:span></text:p>
      <text:p text:style-name="P30"/>
      <text:h text:style-name="P29" text:outline-level="3"><text:soft-page-break/>Ejemplo sencillo</text:h>
      <text:list text:style-name="L20">
        <text:list-item>
          <text:p text:style-name="P77">Archivo A: (ordenado por DNI) → 101, 200, 350</text:p>
        </text:list-item>
        <text:list-item>
          <text:p text:style-name="P77">Archivo B: (ordenado por DNI) → 150, 250, 400</text:p>
        </text:list-item>
      </text:list>
      <text:p text:style-name="P25">→ Al hacer merge ordenado → archivo resultante → 101, 150, 200, 250, 350, 400</text:p>
      <text:p text:style-name="P37">4) El proceso de alta de un registro por ajuste óptimo:</text:p>
      <text:p text:style-name="P37">a. Se puede realizar con registros de long fija </text:p>
      <text:p text:style-name="P37">b. Se debe realizar con registros de long fija </text:p>
      <text:p text:style-name="P19">c. Se puede realizar con registros de long variable</text:p>
      <text:p text:style-name="P37">d. Se debe realizar con registros de long variable (decía “long fija”)</text:p>
      <text:p text:style-name="P37">e. Ninguna</text:p>
      <text:p text:style-name="P37"/>
      <text:p text:style-name="P49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c. Se puede realizar con registros de longitud variable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Qué es el ajuste óptimo (Best Fit)</text:h>
      <text:list text:style-name="L21">
        <text:list-item>
          <text:p text:style-name="P182"><text:span text:style-name="T2">El </text:span><text:span text:style-name="Strong_20_Emphasis"><text:span text:style-name="T2">ajuste óptimo (Best Fit)</text:span></text:span><text:span text:style-name="T2"> es una técnica para ubicar registros nuevos </text:span><text:span text:style-name="Strong_20_Emphasis"><text:span text:style-name="T2">en el espacio libre más justo posible</text:span></text:span><text:span text:style-name="T2">.</text:span></text:p>
        </text:list-item>
        <text:list-item>
          <text:p text:style-name="P78">Funciona así:</text:p>
          <text:list>
            <text:list-item>
              <text:p text:style-name="P78">Buscás en la lista de espacios libres.</text:p>
            </text:list-item>
            <text:list-item>
              <text:p text:style-name="P182"><text:span text:style-name="T2">Elegís </text:span><text:span text:style-name="Strong_20_Emphasis"><text:span text:style-name="T2">el hueco más pequeño donde quepa el nuevo registro</text:span></text:span><text:span text:style-name="T2"> (pero que sea suficiente).</text:span></text:p>
            </text:list-item>
            <text:list-item>
              <text:p text:style-name="P78">Si sobra espacio, podés dejar un fragmento libre más pequeño.</text:p>
            </text:list-item>
          </text:list>
        </text:list-item>
      </text:list>
      <text:p text:style-name="Text_20_body"><text:span text:style-name="T2">→ Se busca </text:span><text:span text:style-name="Strong_20_Emphasis"><text:span text:style-name="T2">minimizar el espacio desaprovechado</text:span></text:span><text:span text:style-name="T2">.</text:span></text:p>
      <text:p text:style-name="P30"/>
      <text:h text:style-name="P29" text:outline-level="3">📂 ¿Con qué tipo de registros se usa?</text:h>
      <text:p text:style-name="Text_20_body"><text:span text:style-name="T2">✅ </text:span><text:span text:style-name="Strong_20_Emphasis"><text:span text:style-name="T2">Longitud variable</text:span></text:span></text:p>
      <text:list text:style-name="L22">
        <text:list-item>
          <text:p text:style-name="P183"><text:span text:style-name="T2">El ajuste óptimo </text:span><text:span text:style-name="Strong_20_Emphasis"><text:span text:style-name="T2">tiene sentido con registros de longitud variable</text:span></text:span><text:span text:style-name="T2">, porque:</text:span></text:p>
          <text:list>
            <text:list-item>
              <text:p text:style-name="P79">Cada registro puede medir distinto.</text:p>
            </text:list-item>
            <text:list-item>
              <text:p text:style-name="P79">Los huecos en el archivo también miden distinto.</text:p>
            </text:list-item>
            <text:list-item>
              <text:p text:style-name="P79">Tenés que buscar cuál hueco se ajusta mejor al tamaño que vas a grabar.</text:p>
            </text:list-item>
          </text:list>
        </text:list-item>
        <text:list-item>
          <text:p text:style-name="P79">Si tu registro siempre mide 100 bytes, no hay nada que ajustar. Siempre entra o no entra → da igual.</text:p>
        </text:list-item>
      </text:list>
      <text:p text:style-name="Text_20_body"><text:span text:style-name="T2">✅ </text:span><text:span text:style-name="Strong_20_Emphasis"><text:span text:style-name="T2">Longitud fija</text:span></text:span></text:p>
      <text:list text:style-name="L23">
        <text:list-item>
          <text:p text:style-name="P184"><text:span text:style-name="Strong_20_Emphasis"><text:span text:style-name="T2">No se usa ajuste óptimo con registros de longitud fija.</text:span></text:span></text:p>
        </text:list-item>
        <text:list-item>
          <text:p text:style-name="P80">¿Por qué?</text:p>
          <text:list>
            <text:list-item>
              <text:p text:style-name="P80">Todos los registros miden exactamente lo mismo.</text:p>
            </text:list-item>
            <text:list-item>
              <text:p text:style-name="P80"><text:soft-page-break/>Los espacios libres son siempre del mismo tamaño.</text:p>
            </text:list-item>
            <text:list-item>
              <text:p text:style-name="P80">No hay “mejor ajuste” porque cualquier hueco sirve siempre que esté libre.</text:p>
            </text:list-item>
          </text:list>
        </text:list-item>
      </text:list>
      <text:p text:style-name="P30"/>
      <text:h text:style-name="P29" text:outline-level="3">🔎 Analizando opciones</text:h>
      <text:p text:style-name="Text_20_body"><text:span text:style-name="T2">✅ </text:span><text:span text:style-name="Strong_20_Emphasis"><text:span text:style-name="T2">a. Se puede realizar con registros de longitud fija</text:span></text:span></text:p>
      <text:list text:style-name="L24">
        <text:list-item>
          <text:p text:style-name="P81">Falsa → no tiene sentido con registros de longitud fija.</text:p>
        </text:list-item>
      </text:list>
      <text:p text:style-name="P30"/>
      <text:p text:style-name="Text_20_body"><text:span text:style-name="T2">✅ </text:span><text:span text:style-name="Strong_20_Emphasis"><text:span text:style-name="T2">b. Se debe realizar con registros de longitud fija</text:span></text:span></text:p>
      <text:list text:style-name="L25">
        <text:list-item>
          <text:p text:style-name="P82">Falsa → totalmente incorrecta.</text:p>
        </text:list-item>
      </text:list>
      <text:p text:style-name="P30"/>
      <text:p text:style-name="Text_20_body"><text:span text:style-name="T2">✅ </text:span><text:span text:style-name="Strong_20_Emphasis"><text:span text:style-name="T2">c. Se puede realizar con registros de longitud variable</text:span></text:span><text:span text:style-name="T2"> ✅ </text:span><text:span text:style-name="Strong_20_Emphasis"><text:span text:style-name="T2">→ Correcta.</text:span></text:span></text:p>
      <text:list text:style-name="L26">
        <text:list-item>
          <text:p text:style-name="P185"><text:span text:style-name="T2">Sí se puede y es </text:span><text:span text:style-name="Strong_20_Emphasis"><text:span text:style-name="T2">la situación habitual</text:span></text:span><text:span text:style-name="T2"> para aplicar Best Fit.</text:span></text:p>
        </text:list-item>
      </text:list>
      <text:p text:style-name="P30"/>
      <text:p text:style-name="Text_20_body"><text:span text:style-name="T2">✅ </text:span><text:span text:style-name="Strong_20_Emphasis"><text:span text:style-name="T2">d. Se debe realizar con registros de longitud variable (decía “long fija”)</text:span></text:span></text:p>
      <text:list text:style-name="L27">
        <text:list-item>
          <text:p text:style-name="P186"><text:span text:style-name="T2">Medio confusa, pero en general es </text:span><text:span text:style-name="Strong_20_Emphasis"><text:span text:style-name="T2">puede</text:span></text:span><text:span text:style-name="T2"> realizarse, no que </text:span><text:span text:style-name="Strong_20_Emphasis"><text:span text:style-name="T2">deba</text:span></text:span><text:span text:style-name="T2">.</text:span></text:p>
        </text:list-item>
        <text:list-item>
          <text:p text:style-name="P83">Hay otros métodos (primer ajuste, peor ajuste), no es obligatorio Best Fit.</text:p>
        </text:list-item>
      </text:list>
      <text:p text:style-name="P30"/>
      <text:p text:style-name="Text_20_body"><text:span text:style-name="T2">✅ </text:span><text:span text:style-name="Strong_20_Emphasis"><text:span text:style-name="T2">e. Ninguna</text:span></text:span></text:p>
      <text:list text:style-name="L28">
        <text:list-item>
          <text:p text:style-name="P84">Incorrecta. La opción c es verdadera.</text:p>
        </text:list-item>
      </text:list>
      <text:p text:style-name="P30"/>
      <text:h text:style-name="P26" text:outline-level="2">✅ En resumen</text:h>
      <text:p text:style-name="Quotations"><text:span text:style-name="Strong_20_Emphasis"><text:span text:style-name="T2">El ajuste óptimo se usa con registros de longitud variable</text:span></text:span><text:span text:style-name="T2">, porque permite aprovechar mejor el espacio libre y minimizar fragmentación.</text:span></text:p>
      <text:p text:style-name="P38">5) La operación assign:</text:p>
      <text:p text:style-name="P38">a. Se utiliza para abrir un archivo </text:p>
      <text:p text:style-name="P38">b. Se utiliza para posicionarse en el primer registro del archivo </text:p>
      <text:p text:style-name="P20">c. Vincula el archivo lógico con el archivo físico</text:p>
      <text:p text:style-name="P38">d. Se utiliza para saber la longitud del archivo</text:p>
      <text:p text:style-name="P38">e. Algunas de las anteriores</text:p>
      <text:p text:style-name="P38"/>
      <text:p text:style-name="P39">6) A partir del NRR:</text:p>
      <text:p text:style-name="P39">a. Se puede acceder a un registro de un archivo fragmentado en un sólo acceso </text:p>
      <text:p text:style-name="P39">b. Se puede acceder a un registro de un archivo no fragmentado en un sólo acceso </text:p>
      <text:p text:style-name="P21">c. Se puede acceder a un registro de un archivo en un sólo acceso</text:p>
      <text:p text:style-name="P21">d. Se puede lograr acceso directo a un archivo</text:p>
      <text:p text:style-name="P39">e. Todas las anteriores </text:p>
      <text:p text:style-name="P21">f. Algunas de las anteriores</text:p>
      <text:p text:style-name="P39"/>
      <text:p text:style-name="P48"><text:soft-page-break/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f. Algunas de las anteriores</text:span></text:span><text:span text:style-name="T2"><text:line-break/>✅ (correctas la c y la d)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Qué es el NRR</text:h>
      <text:list text:style-name="L29">
        <text:list-item>
          <text:p text:style-name="P187"><text:span text:style-name="T2">NRR = </text:span><text:span text:style-name="Strong_20_Emphasis"><text:span text:style-name="T2">Número Relativo de Registro</text:span></text:span></text:p>
        </text:list-item>
        <text:list-item>
          <text:p text:style-name="P187"><text:span text:style-name="T2">Significa: </text:span><text:span text:style-name="Strong_20_Emphasis"><text:span text:style-name="T2">la posición que ocupa un registro dentro del archivo</text:span></text:span><text:span text:style-name="T2">, contado desde 0.</text:span></text:p>
        </text:list-item>
        <text:list-item>
          <text:p text:style-name="P85">Ejemplo:</text:p>
          <text:list>
            <text:list-item>
              <text:p text:style-name="P85">Registro en posición física 0 → NRR = 0</text:p>
            </text:list-item>
            <text:list-item>
              <text:p text:style-name="P85">Registro en posición física 5 → NRR = 5</text:p>
            </text:list-item>
          </text:list>
        </text:list-item>
      </text:list>
      <text:p text:style-name="P30"/>
      <text:h text:style-name="P26" text:outline-level="2">✅ Qué permite el NRR</text:h>
      <text:p text:style-name="Text_20_body"><text:span text:style-name="T2">✅ </text:span><text:span text:style-name="Strong_20_Emphasis"><text:span text:style-name="T2">Acceso directo</text:span></text:span></text:p>
      <text:list text:style-name="L30">
        <text:list-item>
          <text:p text:style-name="P86">Si conocés el NRR:</text:p>
          <text:list>
            <text:list-item>
              <text:p text:style-name="P188"><text:span text:style-name="T2">Podés usar </text:span><text:span text:style-name="Source_20_Text"><text:span text:style-name="T2">seek(archivo, NRR)</text:span></text:span><text:span text:style-name="T2"> para posicionarte exactamente en ese registro.</text:span></text:p>
            </text:list-item>
            <text:list-item>
              <text:p text:style-name="P188"><text:span text:style-name="T2">Después hacés un </text:span><text:span text:style-name="Source_20_Text"><text:span text:style-name="T2">read</text:span></text:span><text:span text:style-name="T2"> o </text:span><text:span text:style-name="Source_20_Text"><text:span text:style-name="T2">write</text:span></text:span><text:span text:style-name="T2"> sobre esa posición.</text:span></text:p>
            </text:list-item>
          </text:list>
        </text:list-item>
      </text:list>
      <text:p text:style-name="P30"/>
      <text:h text:style-name="P26" text:outline-level="2">🔎 Analizando cada opción</text:h>
      <text:p text:style-name="Text_20_body"><text:span text:style-name="T2">✅ </text:span><text:span text:style-name="Strong_20_Emphasis"><text:span text:style-name="T2">a. Se puede acceder a un registro de un archivo fragmentado en un sólo acceso</text:span></text:span></text:p>
      <text:list text:style-name="L31">
        <text:list-item>
          <text:p text:style-name="P189"><text:span text:style-name="Strong_20_Emphasis"><text:span text:style-name="T2">Falsa.</text:span></text:span></text:p>
        </text:list-item>
        <text:list-item>
          <text:p text:style-name="P189"><text:span text:style-name="T2">En un archivo fragmentado (por ejemplo, con espacios libres dispersos), el NRR ya </text:span><text:span text:style-name="Strong_20_Emphasis"><text:span text:style-name="T2">no coincide necesariamente con posiciones físicas</text:span></text:span><text:span text:style-name="T2">.</text:span></text:p>
        </text:list-item>
        <text:list-item>
          <text:p text:style-name="P87">Podrías tener registros saltados, y el acceso no siempre es 1 solo movimiento de disco.</text:p>
        </text:list-item>
      </text:list>
      <text:p text:style-name="P30"/>
      <text:p text:style-name="Text_20_body"><text:span text:style-name="T2">✅ </text:span><text:span text:style-name="Strong_20_Emphasis"><text:span text:style-name="T2">b. Se puede acceder a un registro de un archivo no fragmentado en un sólo acceso</text:span></text:span></text:p>
      <text:list text:style-name="L32">
        <text:list-item>
          <text:p text:style-name="P190"><text:span text:style-name="Strong_20_Emphasis"><text:span text:style-name="T2">Verdadera</text:span></text:span><text:span text:style-name="T2">, pero es </text:span><text:span text:style-name="Strong_20_Emphasis"><text:span text:style-name="T2">solo un caso particular</text:span></text:span><text:span text:style-name="T2"> de la c.</text:span></text:p>
        </text:list-item>
        <text:list-item>
          <text:p text:style-name="P88">Si no está fragmentado, efectivamente:</text:p>
          <text:list>
            <text:list-item>
              <text:p text:style-name="P190"><text:span text:style-name="Source_20_Text"><text:span text:style-name="T2">seek(a, NRR)</text:span></text:span><text:span text:style-name="T2"> → posiciona en el lugar correcto → 1 solo acceso.</text:span></text:p>
            </text:list-item>
          </text:list>
        </text:list-item>
      </text:list>
      <text:p text:style-name="P30"/>
      <text:p text:style-name="Text_20_body"><text:span text:style-name="T2">✅ </text:span><text:span text:style-name="Strong_20_Emphasis"><text:span text:style-name="T2">c. Se puede acceder a un registro de un archivo en un sólo acceso</text:span></text:span></text:p>
      <text:p text:style-name="Text_20_body"><text:span text:style-name="T2">✅ </text:span><text:span text:style-name="Strong_20_Emphasis"><text:span text:style-name="T2">Correcta.</text:span></text:span></text:p>
      <text:list text:style-name="L33">
        <text:list-item>
          <text:p text:style-name="P89">Es justamente la definición de acceso directo.</text:p>
        </text:list-item>
        <text:list-item>
          <text:p text:style-name="P89"><text:soft-page-break/>Mientras el archivo sea secuencial organizado físicamente (no fragmentado), basta 1 acceso.</text:p>
        </text:list-item>
      </text:list>
      <text:p text:style-name="P30"/>
      <text:p text:style-name="Text_20_body"><text:span text:style-name="T2">✅ </text:span><text:span text:style-name="Strong_20_Emphasis"><text:span text:style-name="T2">d. Se puede lograr acceso directo a un archivo</text:span></text:span></text:p>
      <text:p text:style-name="Text_20_body"><text:span text:style-name="T2">✅ </text:span><text:span text:style-name="Strong_20_Emphasis"><text:span text:style-name="T2">Correcta.</text:span></text:span></text:p>
      <text:list text:style-name="L34">
        <text:list-item>
          <text:p text:style-name="P90">Sí. Con el NRR podés implementar acceso directo:</text:p>
          <text:list>
            <text:list-item>
              <text:p text:style-name="P191"><text:span text:style-name="Source_20_Text"><text:span text:style-name="T2">seek(a, NRR)</text:span></text:span></text:p>
            </text:list-item>
          </text:list>
        </text:list-item>
        <text:list-item>
          <text:p text:style-name="P90">Es justamente lo que hace un acceso directo.</text:p>
        </text:list-item>
      </text:list>
      <text:p text:style-name="P30"/>
      <text:p text:style-name="Text_20_body"><text:span text:style-name="T2">✅ </text:span><text:span text:style-name="Strong_20_Emphasis"><text:span text:style-name="T2">e. Todas las anteriores</text:span></text:span></text:p>
      <text:list text:style-name="L35">
        <text:list-item>
          <text:p text:style-name="P192"><text:span text:style-name="Strong_20_Emphasis"><text:span text:style-name="T2">Incorrecta</text:span></text:span><text:span text:style-name="T2">, porque la a es falsa.</text:span></text:p>
        </text:list-item>
      </text:list>
      <text:p text:style-name="P30"/>
      <text:p text:style-name="Text_20_body"><text:span text:style-name="T2">✅ </text:span><text:span text:style-name="Strong_20_Emphasis"><text:span text:style-name="T2">f. Algunas de las anteriores</text:span></text:span></text:p>
      <text:p text:style-name="Text_20_body"><text:span text:style-name="T2">✅ </text:span><text:span text:style-name="Strong_20_Emphasis"><text:span text:style-name="T2">Correcta.</text:span></text:span><text:span text:style-name="T2"><text:line-break/>→ Las correctas son c y d.</text:span></text:p>
      <text:p text:style-name="P30"/>
      <text:h text:style-name="P26" text:outline-level="2">✅ En síntesis</text:h>
      <text:p text:style-name="Quotations"><text:span text:style-name="Strong_20_Emphasis"><text:span text:style-name="T2">Con el NRR podés acceder directamente a cualquier registro en un archivo organizado sin fragmentación, en un solo acceso físico. Eso es acceso directo.</text:span></text:span></text:p>
      <text:p text:style-name="P48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c. A veces puede compactarse</text:span></text:span></text:p>
      <text:p text:style-name="P30"/>
      <text:p text:style-name="P43">7) Un archivo fragmentado:</text:p>
      <text:p text:style-name="P41">a. Debe compactarse para optimizar el espacio utilizado </text:p>
      <text:p text:style-name="P41">b. No debe compactarse para optimizar el espacio utilizado </text:p>
      <text:p text:style-name="P24">c. A veces puede compactarse</text:p>
      <text:p text:style-name="P42">d. Nunca debe compactarse</text:p>
      <text:p text:style-name="P41">e. Algunas de las anteriores</text:p>
      <text:h text:style-name="P26" text:outline-level="2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un archivo fragmentado?</text:h>
      <text:list text:style-name="L36">
        <text:list-item>
          <text:p text:style-name="P193"><text:span text:style-name="T2">Un </text:span><text:span text:style-name="Strong_20_Emphasis"><text:span text:style-name="T2">archivo fragmentado</text:span></text:span><text:span text:style-name="T2"> tiene </text:span><text:span text:style-name="Strong_20_Emphasis"><text:span text:style-name="T2">espacios libres dispersos</text:span></text:span><text:span text:style-name="T2"> entre registros válidos.</text:span></text:p>
        </text:list-item>
        <text:list-item>
          <text:p text:style-name="P193"><text:span text:style-name="T2">Esto puede suceder, por ejemplo, al hacer </text:span><text:span text:style-name="Strong_20_Emphasis"><text:span text:style-name="T2">bajas lógicas</text:span></text:span><text:span text:style-name="T2"> (sin eliminar físicamente el registro), o al reutilizar espacio de forma no óptima.</text:span></text:p>
        </text:list-item>
      </text:list>
      <text:p text:style-name="P30"><text:soft-page-break/></text:p>
      <text:h text:style-name="P29" text:outline-level="3">🧠 ¿Por qué se habla de compactación?</text:h>
      <text:list text:style-name="L37">
        <text:list-item>
          <text:p text:style-name="P194"><text:span text:style-name="T2">La </text:span><text:span text:style-name="Strong_20_Emphasis"><text:span text:style-name="T2">compactación</text:span></text:span><text:span text:style-name="T2"> es un proceso que </text:span><text:span text:style-name="Strong_20_Emphasis"><text:span text:style-name="T2">elimina los registros lógicos borrados</text:span></text:span><text:span text:style-name="T2"> y </text:span><text:span text:style-name="Strong_20_Emphasis"><text:span text:style-name="T2">acomoda los válidos</text:span></text:span><text:span text:style-name="T2"> en forma contigua, recuperando espacio.</text:span></text:p>
        </text:list-item>
        <text:list-item>
          <text:p text:style-name="P91">Suele implicar:</text:p>
          <text:list>
            <text:list-item>
              <text:p text:style-name="P91">Crear un archivo auxiliar.</text:p>
            </text:list-item>
            <text:list-item>
              <text:p text:style-name="P91">Copiar solo los registros válidos.</text:p>
            </text:list-item>
            <text:list-item>
              <text:p text:style-name="P91">Reemplazar el archivo original por el nuevo.</text:p>
            </text:list-item>
          </text:list>
        </text:list-item>
      </text:list>
      <text:p text:style-name="P30"/>
      <text:h text:style-name="P26" text:outline-level="2">🔎 Analizando las opciones</text:h>
      <text:h text:style-name="Heading_20_3" text:outline-level="3"><text:span text:style-name="T2">✅ a. </text:span><text:span text:style-name="Strong_20_Emphasis"><text:span text:style-name="T2">Debe compactarse para optimizar el espacio utilizado</text:span></text:span></text:h>
      <text:list text:style-name="L38">
        <text:list-item>
          <text:p text:style-name="P195"><text:span text:style-name="T2">❌ Incorrecta. No </text:span><text:span text:style-name="Strong_20_Emphasis"><text:span text:style-name="T2">siempre</text:span></text:span><text:span text:style-name="T2"> debe compactarse.</text:span></text:p>
        </text:list-item>
        <text:list-item>
          <text:p text:style-name="P92">Depende del nivel de fragmentación. A veces no conviene hacerlo porque es costoso (en tiempo/procesamiento).</text:p>
        </text:list-item>
      </text:list>
      <text:p text:style-name="P30"/>
      <text:h text:style-name="Heading_20_3" text:outline-level="3"><text:span text:style-name="T2">✅ b. </text:span><text:span text:style-name="Strong_20_Emphasis"><text:span text:style-name="T2">No debe compactarse para optimizar el espacio utilizado</text:span></text:span></text:h>
      <text:list text:style-name="L39">
        <text:list-item>
          <text:p text:style-name="P93">❌ Falsa. A veces sí conviene hacerlo, por eficiencia o por liberar espacio.</text:p>
        </text:list-item>
      </text:list>
      <text:p text:style-name="P30"/>
      <text:h text:style-name="Heading_20_3" text:outline-level="3"><text:span text:style-name="T2">✅ c. </text:span><text:span text:style-name="Strong_20_Emphasis"><text:span text:style-name="T2">A veces puede compactarse</text:span></text:span><text:span text:style-name="T2"> ✅ </text:span><text:span text:style-name="Strong_20_Emphasis"><text:span text:style-name="T2">→ Correcta</text:span></text:span></text:h>
      <text:p text:style-name="Text_20_body"><text:span text:style-name="T2">✔ Es la más equilibrada y </text:span><text:span text:style-name="Strong_20_Emphasis"><text:span text:style-name="T2">correcta en contextos reales</text:span></text:span><text:span text:style-name="T2">.</text:span></text:p>
      <text:list text:style-name="L40">
        <text:list-item>
          <text:p text:style-name="P94">Si el archivo está muy fragmentado → compactar es recomendable.</text:p>
        </text:list-item>
        <text:list-item>
          <text:p text:style-name="P94">Si no hay mucha fragmentación → puede no hacer falta.</text:p>
        </text:list-item>
      </text:list>
      <text:p text:style-name="P30"/>
      <text:h text:style-name="Heading_20_3" text:outline-level="3"><text:span text:style-name="T2">✅ d. </text:span><text:span text:style-name="Strong_20_Emphasis"><text:span text:style-name="T2">Nunca debe compactarse</text:span></text:span></text:h>
      <text:list text:style-name="L41">
        <text:list-item>
          <text:p text:style-name="P95">❌ Falsa. Hay situaciones en que es necesario.</text:p>
        </text:list-item>
      </text:list>
      <text:p text:style-name="P30"/>
      <text:h text:style-name="Heading_20_3" text:outline-level="3"><text:span text:style-name="T2">✅ e. </text:span><text:span text:style-name="Strong_20_Emphasis"><text:span text:style-name="T2">Algunas de las anteriores</text:span></text:span></text:h>
      <text:list text:style-name="L42">
        <text:list-item>
          <text:p text:style-name="P96">❌ Falsa. Solo la c es correcta.</text:p>
        </text:list-item>
      </text:list>
      <text:p text:style-name="P30"/>
      <text:h text:style-name="P26" text:outline-level="2"><text:soft-page-break/>✅ En resumen</text:h>
      <text:p text:style-name="Quotations"><text:span text:style-name="T2">La </text:span><text:span text:style-name="Strong_20_Emphasis"><text:span text:style-name="T2">compactación de un archivo fragmentado es opcional</text:span></text:span><text:span text:style-name="T2"> y depende del contexto. No siempre es necesaria, pero en casos de mucha fragmentación, puede mejorar rendimiento y liberar espacio.</text:span></text:p>
      <text:p text:style-name="P40">8) Un algoritmo de actualización maestro-detalles</text:p>
      <text:p text:style-name="P40">a. Requiere que todos los archivos tengan la misma estructura </text:p>
      <text:p text:style-name="P4">b. Puede realizarse entre archivos con diferente estructura </text:p>
      <text:p text:style-name="P4">c. Requiere que los archivos estén ordenados</text:p>
      <text:p text:style-name="P40">d. Requiere que los archivos estén desordenados</text:p>
      <text:p text:style-name="P4">e. Algunas de las anteriores</text:p>
      <text:p text:style-name="P4"/>
      <text:h text:style-name="P2" text:outline-level="2"><text:span text:style-name="T6">✅ </text:span><text:span text:style-name="Strong_20_Emphasis"><text:span text:style-name="T6">Pregunta 9</text:span></text:span></text:h>
      <text:p text:style-name="Text_20_body"><text:span text:style-name="Strong_20_Emphasis"><text:span text:style-name="T2">Un archivo serie:</text:span></text:span></text:p>
      <text:p text:style-name="P25">a. Está ordenado<text:line-break/><text:span text:style-name="T4">b. Puede ordenarse</text:span><text:line-break/>c. Requiere ordenarse<text:line-break/><text:span text:style-name="T4">d. No requiere ordenarse</text:span><text:line-break/><text:span text:style-name="T4">e. No está ordenado<text:line-break/>f. Algunas de las anteriores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f. Algunas de las anteriores</text:span></text:span><text:span text:style-name="T2"><text:line-break/>✅ (correctas b, d y e)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un archivo serie?</text:h>
      <text:p text:style-name="Text_20_body"><text:span text:style-name="T2">Un </text:span><text:span text:style-name="Strong_20_Emphasis"><text:span text:style-name="T2">archivo serie</text:span></text:span><text:span text:style-name="T2"> es un archivo:</text:span></text:p>
      <text:list text:style-name="L43">
        <text:list-item>
          <text:p text:style-name="P196"><text:span text:style-name="Strong_20_Emphasis"><text:span text:style-name="T2">Secuencial</text:span></text:span><text:span text:style-name="T2"> → se accede </text:span><text:span text:style-name="Strong_20_Emphasis"><text:span text:style-name="T2">registro por registro</text:span></text:span><text:span text:style-name="T2">, de principio a fin.</text:span></text:p>
        </text:list-item>
        <text:list-item>
          <text:p text:style-name="P196"><text:span text:style-name="Strong_20_Emphasis"><text:span text:style-name="T2">No ordenado necesariamente</text:span></text:span><text:span text:style-name="T2"> → los registros pueden estar grabados </text:span><text:span text:style-name="Strong_20_Emphasis"><text:span text:style-name="T2">en cualquier orden</text:span></text:span><text:span text:style-name="T2">, según cómo se cargaron.</text:span></text:p>
        </text:list-item>
        <text:list-item>
          <text:p text:style-name="P196"><text:span text:style-name="T2">Es el </text:span><text:span text:style-name="Strong_20_Emphasis"><text:span text:style-name="T2">tipo más simple de archivo secuencial</text:span></text:span><text:span text:style-name="T2">.</text:span></text:p>
        </text:list-item>
        <text:list-item>
          <text:p text:style-name="P196"><text:span text:style-name="T2">También se llama </text:span><text:span text:style-name="Strong_20_Emphasis"><text:span text:style-name="T2">archivo secuencial no ordenado</text:span></text:span><text:span text:style-name="T2">.</text:span></text:p>
        </text:list-item>
      </text:list>
      <text:p text:style-name="P25">→ En otras palabras:</text:p>
      <text:p text:style-name="Quotations"><text:span text:style-name="T2">Un archivo serie es simplemente un archivo grabado en secuencia, </text:span><text:span text:style-name="Strong_20_Emphasis"><text:span text:style-name="T2">sin orden lógico impuesto</text:span></text:span><text:span text:style-name="T2"> sobre sus registros.</text:span></text:p>
      <text:p text:style-name="P30"/>
      <text:h text:style-name="Heading_20_3" text:outline-level="3"><text:span text:style-name="T2">🚫 </text:span><text:span text:style-name="Strong_20_Emphasis"><text:span text:style-name="T2">Qué NO es un archivo serie</text:span></text:span></text:h>
      <text:list text:style-name="L44">
        <text:list-item>
          <text:p text:style-name="P197"><text:span text:style-name="T2">No es </text:span><text:span text:style-name="Strong_20_Emphasis"><text:span text:style-name="T2">un archivo secuencial ordenado</text:span></text:span><text:span text:style-name="T2">.</text:span></text:p>
        </text:list-item>
        <text:list-item>
          <text:p text:style-name="P97">No es un archivo indexado.</text:p>
        </text:list-item>
        <text:list-item>
          <text:p text:style-name="P97">No es un archivo de acceso directo.</text:p>
        </text:list-item>
      </text:list>
      <text:p text:style-name="P30"/>
      <text:h text:style-name="P26" text:outline-level="2"><text:soft-page-break/>✅ Características de un archivo serie</text:h>
      <text:p text:style-name="Text_20_body"><text:span text:style-name="T2">✅ </text:span><text:span text:style-name="Strong_20_Emphasis"><text:span text:style-name="T2">NO está ordenado</text:span></text:span></text:p>
      <text:list text:style-name="L45">
        <text:list-item>
          <text:p text:style-name="P198"><text:span text:style-name="T2">Grabás los registros </text:span><text:span text:style-name="Strong_20_Emphasis"><text:span text:style-name="T2">uno detrás del otro</text:span></text:span><text:span text:style-name="T2"> como van llegando.</text:span></text:p>
        </text:list-item>
        <text:list-item>
          <text:p text:style-name="P98">Ejemplo:</text:p>
          <text:list>
            <text:list-item>
              <text:p text:style-name="P98">Registro 1 → DNI 400</text:p>
            </text:list-item>
            <text:list-item>
              <text:p text:style-name="P98">Registro 2 → DNI 100</text:p>
            </text:list-item>
            <text:list-item>
              <text:p text:style-name="P98">Registro 3 → DNI 900</text:p>
            </text:list-item>
          </text:list>
        </text:list-item>
      </text:list>
      <text:p text:style-name="P25">→ Ningún orden.</text:p>
      <text:p text:style-name="P30"/>
      <text:p text:style-name="Text_20_body"><text:span text:style-name="T2">✅ </text:span><text:span text:style-name="Strong_20_Emphasis"><text:span text:style-name="T2">Puede ordenarse</text:span></text:span></text:p>
      <text:list text:style-name="L46">
        <text:list-item>
          <text:p text:style-name="P199"><text:span text:style-name="T2">Podés tomarlo y </text:span><text:span text:style-name="Strong_20_Emphasis"><text:span text:style-name="T2">ordenarlo</text:span></text:span><text:span text:style-name="T2"> para crear otro archivo ordenado.</text:span></text:p>
        </text:list-item>
        <text:list-item>
          <text:p text:style-name="P99">Por ejemplo, ordenarlo por DNI, por apellido, etc.</text:p>
        </text:list-item>
      </text:list>
      <text:p text:style-name="P30"/>
      <text:p text:style-name="Text_20_body"><text:span text:style-name="T2">✅ </text:span><text:span text:style-name="Strong_20_Emphasis"><text:span text:style-name="T2">NO requiere ordenarse</text:span></text:span></text:p>
      <text:list text:style-name="L47">
        <text:list-item>
          <text:p text:style-name="P100">No es obligatorio ordenarlo.</text:p>
        </text:list-item>
        <text:list-item>
          <text:p text:style-name="P100">Si el uso de datos no lo necesita, lo dejás tal cual.</text:p>
        </text:list-item>
      </text:list>
      <text:p text:style-name="P30"/>
      <text:h text:style-name="P26" text:outline-level="2">🔎 Analizando las opciones</text:h>
      <text:p text:style-name="Text_20_body"><text:span text:style-name="T2">✅ </text:span><text:span text:style-name="Strong_20_Emphasis"><text:span text:style-name="T2">a. Está ordenado</text:span></text:span></text:p>
      <text:list text:style-name="L48">
        <text:list-item>
          <text:p text:style-name="P101">❌ Incorrecta.</text:p>
        </text:list-item>
        <text:list-item>
          <text:p text:style-name="P200"><text:span text:style-name="T2">Un archivo serie </text:span><text:span text:style-name="Strong_20_Emphasis"><text:span text:style-name="T2">no está ordenado</text:span></text:span><text:span text:style-name="T2"> necesariamente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Puede ordenarse</text:span></text:span><text:span text:style-name="T2"> ✅ </text:span><text:span text:style-name="Strong_20_Emphasis"><text:span text:style-name="T2">→ Correcta.</text:span></text:span></text:p>
      <text:p text:style-name="P25">✔ Podés hacer un proceso de ordenación externa o interna y dejarlo ordenado.</text:p>
      <text:p text:style-name="P30"/>
      <text:p text:style-name="Text_20_body"><text:span text:style-name="T2">✅ </text:span><text:span text:style-name="Strong_20_Emphasis"><text:span text:style-name="T2">c. Requiere ordenarse</text:span></text:span></text:p>
      <text:list text:style-name="L49">
        <text:list-item>
          <text:p text:style-name="P102">❌ Falsa.</text:p>
        </text:list-item>
        <text:list-item>
          <text:p text:style-name="P102">No es obligatorio ordenar un archivo serie.</text:p>
        </text:list-item>
      </text:list>
      <text:p text:style-name="P30"/>
      <text:p text:style-name="Text_20_body"><text:span text:style-name="T2">✅ </text:span><text:span text:style-name="Strong_20_Emphasis"><text:span text:style-name="T2">d. No requiere ordenarse</text:span></text:span><text:span text:style-name="T2"> ✅ </text:span><text:span text:style-name="Strong_20_Emphasis"><text:span text:style-name="T2">→ Correcta.</text:span></text:span></text:p>
      <text:p text:style-name="P25">✔ No hay ninguna exigencia técnica de orden para un archivo serie.</text:p>
      <text:p text:style-name="P30"/>
      <text:p text:style-name="Text_20_body"><text:soft-page-break/><text:span text:style-name="T2">✅ </text:span><text:span text:style-name="Strong_20_Emphasis"><text:span text:style-name="T2">e. No está ordenado</text:span></text:span><text:span text:style-name="T2"> ✅ </text:span><text:span text:style-name="Strong_20_Emphasis"><text:span text:style-name="T2">→ Correcta.</text:span></text:span></text:p>
      <text:p text:style-name="P25">✔ Es la definición básica de archivo serie.</text:p>
      <text:p text:style-name="P30"/>
      <text:p text:style-name="Text_20_body"><text:span text:style-name="T2">✅ </text:span><text:span text:style-name="Strong_20_Emphasis"><text:span text:style-name="T2">f. Algunas de las anteriores</text:span></text:span></text:p>
      <text:p text:style-name="Text_20_body"><text:span text:style-name="T2">✅ </text:span><text:span text:style-name="Strong_20_Emphasis"><text:span text:style-name="T2">Correcta.</text:span></text:span></text:p>
      <text:list text:style-name="L50">
        <text:list-item>
          <text:p text:style-name="P103">Porque b, d y e son verdaderas.</text:p>
        </text:list-item>
      </text:list>
      <text:p text:style-name="P30"/>
      <text:h text:style-name="P26" text:outline-level="2">✅ Ejemplo de archivo serie</text:h>
      <text:p text:style-name="P25">Supongamos grabás estos registros:</text:p>
      <text:p text:style-name="P31">nginx</text:p>
      <text:p text:style-name="P31">CopiarEditar</text:p>
      <text:p text:style-name="P44"><text:span text:style-name="Source_20_Text"><text:span text:style-name="T2">Registro 1 → Legajo = 50</text:span></text:span></text:p>
      <text:p text:style-name="P44"><text:span text:style-name="Source_20_Text"><text:span text:style-name="T2">Registro 2 → Legajo = 20</text:span></text:span></text:p>
      <text:p text:style-name="P45"><text:span text:style-name="Source_20_Text"><text:span text:style-name="T2">Registro 3 → Legajo = 100</text:span></text:span></text:p>
      <text:p text:style-name="Text_20_body"><text:span text:style-name="T2">→ </text:span><text:span text:style-name="Strong_20_Emphasis"><text:span text:style-name="T2">No tienen ningún orden</text:span></text:span><text:span text:style-name="T2">. Es un archivo serie.</text:span></text:p>
      <text:p text:style-name="P30"/>
      <text:h text:style-name="P29" text:outline-level="3">🎯 Qué pasa si querés buscar algo en un archivo serie</text:h>
      <text:list text:style-name="L51">
        <text:list-item>
          <text:p text:style-name="P201"><text:span text:style-name="T2">Tenés que hacer </text:span><text:span text:style-name="Strong_20_Emphasis"><text:span text:style-name="T2">búsqueda secuencial</text:span></text:span><text:span text:style-name="T2">.</text:span></text:p>
        </text:list-item>
        <text:list-item>
          <text:p text:style-name="P104">No podés usar búsqueda binaria.</text:p>
        </text:list-item>
        <text:list-item>
          <text:p text:style-name="P104">Puede ser lento si el archivo es grande.</text:p>
        </text:list-item>
      </text:list>
      <text:p text:style-name="P30"/>
      <text:p text:style-name="Text_20_body"><text:span text:style-name="T2">✅ </text:span><text:span text:style-name="Strong_20_Emphasis"><text:span text:style-name="T2">En resumen</text:span></text:span></text:p>
      <text:p text:style-name="Quotations"><text:span text:style-name="T2">Un </text:span><text:span text:style-name="Strong_20_Emphasis"><text:span text:style-name="T2">archivo serie no está ordenado</text:span></text:span><text:span text:style-name="T2"> pero </text:span><text:span text:style-name="Strong_20_Emphasis"><text:span text:style-name="T2">puede ordenarse</text:span></text:span><text:span text:style-name="T2"> si se necesita. </text:span><text:span text:style-name="Strong_20_Emphasis"><text:span text:style-name="T2">No es obligatorio ordenarlo.</text:span></text:span>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f (algunas de las anteriores), siendo correctas b, d y e.</text:span></text:span></text:p>
      <text:h text:style-name="P2" text:outline-level="2"><text:span text:style-name="T7">✅ </text:span><text:span text:style-name="Strong_20_Emphasis"><text:span text:style-name="T7">Pregunta 10</text:span></text:span></text:h>
      <text:p text:style-name="Text_20_body"><text:span text:style-name="Strong_20_Emphasis"><text:span text:style-name="T2">Dado un archivo con 1000 registros:</text:span></text:span></text:p>
      <text:p text:style-name="P25">a. Siempre se puede llevar a memoria RAM para hacer búsquedas más eficientes<text:line-break/><text:span text:style-name="T4">b. No siempre se puede llevar a memoria RAM para hacer búsquedas más eficientes</text:span><text:line-break/>c. Siempre se puede realizar búsqueda dicotómica<text:line-break/>d. No puede realizarse búsqueda dicotómica<text:line-break/>e. Algunas de las anteriores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b. No siempre se puede llevar a memoria RAM para hacer búsquedas más eficientes</text:span></text:span></text:p>
      <text:p text:style-name="P30"/>
      <text:h text:style-name="Heading_20_2" text:outline-level="2"><text:soft-page-break/><text:span text:style-name="T2">✅ </text:span><text:span text:style-name="Strong_20_Emphasis"><text:span text:style-name="T2">Explicación</text:span></text:span></text:h>
      <text:h text:style-name="Heading_20_3" text:outline-level="3"><text:span text:style-name="T2">📂 </text:span><text:span text:style-name="Strong_20_Emphasis"><text:span text:style-name="T2">Llevar a RAM</text:span></text:span></text:h>
      <text:list text:style-name="L52">
        <text:list-item>
          <text:p text:style-name="P105">Teóricamente, 1000 registros no suenan demasiado hoy en día.</text:p>
        </text:list-item>
        <text:list-item>
          <text:p text:style-name="P202"><text:span text:style-name="T2">PERO… </text:span><text:span text:style-name="Strong_20_Emphasis"><text:span text:style-name="T2">depende del tamaño de cada registro</text:span></text:span><text:span text:style-name="T2">:</text:span></text:p>
          <text:list>
            <text:list-item>
              <text:p text:style-name="P105">Si cada registro ocupa 1 KB → 1000 × 1 KB = 1 MB → Fácil en RAM.</text:p>
            </text:list-item>
            <text:list-item>
              <text:p text:style-name="P105">Si cada registro ocupa 10 MB → 1000 × 10 MB = 10 GB → ¡Muy grande!</text:p>
            </text:list-item>
          </text:list>
        </text:list-item>
      </text:list>
      <text:p text:style-name="Text_20_body"><text:span text:style-name="T2">→ </text:span><text:span text:style-name="Strong_20_Emphasis"><text:span text:style-name="T2">No siempre podés asumir que entra en RAM.</text:span></text:span></text:p>
      <text:p text:style-name="P30"/>
      <text:p text:style-name="Text_20_body"><text:span text:style-name="T2">✅ </text:span><text:span text:style-name="Strong_20_Emphasis"><text:span text:style-name="T2">a. Siempre se puede llevar a memoria RAM</text:span></text:span></text:p>
      <text:list text:style-name="L53">
        <text:list-item>
          <text:p text:style-name="P106">❌ Incorrecta.</text:p>
        </text:list-item>
        <text:list-item>
          <text:p text:style-name="P203"><text:span text:style-name="T2">No siempre es posible. Depende del </text:span><text:span text:style-name="Strong_20_Emphasis"><text:span text:style-name="T2">tamaño de cada registro</text:span></text:span><text:span text:style-name="T2"> y de la </text:span><text:span text:style-name="Strong_20_Emphasis"><text:span text:style-name="T2">RAM disponible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No siempre se puede llevar a memoria RAM</text:span></text:span><text:span text:style-name="T2"> ✅ </text:span><text:span text:style-name="Strong_20_Emphasis"><text:span text:style-name="T2">→ Correcta.</text:span></text:span></text:p>
      <text:p text:style-name="P25">✔ Exacto. Es la opción más precisa.</text:p>
      <text:p text:style-name="P30"/>
      <text:h text:style-name="Heading_20_3" text:outline-level="3"><text:span text:style-name="T2">📂 </text:span><text:span text:style-name="Strong_20_Emphasis"><text:span text:style-name="T2">Búsqueda dicotómica</text:span></text:span></text:h>
      <text:p text:style-name="Text_20_body"><text:span text:style-name="T2">✅ </text:span><text:span text:style-name="Strong_20_Emphasis"><text:span text:style-name="T2">¿Se puede hacer búsqueda binaria?</text:span></text:span></text:p>
      <text:list text:style-name="L54">
        <text:list-item>
          <text:p text:style-name="P204"><text:span text:style-name="T2">Solo se puede hacer </text:span><text:span text:style-name="Strong_20_Emphasis"><text:span text:style-name="T2">si el archivo está ordenado</text:span></text:span><text:span text:style-name="T2"> y:</text:span></text:p>
          <text:list>
            <text:list-item>
              <text:p text:style-name="P107">Está en disco y el acceso es directo.</text:p>
            </text:list-item>
            <text:list-item>
              <text:p text:style-name="P107">O está cargado en memoria (array u otra estructura).</text:p>
            </text:list-item>
          </text:list>
        </text:list-item>
      </text:list>
      <text:p text:style-name="P30"/>
      <text:p text:style-name="Text_20_body"><text:span text:style-name="T2">✅ </text:span><text:span text:style-name="Strong_20_Emphasis"><text:span text:style-name="T2">c. Siempre se puede realizar búsqueda dicotómica</text:span></text:span></text:p>
      <text:list text:style-name="L55">
        <text:list-item>
          <text:p text:style-name="P108">❌ Incorrecta.</text:p>
        </text:list-item>
        <text:list-item>
          <text:p text:style-name="P205"><text:span text:style-name="T2">Si el archivo no está ordenado → </text:span><text:span text:style-name="Strong_20_Emphasis"><text:span text:style-name="T2">no se puede</text:span></text:span><text:span text:style-name="T2"> hacer búsqueda binaria.</text:span></text:p>
        </text:list-item>
      </text:list>
      <text:p text:style-name="P30"/>
      <text:p text:style-name="Text_20_body"><text:span text:style-name="T2">✅ </text:span><text:span text:style-name="Strong_20_Emphasis"><text:span text:style-name="T2">d. No puede realizarse búsqueda dicotómica</text:span></text:span></text:p>
      <text:list text:style-name="L56">
        <text:list-item>
          <text:p text:style-name="P109">❌ Incorrecta en términos absolutos.</text:p>
        </text:list-item>
        <text:list-item>
          <text:p text:style-name="P206"><text:span text:style-name="T2">Sí se puede hacer, </text:span><text:span text:style-name="Strong_20_Emphasis"><text:span text:style-name="T2">si está ordenado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e. Algunas de las anteriores</text:span></text:span></text:p>
      <text:list text:style-name="L57">
        <text:list-item>
          <text:p text:style-name="P110">❌ Incorrecta. Solo la b es verdadera.</text:p>
        </text:list-item>
      </text:list>
      <text:p text:style-name="P30"/>
      <text:h text:style-name="P26" text:outline-level="2"><text:soft-page-break/>✅ En síntesis</text:h>
      <text:p text:style-name="Quotations"><text:span text:style-name="T2">Aunque 1000 registros suena poco, </text:span><text:span text:style-name="Strong_20_Emphasis"><text:span text:style-name="T2">no siempre podés llevarlos a memoria RAM</text:span></text:span><text:span text:style-name="T2">, porque el tamaño de cada registro puede ser grande. Y la búsqueda binaria solo es posible si el archivo está ordenado.</text:span></text:p>
      <text:p text:style-name="P30"/>
      <text:h text:style-name="P29" text:outline-level="3">🎯 Ejemplo</text:h>
      <text:list text:style-name="L58">
        <text:list-item>
          <text:p text:style-name="P207"><text:span text:style-name="Strong_20_Emphasis"><text:span text:style-name="T2">Archivo con 1000 registros de 1 KB</text:span></text:span><text:span text:style-name="T2"> → 1 MB → cabe en RAM → podrías cargarlo y hacer búsqueda binaria en un array.</text:span></text:p>
        </text:list-item>
        <text:list-item>
          <text:p text:style-name="P207"><text:span text:style-name="Strong_20_Emphasis"><text:span text:style-name="T2">Archivo con 1000 imágenes de 5 MB cada una</text:span></text:span><text:span text:style-name="T2"> → 5 GB → quizás no entre completo en RAM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b.</text:span></text:span></text:p>
      <text:h text:style-name="P2" text:outline-level="2"><text:span text:style-name="T6">✅ </text:span><text:span text:style-name="Strong_20_Emphasis"><text:span text:style-name="T6">Pregunta 11</text:span></text:span></text:h>
      <text:p text:style-name="Text_20_body"><text:span text:style-name="Strong_20_Emphasis"><text:span text:style-name="T2">Un archivo ordenado:</text:span></text:span></text:p>
      <text:p text:style-name="P25"><text:span text:style-name="T4">a. Puede desordenarse</text:span><text:line-break/><text:span text:style-name="T4">b. Conviene mantenerlo ordenado</text:span><text:line-break/>c. No conviene mantenerlo ordenado<text:line-break/>d. No puede desordenarse<text:line-break/><text:span text:style-name="T4">e. Algunas</text:span><text:line-break/>f. Ninguna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e. Algunas</text:span></text:span><text:span text:style-name="T2"><text:line-break/>✅ (correctas a y b)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un archivo ordenado?</text:h>
      <text:list text:style-name="L59">
        <text:list-item>
          <text:p text:style-name="P208"><text:span text:style-name="T2">Es un archivo cuyos registros están </text:span><text:span text:style-name="Strong_20_Emphasis"><text:span text:style-name="T2">ordenados según algún campo clave</text:span></text:span><text:span text:style-name="T2"> (por ejemplo, DNI, código, apellido).</text:span></text:p>
        </text:list-item>
        <text:list-item>
          <text:p text:style-name="P111">El orden:</text:p>
          <text:list>
            <text:list-item>
              <text:p text:style-name="P208"><text:span text:style-name="T2">Permite </text:span><text:span text:style-name="Strong_20_Emphasis"><text:span text:style-name="T2">búsqueda binaria</text:span></text:span><text:span text:style-name="T2"> → más rápida.</text:span></text:p>
            </text:list-item>
            <text:list-item>
              <text:p text:style-name="P208"><text:span text:style-name="T2">Facilita procesos de </text:span><text:span text:style-name="Strong_20_Emphasis"><text:span text:style-name="T2">actualización maestro-detalle</text:span></text:span><text:span text:style-name="T2">.</text:span></text:p>
            </text:list-item>
            <text:list-item>
              <text:p text:style-name="P111">Optimiza merges, informes, etc.</text:p>
            </text:list-item>
          </text:list>
        </text:list-item>
      </text:list>
      <text:p text:style-name="P30"/>
      <text:h text:style-name="P29" text:outline-level="3">🔎 Analizando las opciones</text:h>
      <text:p text:style-name="Text_20_body"><text:span text:style-name="T2">✅ </text:span><text:span text:style-name="Strong_20_Emphasis"><text:span text:style-name="T2">a. Puede desordenarse</text:span></text:span><text:span text:style-name="T2"> ✅ </text:span><text:span text:style-name="Strong_20_Emphasis"><text:span text:style-name="T2">→ Correcta</text:span></text:span></text:p>
      <text:p text:style-name="P25">✔ Claro que sí.</text:p>
      <text:list text:style-name="L60">
        <text:list-item>
          <text:p text:style-name="P209"><text:soft-page-break/><text:span text:style-name="T2">Aunque un archivo empiece ordenado, puede </text:span><text:span text:style-name="Strong_20_Emphasis"><text:span text:style-name="T2">desordenarse</text:span></text:span><text:span text:style-name="T2"> si:</text:span></text:p>
          <text:list>
            <text:list-item>
              <text:p text:style-name="P112">Hacés inserciones sin respetar el orden.</text:p>
            </text:list-item>
            <text:list-item>
              <text:p text:style-name="P112">Hacés bajas y altas sin reordenar.</text:p>
            </text:list-item>
          </text:list>
        </text:list-item>
        <text:list-item>
          <text:p text:style-name="P112">Ejemplo:</text:p>
          <text:list>
            <text:list-item>
              <text:p text:style-name="P112">Archivo estaba ordenado por DNI.</text:p>
            </text:list-item>
            <text:list-item>
              <text:p text:style-name="P112">Insertás un registro nuevo al final → archivo ya no está estrictamente ordenado.</text:p>
            </text:list-item>
          </text:list>
        </text:list-item>
      </text:list>
      <text:p text:style-name="P30"/>
      <text:p text:style-name="Text_20_body"><text:span text:style-name="T2">✅ </text:span><text:span text:style-name="Strong_20_Emphasis"><text:span text:style-name="T2">b. Conviene mantenerlo ordenado</text:span></text:span><text:span text:style-name="T2"> ✅ </text:span><text:span text:style-name="Strong_20_Emphasis"><text:span text:style-name="T2">→ Correcta</text:span></text:span></text:p>
      <text:p text:style-name="P25">✔ Es lo más recomendable:</text:p>
      <text:list text:style-name="L61">
        <text:list-item>
          <text:p text:style-name="P113">Permite búsquedas más rápidas (binarias).</text:p>
        </text:list-item>
        <text:list-item>
          <text:p text:style-name="P113">Reduce tiempos de procesos complejos (merge, informes).</text:p>
        </text:list-item>
        <text:list-item>
          <text:p text:style-name="P113">Facilita actualizaciones.</text:p>
        </text:list-item>
      </text:list>
      <text:p text:style-name="Text_20_body"><text:span text:style-name="T2">→ </text:span><text:span text:style-name="Strong_20_Emphasis"><text:span text:style-name="T2">Mantener el orden es clave para eficiencia</text:span></text:span><text:span text:style-name="T2">.</text:span></text:p>
      <text:p text:style-name="P30"/>
      <text:p text:style-name="Text_20_body"><text:span text:style-name="T2">✅ </text:span><text:span text:style-name="Strong_20_Emphasis"><text:span text:style-name="T2">c. No conviene mantenerlo ordenado</text:span></text:span></text:p>
      <text:list text:style-name="L62">
        <text:list-item>
          <text:p text:style-name="P114">❌ Falsa.</text:p>
        </text:list-item>
        <text:list-item>
          <text:p text:style-name="P114">Siempre conviene mantenerlo ordenado si lo vas a consultar o procesar seguido.</text:p>
        </text:list-item>
      </text:list>
      <text:p text:style-name="P30"/>
      <text:p text:style-name="Text_20_body"><text:span text:style-name="T2">✅ </text:span><text:span text:style-name="Strong_20_Emphasis"><text:span text:style-name="T2">d. No puede desordenarse</text:span></text:span></text:p>
      <text:list text:style-name="L63">
        <text:list-item>
          <text:p text:style-name="P115">❌ Falsa.</text:p>
        </text:list-item>
        <text:list-item>
          <text:p text:style-name="P115">Puede perfectamente desordenarse si no cuidás el orden en altas o bajas.</text:p>
        </text:list-item>
      </text:list>
      <text:p text:style-name="P30"/>
      <text:p text:style-name="Text_20_body"><text:span text:style-name="T2">✅ </text:span><text:span text:style-name="Strong_20_Emphasis"><text:span text:style-name="T2">e. Algunas</text:span></text:span></text:p>
      <text:p text:style-name="Text_20_body"><text:span text:style-name="T2">✅ </text:span><text:span text:style-name="Strong_20_Emphasis"><text:span text:style-name="T2">Correcta.</text:span></text:span></text:p>
      <text:list text:style-name="L64">
        <text:list-item>
          <text:p text:style-name="P116">Porque a y b son verdaderas.</text:p>
        </text:list-item>
      </text:list>
      <text:p text:style-name="P30"/>
      <text:p text:style-name="Text_20_body"><text:span text:style-name="T2">✅ </text:span><text:span text:style-name="Strong_20_Emphasis"><text:span text:style-name="T2">f. Ninguna</text:span></text:span></text:p>
      <text:list text:style-name="L65">
        <text:list-item>
          <text:p text:style-name="P117">❌ Falsa.</text:p>
        </text:list-item>
      </text:list>
      <text:p text:style-name="P30"/>
      <text:h text:style-name="P26" text:outline-level="2">✅ En síntesis</text:h>
      <text:p text:style-name="Quotations"><text:span text:style-name="T2">Un archivo ordenado </text:span><text:span text:style-name="Strong_20_Emphasis"><text:span text:style-name="T2">puede desordenarse</text:span></text:span><text:span text:style-name="T2"> si no se controlan las operaciones de alta, baja o modificación. Sin embargo, </text:span><text:span text:style-name="Strong_20_Emphasis"><text:span text:style-name="T2">conviene mantenerlo ordenado</text:span></text:span><text:span text:style-name="T2"> para lograr mayor eficiencia en búsquedas y procesos.</text:span></text:p>
      <text:p text:style-name="P30"><text:soft-page-break/></text:p>
      <text:h text:style-name="P29" text:outline-level="3">🎯 Ejemplo</text:h>
      <text:list text:style-name="L66">
        <text:list-item>
          <text:p text:style-name="P118">Archivo ordenado por DNI:</text:p>
          <text:p text:style-name="P52">CopiarEditar</text:p>
          <text:p text:style-name="P50"><text:span text:style-name="Source_20_Text"><text:span text:style-name="T2">100</text:span></text:span></text:p>
          <text:p text:style-name="P50"><text:span text:style-name="Source_20_Text"><text:span text:style-name="T2">200</text:span></text:span></text:p>
          <text:p text:style-name="P51"><text:span text:style-name="Source_20_Text"><text:span text:style-name="T2">300</text:span></text:span></text:p>
        </text:list-item>
        <text:list-item>
          <text:p text:style-name="P210"><text:span text:style-name="T2">Insertás un nuevo registro con DNI 150 </text:span><text:span text:style-name="Strong_20_Emphasis"><text:span text:style-name="T2">al final</text:span></text:span><text:span text:style-name="T2"> → ya no está ordenado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respuesta correcta es e (algunas), siendo correctas a y b.</text:span></text:span></text:p>
      <text:h text:style-name="P3" text:outline-level="2"/>
      <text:h text:style-name="P3" text:outline-level="2"/>
      <text:h text:style-name="P2" text:outline-level="2"><text:span text:style-name="T6">✅ </text:span><text:span text:style-name="Strong_20_Emphasis"><text:span text:style-name="T6">Pregunta 12</text:span></text:span></text:h>
      <text:p text:style-name="Text_20_body"><text:span text:style-name="Strong_20_Emphasis"><text:span text:style-name="T2">Cuál de las siguientes definiciones corresponde a archivo:</text:span></text:span></text:p>
      <text:p text:style-name="P25">a. Colección de registros que abarca un conjunto de entidades con ciertos aspectos en común y organizados para un propósito particular.<text:line-break/>b. Colección de registros semejantes almacenados en disco rígido.<text:line-break/>c. Colección de registros del mismo tipo almacenados en un dispositivo de memoria secundaria.<text:line-break/><text:span text:style-name="T4">d. Todas las opciones son correctas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Todas las opciones son correctas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un archivo?</text:h>
      <text:p text:style-name="Text_20_body"><text:span text:style-name="Strong_20_Emphasis"><text:span text:style-name="T2">Definición clásica de archivo:</text:span></text:span></text:p>
      <text:p text:style-name="P32">“Un archivo es una colección de registros que representan datos de entidades con características comunes, almacenados en memoria secundaria y organizados para cumplir un propósito determinado.”</text:p>
      <text:list text:style-name="L67">
        <text:list-item>
          <text:p text:style-name="P119">Es decir:</text:p>
          <text:list>
            <text:list-item>
              <text:p text:style-name="P211"><text:span text:style-name="T2">Colección de </text:span><text:span text:style-name="Strong_20_Emphasis"><text:span text:style-name="T2">registros</text:span></text:span><text:span text:style-name="T2"> (datos).</text:span></text:p>
            </text:list-item>
            <text:list-item>
              <text:p text:style-name="P211"><text:span text:style-name="Strong_20_Emphasis"><text:span text:style-name="T2">Mismo tipo de información</text:span></text:span><text:span text:style-name="T2"> → Ej.: clientes, empleados, productos.</text:span></text:p>
            </text:list-item>
            <text:list-item>
              <text:p text:style-name="P211"><text:span text:style-name="Strong_20_Emphasis"><text:span text:style-name="T2">Almacenado en memoria secundaria</text:span></text:span><text:span text:style-name="T2"> (disco, SSD, cinta, etc.).</text:span></text:p>
            </text:list-item>
            <text:list-item>
              <text:p text:style-name="P211"><text:span text:style-name="Strong_20_Emphasis"><text:span text:style-name="T2">Organizado</text:span></text:span><text:span text:style-name="T2"> con un objetivo (consultas, informes, etc.).</text:span></text:p>
            </text:list-item>
          </text:list>
        </text:list-item>
      </text:list>
      <text:p text:style-name="P30"/>
      <text:h text:style-name="P29" text:outline-level="3"><text:soft-page-break/>🔎 Analizando cada opción</text:h>
      <text:p text:style-name="Text_20_body"><text:span text:style-name="T2">✅ </text:span><text:span text:style-name="Strong_20_Emphasis"><text:span text:style-name="T2">a. Colección de registros que abarca un conjunto de entidades con ciertos aspectos en común y organizados para un propósito particular.</text:span></text:span></text:p>
      <text:p text:style-name="P25">✔ Correcta.</text:p>
      <text:list text:style-name="L68">
        <text:list-item>
          <text:p text:style-name="P212"><text:span text:style-name="T2">Es la definición </text:span><text:span text:style-name="Strong_20_Emphasis"><text:span text:style-name="T2">conceptual</text:span></text:span><text:span text:style-name="T2"> de archivo.</text:span></text:p>
        </text:list-item>
        <text:list-item>
          <text:p text:style-name="P120">Ejemplo:</text:p>
          <text:list>
            <text:list-item>
              <text:p text:style-name="P120">Archivo de empleados → todos comparten atributos (nro legajo, nombre, sueldo).</text:p>
            </text:list-item>
            <text:list-item>
              <text:p text:style-name="P120">Propósito → consultas, informes, nómina.</text:p>
            </text:list-item>
          </text:list>
        </text:list-item>
      </text:list>
      <text:p text:style-name="P30"/>
      <text:p text:style-name="Text_20_body"><text:span text:style-name="T2">✅ </text:span><text:span text:style-name="Strong_20_Emphasis"><text:span text:style-name="T2">b. Colección de registros semejantes almacenados en disco rígido.</text:span></text:span></text:p>
      <text:p text:style-name="P25">✔ Correcta, aunque más específica.</text:p>
      <text:list text:style-name="L69">
        <text:list-item>
          <text:p text:style-name="P121">Habla del almacenamiento físico.</text:p>
        </text:list-item>
        <text:list-item>
          <text:p text:style-name="P213"><text:span text:style-name="T2">Disco rígido es un tipo de </text:span><text:span text:style-name="Strong_20_Emphasis"><text:span text:style-name="T2">memoria secundaria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. Colección de registros del mismo tipo almacenados en un dispositivo de memoria secundaria.</text:span></text:span></text:p>
      <text:p text:style-name="P25">✔ Correcta.</text:p>
      <text:list text:style-name="L70">
        <text:list-item>
          <text:p text:style-name="P214"><text:span text:style-name="T2">Definición </text:span><text:span text:style-name="Strong_20_Emphasis"><text:span text:style-name="T2">técnica más generalizada</text:span></text:span><text:span text:style-name="T2">.</text:span></text:p>
        </text:list-item>
        <text:list-item>
          <text:p text:style-name="P122">Incluye discos, cintas, SSD, etc.</text:p>
        </text:list-item>
      </text:list>
      <text:p text:style-name="P30"/>
      <text:p text:style-name="Text_20_body"><text:span text:style-name="T2">✅ </text:span><text:span text:style-name="Strong_20_Emphasis"><text:span text:style-name="T2">d. Todas las opciones son correctas</text:span></text:span></text:p>
      <text:p text:style-name="P25">✔ Correcta, porque las tres definiciones son válidas y se complementan:</text:p>
      <text:list text:style-name="L71">
        <text:list-item>
          <text:p text:style-name="P123">a → definición lógica/conceptual.</text:p>
        </text:list-item>
        <text:list-item>
          <text:p text:style-name="P123">b → definición más física.</text:p>
        </text:list-item>
        <text:list-item>
          <text:p text:style-name="P123">c → definición técnica general.</text:p>
        </text:list-item>
      </text:list>
      <text:p text:style-name="P30"/>
      <text:h text:style-name="P26" text:outline-level="2">✅ En síntesis</text:h>
      <text:p text:style-name="Quotations"><text:span text:style-name="T2">Un </text:span><text:span text:style-name="Strong_20_Emphasis"><text:span text:style-name="T2">archivo es siempre una colección de registros</text:span></text:span><text:span text:style-name="T2"> con información homogénea, organizada para un fin, y almacenada en un medio de memoria secundaria.</text:span></text:p>
      <text:h text:style-name="P2" text:outline-level="2"><text:span text:style-name="T6">✅ </text:span><text:span text:style-name="Strong_20_Emphasis"><text:span text:style-name="T6">Pregunta 13</text:span></text:span></text:h>
      <text:p text:style-name="Text_20_body"><text:span text:style-name="Strong_20_Emphasis"><text:span text:style-name="T2">Un archivo que maneja registros de longitud fija necesita:</text:span></text:span></text:p>
      <text:p text:style-name="P25">a. Delimitadores que indiquen el fin de cada campo<text:line-break/>b. Delimitadores que indiquen el fin de cada registro<text:line-break/><text:soft-page-break/>c. Indicadores de longitud de registros<text:line-break/><text:span text:style-name="T4">d. Ninguna de las opciones son aplicables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Ninguna de las opciones son aplicables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Archivos de registros de longitud fija</text:h>
      <text:list text:style-name="L72">
        <text:list-item>
          <text:p text:style-name="P215"><text:span text:style-name="T2">Cada registro </text:span><text:span text:style-name="Strong_20_Emphasis"><text:span text:style-name="T2">ocupa exactamente el mismo tamaño</text:span></text:span><text:span text:style-name="T2"> (en bytes).</text:span></text:p>
        </text:list-item>
        <text:list-item>
          <text:p text:style-name="P215"><text:span text:style-name="T2">Cada campo </text:span><text:span text:style-name="Strong_20_Emphasis"><text:span text:style-name="T2">tiene longitud fija</text:span></text:span><text:span text:style-name="T2"> también (si está definido así).</text:span></text:p>
        </text:list-item>
        <text:list-item>
          <text:p text:style-name="P124">Por eso:</text:p>
          <text:list>
            <text:list-item>
              <text:p text:style-name="P215"><text:span text:style-name="Strong_20_Emphasis"><text:span text:style-name="T2">No se necesitan delimitadores</text:span></text:span><text:span text:style-name="T2"> para separar campos o registros.</text:span></text:p>
            </text:list-item>
            <text:list-item>
              <text:p text:style-name="P215"><text:span text:style-name="Strong_20_Emphasis"><text:span text:style-name="T2">No se necesita indicar longitud</text:span></text:span><text:span text:style-name="T2"> → el programa sabe que cada registro ocupa X bytes.</text:span></text:p>
            </text:list-item>
          </text:list>
        </text:list-item>
        <text:list-item>
          <text:p text:style-name="P124">Basta con calcular:</text:p>
          <text:p text:style-name="P53">java</text:p>
          <text:p text:style-name="P53">CopiarEditar</text:p>
          <text:p text:style-name="P56"><text:span text:style-name="Source_20_Text"><text:span text:style-name="T2">NRR (Número Relativo de Registro) × Longitud del registro = desplazamiento</text:span></text:span></text:p>
          <text:p text:style-name="P124">para acceder a cualquier registro.</text:p>
        </text:list-item>
      </text:list>
      <text:p text:style-name="P30"/>
      <text:h text:style-name="P29" text:outline-level="3">🔎 Analizando cada opción</text:h>
      <text:p text:style-name="Text_20_body"><text:span text:style-name="T2">✅ </text:span><text:span text:style-name="Strong_20_Emphasis"><text:span text:style-name="T2">a. Delimitadores que indiquen el fin de cada campo</text:span></text:span></text:p>
      <text:list text:style-name="L73">
        <text:list-item>
          <text:p text:style-name="P125">❌ Incorrecta.</text:p>
        </text:list-item>
        <text:list-item>
          <text:p text:style-name="P125">Eso se necesita en archivos de texto con campos de longitud variable, p. ej. CSV:</text:p>
          <text:p text:style-name="P54">CopiarEditar</text:p>
          <text:p text:style-name="P57"><text:span text:style-name="Source_20_Text"><text:span text:style-name="T2">102,Juan,Perez</text:span></text:span></text:p>
          <text:p text:style-name="P216"><text:span text:style-name="T2">→ usa </text:span><text:span text:style-name="Source_20_Text"><text:span text:style-name="T2">,</text:span></text:span><text:span text:style-name="T2"> como delimitador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Delimitadores que indiquen el fin de cada registro</text:span></text:span></text:p>
      <text:list text:style-name="L74">
        <text:list-item>
          <text:p text:style-name="P126">❌ Incorrecta.</text:p>
        </text:list-item>
        <text:list-item>
          <text:p text:style-name="P126">Tampoco hacen falta delimitadores de fin de registro.</text:p>
        </text:list-item>
        <text:list-item>
          <text:p text:style-name="P126">El tamaño fijo permite saber exactamente dónde empieza y termina cada registro.</text:p>
        </text:list-item>
      </text:list>
      <text:p text:style-name="P30"/>
      <text:p text:style-name="Text_20_body"><text:span text:style-name="T2">✅ </text:span><text:span text:style-name="Strong_20_Emphasis"><text:span text:style-name="T2">c. Indicadores de longitud de registros</text:span></text:span></text:p>
      <text:list text:style-name="L75">
        <text:list-item>
          <text:p text:style-name="P127">❌ Incorrecta.</text:p>
        </text:list-item>
        <text:list-item>
          <text:p text:style-name="P217"><text:span text:style-name="T2">No se necesitan, porque </text:span><text:span text:style-name="Strong_20_Emphasis"><text:span text:style-name="T2">ya es conocido el tamaño</text:span></text:span><text:span text:style-name="T2"> del registro.</text:span></text:p>
        </text:list-item>
      </text:list>
      <text:p text:style-name="P30"><text:soft-page-break/></text:p>
      <text:p text:style-name="Text_20_body"><text:span text:style-name="T2">✅ </text:span><text:span text:style-name="Strong_20_Emphasis"><text:span text:style-name="T2">d. Ninguna de las opciones son aplicables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76">
        <text:list-item>
          <text:p text:style-name="P218"><text:span text:style-name="Strong_20_Emphasis"><text:span text:style-name="T2">No se usan delimitadores ni indicadores de longitud</text:span></text:span><text:span text:style-name="T2"> en archivos de longitud fija.</text:span></text:p>
        </text:list-item>
      </text:list>
      <text:h text:style-name="P2" text:outline-level="2"><text:span text:style-name="T6">✅ </text:span><text:span text:style-name="Strong_20_Emphasis"><text:span text:style-name="T6">Pregunta 14</text:span></text:span></text:h>
      <text:p text:style-name="Text_20_body"><text:span text:style-name="Strong_20_Emphasis"><text:span text:style-name="T2">El proceso de baja en un archivo con registros de longitud variable:</text:span></text:span></text:p>
      <text:p text:style-name="P25">a. Puede recuperar el espacio disponible con nuevas altas<text:line-break/>b. Puede recuperar el espacio disponible compactando periódicamente el archivo<text:line-break/>c. Puede recuperar el espacio disponible compactando el archivo ante cada baja<text:line-break/><text:span text:style-name="T4">d. Todas las anteriores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Todas las anteriores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Archivos con registros de longitud variable</text:h>
      <text:list text:style-name="L77">
        <text:list-item>
          <text:p text:style-name="P219"><text:span text:style-name="T2">Cada registro </text:span><text:span text:style-name="Strong_20_Emphasis"><text:span text:style-name="T2">puede ocupar distinto tamaño</text:span></text:span><text:span text:style-name="T2">.</text:span></text:p>
        </text:list-item>
        <text:list-item>
          <text:p text:style-name="P128">Ejemplo:</text:p>
          <text:list>
            <text:list-item>
              <text:p text:style-name="P128">Juan|Pérez|1500</text:p>
            </text:list-item>
            <text:list-item>
              <text:p text:style-name="P128">Ana|Lopez|1800|Buenos Aires</text:p>
            </text:list-item>
          </text:list>
        </text:list-item>
        <text:list-item>
          <text:p text:style-name="P128">Si das de baja un registro:</text:p>
          <text:list>
            <text:list-item>
              <text:p text:style-name="P219"><text:span text:style-name="T2">Queda un “hueco” de longitud </text:span><text:span text:style-name="Strong_20_Emphasis"><text:span text:style-name="T2">exactamente igual al registro borrado</text:span></text:span><text:span text:style-name="T2">.</text:span></text:p>
            </text:list-item>
            <text:list-item>
              <text:p text:style-name="P219"><text:span text:style-name="T2">Recuperar ese espacio requiere </text:span><text:span text:style-name="Strong_20_Emphasis"><text:span text:style-name="T2">gestionar esos huecos</text:span></text:span><text:span text:style-name="T2">.</text:span></text:p>
            </text:list-item>
          </text:list>
        </text:list-item>
      </text:list>
      <text:p text:style-name="P30"/>
      <text:h text:style-name="P26" text:outline-level="2">✅ Cómo se recupera espacio</text:h>
      <text:p text:style-name="Text_20_body"><text:span text:style-name="T2">✅ </text:span><text:span text:style-name="Strong_20_Emphasis"><text:span text:style-name="T2">a. Puede recuperar el espacio disponible con nuevas altas</text:span></text:span></text:p>
      <text:p text:style-name="P25">✔ Correcta.</text:p>
      <text:list text:style-name="L78">
        <text:list-item>
          <text:p text:style-name="P220"><text:span text:style-name="T2">Técnica llamada </text:span><text:span text:style-name="Strong_20_Emphasis"><text:span text:style-name="T2">reutilización de espacio libre</text:span></text:span><text:span text:style-name="T2">.</text:span></text:p>
        </text:list-item>
        <text:list-item>
          <text:p text:style-name="P129">Ejemplo:</text:p>
          <text:list>
            <text:list-item>
              <text:p text:style-name="P129">Das de baja un registro de 35 bytes.</text:p>
            </text:list-item>
            <text:list-item>
              <text:p text:style-name="P220"><text:span text:style-name="T2">Si luego das de alta un registro de </text:span><text:span text:style-name="Strong_20_Emphasis"><text:span text:style-name="T2">35 bytes o menos</text:span></text:span><text:span text:style-name="T2">, podés ocupar ese hueco.</text:span></text:p>
            </text:list-item>
          </text:list>
        </text:list-item>
        <text:list-item>
          <text:p text:style-name="P220"><text:span text:style-name="T2">Eso es lo que hace la </text:span><text:span text:style-name="Strong_20_Emphasis"><text:span text:style-name="T2">lista invertida</text:span></text:span><text:span text:style-name="T2"> en archivos de longitud fija, pero en variable implica controlar el tamaño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Puede recuperar el espacio disponible compactando periódicamente el archivo</text:span></text:span></text:p>
      <text:p text:style-name="P25"><text:soft-page-break/>✔ Correcta.</text:p>
      <text:list text:style-name="L79">
        <text:list-item>
          <text:p text:style-name="P221"><text:span text:style-name="T2">Si no hay nuevas altas del tamaño justo, el archivo </text:span><text:span text:style-name="Strong_20_Emphasis"><text:span text:style-name="T2">queda fragmentado</text:span></text:span><text:span text:style-name="T2">.</text:span></text:p>
        </text:list-item>
        <text:list-item>
          <text:p text:style-name="P221"><text:span text:style-name="T2">Para eliminar huecos, se hace </text:span><text:span text:style-name="Strong_20_Emphasis"><text:span text:style-name="T2">compactación periódica</text:span></text:span><text:span text:style-name="T2">:</text:span></text:p>
          <text:list>
            <text:list-item>
              <text:p text:style-name="P130">Crear un archivo auxiliar.</text:p>
            </text:list-item>
            <text:list-item>
              <text:p text:style-name="P130">Pasar solo los registros válidos.</text:p>
            </text:list-item>
            <text:list-item>
              <text:p text:style-name="P130">Reemplazar el archivo original.</text:p>
            </text:list-item>
          </text:list>
        </text:list-item>
        <text:list-item>
          <text:p text:style-name="P130">Así recuperás espacio.</text:p>
        </text:list-item>
      </text:list>
      <text:p text:style-name="P30"/>
      <text:p text:style-name="Text_20_body"><text:span text:style-name="T2">✅ </text:span><text:span text:style-name="Strong_20_Emphasis"><text:span text:style-name="T2">c. Puede recuperar el espacio disponible compactando el archivo ante cada baja</text:span></text:span></text:p>
      <text:p text:style-name="P25">✔ Correcta, pero poco eficiente.</text:p>
      <text:list text:style-name="L80">
        <text:list-item>
          <text:p text:style-name="P222"><text:span text:style-name="T2">Podrías compactar </text:span><text:span text:style-name="Strong_20_Emphasis"><text:span text:style-name="T2">cada vez</text:span></text:span><text:span text:style-name="T2"> que se borra un registro.</text:span></text:p>
        </text:list-item>
        <text:list-item>
          <text:p text:style-name="P131">Pero sería demasiado costoso (tiempo y recursos).</text:p>
        </text:list-item>
        <text:list-item>
          <text:p text:style-name="P131">Prácticamente nunca se hace así en la vida real → se prefiere compactación periódica.</text:p>
        </text:list-item>
      </text:list>
      <text:p text:style-name="P30"/>
      <text:p text:style-name="Text_20_body"><text:span text:style-name="T2">✅ </text:span><text:span text:style-name="Strong_20_Emphasis"><text:span text:style-name="T2">d. Todas las anteriores</text:span></text:span><text:span text:style-name="T2"> ✅ </text:span><text:span text:style-name="Strong_20_Emphasis"><text:span text:style-name="T2">→ Correcta</text:span></text:span></text:p>
      <text:p text:style-name="P25">✔ Las tres afirmaciones son verdaderas.</text:p>
      <text:list text:style-name="L81">
        <text:list-item>
          <text:p text:style-name="P223"><text:span text:style-name="T2">Todas son formas válidas de </text:span><text:span text:style-name="Strong_20_Emphasis"><text:span text:style-name="T2">recuperar espacio</text:span></text:span><text:span text:style-name="T2"> en archivos de longitud variable.</text:span></text:p>
        </text:list-item>
      </text:list>
      <text:p text:style-name="P30"/>
      <text:h text:style-name="P26" text:outline-level="2">✅ En síntesis</text:h>
      <text:p text:style-name="Quotations"><text:span text:style-name="Strong_20_Emphasis"><text:span text:style-name="T2">La baja en archivos de longitud variable puede recuperar espacio</text:span></text:span><text:span text:style-name="T2">:</text:span></text:p>
      <text:list text:style-name="L82">
        <text:list-item>
          <text:p text:style-name="P60">Reutilizando huecos con nuevas altas.</text:p>
        </text:list-item>
        <text:list-item>
          <text:p text:style-name="P60">Compactando periódicamente.</text:p>
        </text:list-item>
        <text:list-item>
          <text:p text:style-name="P60">Incluso compactando inmediatamente (aunque no es eficiente).</text:p>
        </text:list-item>
      </text:list>
      <text:p text:style-name="P30"/>
      <text:h text:style-name="P2" text:outline-level="2"><text:span text:style-name="T6">✅ </text:span><text:span text:style-name="Strong_20_Emphasis"><text:span text:style-name="T6">Pregunta 15</text:span></text:span></text:h>
      <text:p text:style-name="Text_20_body"><text:span text:style-name="Strong_20_Emphasis"><text:span text:style-name="T2">El procedimiento de alta de información en un archivo:</text:span></text:span></text:p>
      <text:p text:style-name="P25">a. Siempre agrega información al final del archivo<text:line-break/><text:span text:style-name="T4">b. Puede recuperar espacio dado de baja físicamente</text:span><text:line-break/>c. Siempre recupera espacio dado de baja lógicamente<text:line-break/>d. Ninguna de las anteriores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b. Puede recuperar espacio dado de baja físicamente</text:span></text:span></text:p>
      <text:p text:style-name="P30"/>
      <text:h text:style-name="Heading_20_2" text:outline-level="2"><text:soft-page-break/><text:span text:style-name="T2">✅ </text:span><text:span text:style-name="Strong_20_Emphasis"><text:span text:style-name="T2">Explicación</text:span></text:span></text:h>
      <text:h text:style-name="P29" text:outline-level="3">📂 Alta de información</text:h>
      <text:p text:style-name="Text_20_body"><text:span text:style-name="T2">Cuando hacés una </text:span><text:span text:style-name="Strong_20_Emphasis"><text:span text:style-name="T2">alta</text:span></text:span><text:span text:style-name="T2"> en un archivo, pueden pasar dos cosas:</text:span></text:p>
      <text:list text:style-name="L83">
        <text:list-item>
          <text:p text:style-name="P224"><text:span text:style-name="Strong_20_Emphasis"><text:span text:style-name="T2">Agregar al final</text:span></text:span></text:p>
          <text:list>
            <text:list-item>
              <text:p text:style-name="P132">Si no hay huecos, o no te importa reutilizar espacio → simplemente escribís el registro al final.</text:p>
            </text:list-item>
            <text:list-item>
              <text:p text:style-name="P132">Esto es lo más simple.</text:p>
            </text:list-item>
          </text:list>
        </text:list-item>
        <text:list-item>
          <text:p text:style-name="P224"><text:span text:style-name="Strong_20_Emphasis"><text:span text:style-name="T2">Reutilizar espacio libre (espacio físico dado de baja)</text:span></text:span></text:p>
          <text:list>
            <text:list-item>
              <text:p text:style-name="P132">Si hubo bajas lógicas o físicas antes, puede haber huecos.</text:p>
            </text:list-item>
            <text:list-item>
              <text:p text:style-name="P224"><text:span text:style-name="T2">Para no agrandar el archivo, se pueden </text:span><text:span text:style-name="Strong_20_Emphasis"><text:span text:style-name="T2">reutilizar esos espacios</text:span></text:span><text:span text:style-name="T2">.</text:span></text:p>
            </text:list-item>
            <text:list-item>
              <text:p text:style-name="P132">Ej.: lista invertida, tablas de espacio libre, etc.</text:p>
            </text:list-item>
          </text:list>
        </text:list-item>
      </text:list>
      <text:p text:style-name="P30"/>
      <text:h text:style-name="P29" text:outline-level="3">🔎 Analizando las opciones</text:h>
      <text:p text:style-name="Text_20_body"><text:span text:style-name="T2">✅ </text:span><text:span text:style-name="Strong_20_Emphasis"><text:span text:style-name="T2">a. Siempre agrega información al final del archivo</text:span></text:span></text:p>
      <text:list text:style-name="L84">
        <text:list-item>
          <text:p text:style-name="P133">❌ Incorrecta.</text:p>
        </text:list-item>
        <text:list-item>
          <text:p text:style-name="P225"><text:span text:style-name="T2">Alta </text:span><text:span text:style-name="Strong_20_Emphasis"><text:span text:style-name="T2">no siempre agrega al final</text:span></text:span><text:span text:style-name="T2">.</text:span></text:p>
        </text:list-item>
        <text:list-item>
          <text:p text:style-name="P133">Puede usar espacio libre de bajas previas (p. ej. lista invertida).</text:p>
        </text:list-item>
      </text:list>
      <text:p text:style-name="P30"/>
      <text:p text:style-name="Text_20_body"><text:span text:style-name="T2">✅ </text:span><text:span text:style-name="Strong_20_Emphasis"><text:span text:style-name="T2">b. Puede recuperar espacio dado de baja físicamente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85">
        <text:list-item>
          <text:p text:style-name="P134">Cuando se hace una baja física:</text:p>
          <text:list>
            <text:list-item>
              <text:p text:style-name="P134">El registro se borra físicamente del archivo.</text:p>
            </text:list-item>
            <text:list-item>
              <text:p text:style-name="P134">Deja un hueco que se puede reutilizar en una próxima alta.</text:p>
            </text:list-item>
          </text:list>
        </text:list-item>
      </text:list>
      <text:p text:style-name="Text_20_body"><text:span text:style-name="T2">✔ También aplica en </text:span><text:span text:style-name="Strong_20_Emphasis"><text:span text:style-name="T2">baja lógica</text:span></text:span><text:span text:style-name="T2"> si tenés estructuras que controlen espacio libre (lista invertida, etc.).</text:span></text:p>
      <text:p text:style-name="Text_20_body"><text:span text:style-name="T2">→ En general, el alta </text:span><text:span text:style-name="Strong_20_Emphasis"><text:span text:style-name="T2">puede recuperar espacio</text:span></text:span><text:span text:style-name="T2"> dejado por registros borrados, tanto físicos como lógicos.</text:span></text:p>
      <text:p text:style-name="P30"/>
      <text:p text:style-name="Text_20_body"><text:span text:style-name="T2">✅ </text:span><text:span text:style-name="Strong_20_Emphasis"><text:span text:style-name="T2">c. Siempre recupera espacio dado de baja lógicamente</text:span></text:span></text:p>
      <text:list text:style-name="L86">
        <text:list-item>
          <text:p text:style-name="P135">❌ Incorrecta.</text:p>
        </text:list-item>
        <text:list-item>
          <text:p text:style-name="P135">No es obligatorio.</text:p>
        </text:list-item>
        <text:list-item>
          <text:p text:style-name="P135">Podés hacer el alta directamente al final, aunque haya espacio libre.</text:p>
        </text:list-item>
        <text:list-item>
          <text:p text:style-name="P226"><text:span text:style-name="Strong_20_Emphasis"><text:span text:style-name="T2">No siempre se reutiliza espacio libre.</text:span></text:span></text:p>
        </text:list-item>
      </text:list>
      <text:p text:style-name="P30"/>
      <text:p text:style-name="Text_20_body"><text:soft-page-break/><text:span text:style-name="T2">✅ </text:span><text:span text:style-name="Strong_20_Emphasis"><text:span text:style-name="T2">d. Ninguna de las anteriores</text:span></text:span></text:p>
      <text:list text:style-name="L87">
        <text:list-item>
          <text:p text:style-name="P136">❌ Incorrecta.</text:p>
        </text:list-item>
        <text:list-item>
          <text:p text:style-name="P136">La b es correcta.</text:p>
        </text:list-item>
      </text:list>
      <text:p text:style-name="P30"/>
      <text:h text:style-name="P26" text:outline-level="2">✅ Diferencia entre bajas físicas y lógic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Concepto</text:p>
            </table:table-cell>
            <table:table-cell table:style-name="Table1.A1" office:value-type="string">
              <text:p text:style-name="P28">Baja Lógica</text:p>
            </table:table-cell>
            <table:table-cell table:style-name="Table1.A1" office:value-type="string">
              <text:p text:style-name="P28">Baja Física</text:p>
            </table:table-cell>
          </table:table-row>
        </table:table-header-rows>
        <table:table-row>
          <table:table-cell table:style-name="Table1.A1" office:value-type="string">
            <text:p text:style-name="P27">Acción</text:p>
          </table:table-cell>
          <table:table-cell table:style-name="Table1.A1" office:value-type="string">
            <text:p text:style-name="P27">Solo se marca el registro como borrado</text:p>
          </table:table-cell>
          <table:table-cell table:style-name="Table1.A1" office:value-type="string">
            <text:p text:style-name="P27">Se borra físicamente del archivo</text:p>
          </table:table-cell>
        </table:table-row>
        <table:table-row>
          <table:table-cell table:style-name="Table1.A1" office:value-type="string">
            <text:p text:style-name="P27">Espacio</text:p>
          </table:table-cell>
          <table:table-cell table:style-name="Table1.A1" office:value-type="string">
            <text:p text:style-name="P27">Sigue ocupado hasta compactar o reutilizar</text:p>
          </table:table-cell>
          <table:table-cell table:style-name="Table1.A1" office:value-type="string">
            <text:p text:style-name="P27">Libera espacio físicamente</text:p>
          </table:table-cell>
        </table:table-row>
        <table:table-row>
          <table:table-cell table:style-name="Table1.A1" office:value-type="string">
            <text:p text:style-name="P27">Alta puede reutilizar</text:p>
          </table:table-cell>
          <table:table-cell table:style-name="Table1.A1" office:value-type="string">
            <text:p text:style-name="P27">Sí, con técnicas como lista invertida</text:p>
          </table:table-cell>
          <table:table-cell table:style-name="Table1.A1" office:value-type="string">
            <text:p text:style-name="P27">Sí, el hueco está libre</text:p>
          </table:table-cell>
        </table:table-row>
      </table:table>
      <text:p text:style-name="P30"/>
      <text:h text:style-name="P26" text:outline-level="2">✅ Ejemplo</text:h>
      <text:list text:style-name="L88">
        <text:list-item>
          <text:p text:style-name="P137">Archivo de longitud fija:</text:p>
          <text:list>
            <text:list-item>
              <text:p text:style-name="P137">Baja lógica → registro marcado como -1 en el campo clave.</text:p>
            </text:list-item>
            <text:list-item>
              <text:p text:style-name="P137">Alta → si detectás ese hueco, lo podés usar para grabar el nuevo registro.</text:p>
            </text:list-item>
          </text:list>
        </text:list-item>
      </text:list>
      <text:p text:style-name="P30"/>
      <text:h text:style-name="P26" text:outline-level="2">✅ En síntesis</text:h>
      <text:p text:style-name="Quotations"><text:span text:style-name="T2">El alta </text:span><text:span text:style-name="Strong_20_Emphasis"><text:span text:style-name="T2">puede aprovechar espacio libre</text:span></text:span><text:span text:style-name="T2"> si se implementan técnicas de reutilización, pero </text:span><text:span text:style-name="Strong_20_Emphasis"><text:span text:style-name="T2">no siempre es obligatorio</text:span></text:span><text:span text:style-name="T2">. No siempre se agrega al final.</text:span>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b. Puede recuperar espacio dado de baja físicamente.</text:span></text:span></text:p>
      <text:h text:style-name="P2" text:outline-level="2"><text:span text:style-name="T6">✅ </text:span><text:span text:style-name="Strong_20_Emphasis"><text:span text:style-name="T6">Pregunta 16</text:span></text:span></text:h>
      <text:p text:style-name="Text_20_body"><text:span text:style-name="Strong_20_Emphasis"><text:span text:style-name="T2">El proceso de baja lógica (sin ningún agregado de otras operaciones) de un archivo:</text:span></text:span></text:p>
      <text:p text:style-name="P25"><text:span text:style-name="T4">a. Nunca recupera espacio en disco</text:span><text:line-break/>b. Siempre recupera espacio en disco<text:line-break/>c. A veces recupera espacio en disco<text:line-break/>d. No dispongo de información suficiente para responder la pregunta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a. Nunca recupera espacio en disco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la baja lógica?</text:h>
      <text:list text:style-name="L89">
        <text:list-item>
          <text:p text:style-name="P227"><text:span text:style-name="T2">Baja lógica → </text:span><text:span text:style-name="Strong_20_Emphasis"><text:span text:style-name="T2">NO borra físicamente</text:span></text:span><text:span text:style-name="T2"> el registro.</text:span></text:p>
        </text:list-item>
        <text:list-item>
          <text:p text:style-name="P227"><text:span text:style-name="T2">Solo se </text:span><text:span text:style-name="Strong_20_Emphasis"><text:span text:style-name="T2">marca</text:span></text:span><text:span text:style-name="T2"> como borrado:</text:span></text:p>
          <text:list>
            <text:list-item>
              <text:p text:style-name="P138">Se cambia un campo (por ej. clave negativa, flag “borrado”).</text:p>
            </text:list-item>
          </text:list>
        </text:list-item>
        <text:list-item>
          <text:p text:style-name="P227"><text:soft-page-break/><text:span text:style-name="T2">El registro sigue existiendo </text:span><text:span text:style-name="Strong_20_Emphasis"><text:span text:style-name="T2">en el archivo físico</text:span></text:span><text:span text:style-name="T2">.</text:span></text:p>
        </text:list-item>
      </text:list>
      <text:p text:style-name="Text_20_body"><text:span text:style-name="T2">→ </text:span><text:span text:style-name="Strong_20_Emphasis"><text:span text:style-name="T2">No libera espacio en disco.</text:span></text:span><text:span text:style-name="T2"><text:line-break/>→ El archivo </text:span><text:span text:style-name="Strong_20_Emphasis"><text:span text:style-name="T2">no disminuye de tamaño</text:span></text:span><text:span text:style-name="T2">.</text:span></text:p>
      <text:p text:style-name="P30"/>
      <text:h text:style-name="P29" text:outline-level="3">🔎 Analizando las opciones</text:h>
      <text:p text:style-name="Text_20_body"><text:span text:style-name="T2">✅ </text:span><text:span text:style-name="Strong_20_Emphasis"><text:span text:style-name="T2">a. Nunca recupera espacio en disco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90">
        <text:list-item>
          <text:p text:style-name="P228"><text:span text:style-name="T2">Baja lógica </text:span><text:span text:style-name="Strong_20_Emphasis"><text:span text:style-name="T2">nunca reduce el tamaño del archivo</text:span></text:span><text:span text:style-name="T2">.</text:span></text:p>
        </text:list-item>
        <text:list-item>
          <text:p text:style-name="P139">Los bytes siguen ocupando lugar físico.</text:p>
        </text:list-item>
      </text:list>
      <text:p text:style-name="P30"/>
      <text:p text:style-name="Text_20_body"><text:span text:style-name="T2">✅ </text:span><text:span text:style-name="Strong_20_Emphasis"><text:span text:style-name="T2">b. Siempre recupera espacio en disco</text:span></text:span></text:p>
      <text:list text:style-name="L91">
        <text:list-item>
          <text:p text:style-name="P140">❌ Falsa.</text:p>
        </text:list-item>
        <text:list-item>
          <text:p text:style-name="P229"><text:span text:style-name="T2">La baja lógica </text:span><text:span text:style-name="Strong_20_Emphasis"><text:span text:style-name="T2">no borra nada físicamente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. A veces recupera espacio en disco</text:span></text:span></text:p>
      <text:list text:style-name="L92">
        <text:list-item>
          <text:p text:style-name="P141">❌ Incorrecta.</text:p>
        </text:list-item>
        <text:list-item>
          <text:p text:style-name="P230"><text:span text:style-name="T2">No existe “a veces” en baja lógica → </text:span><text:span text:style-name="Strong_20_Emphasis"><text:span text:style-name="T2">jamás recupera espacio físico</text:span></text:span><text:span text:style-name="T2"> por sí sola.</text:span></text:p>
        </text:list-item>
        <text:list-item>
          <text:p text:style-name="P141">Para recuperar espacio, deberías:</text:p>
          <text:list>
            <text:list-item>
              <text:p text:style-name="P141">Compactar.</text:p>
            </text:list-item>
            <text:list-item>
              <text:p text:style-name="P141">Reutilizar huecos con altas.</text:p>
            </text:list-item>
          </text:list>
        </text:list-item>
      </text:list>
      <text:p text:style-name="P30"/>
      <text:p text:style-name="Text_20_body"><text:span text:style-name="T2">✅ </text:span><text:span text:style-name="Strong_20_Emphasis"><text:span text:style-name="T2">d. No dispongo de información suficiente para responder la pregunta</text:span></text:span></text:p>
      <text:list text:style-name="L93">
        <text:list-item>
          <text:p text:style-name="P142">❌ Incorrecta.</text:p>
        </text:list-item>
        <text:list-item>
          <text:p text:style-name="P231"><text:span text:style-name="T2">La definición es clara → la baja lógica </text:span><text:span text:style-name="Strong_20_Emphasis"><text:span text:style-name="T2">no recupera espacio físico</text:span></text:span><text:span text:style-name="T2">.</text:span></text:p>
        </text:list-item>
      </text:list>
      <text:p text:style-name="P30"/>
      <text:h text:style-name="P26" text:outline-level="2">✅ Diferencia clav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8">Baja Lógica</text:p>
            </table:table-cell>
            <table:table-cell table:style-name="Table2.A1" office:value-type="string">
              <text:p text:style-name="P28">Baja Física</text:p>
            </table:table-cell>
          </table:table-row>
        </table:table-header-rows>
        <table:table-row>
          <table:table-cell table:style-name="Table2.A1" office:value-type="string">
            <text:p text:style-name="P27">No elimina físicamente</text:p>
          </table:table-cell>
          <table:table-cell table:style-name="Table2.A1" office:value-type="string">
            <text:p text:style-name="P27">Borra físicamente el registro</text:p>
          </table:table-cell>
        </table:table-row>
        <table:table-row>
          <table:table-cell table:style-name="Table2.A1" office:value-type="string">
            <text:p text:style-name="P27">No libera espacio</text:p>
          </table:table-cell>
          <table:table-cell table:style-name="Table2.A1" office:value-type="string">
            <text:p text:style-name="P27">Libera espacio en disco</text:p>
          </table:table-cell>
        </table:table-row>
        <table:table-row>
          <table:table-cell table:style-name="Table2.A1" office:value-type="string">
            <text:p text:style-name="P27">Archivo no achica</text:p>
          </table:table-cell>
          <table:table-cell table:style-name="Table2.A1" office:value-type="string">
            <text:p text:style-name="P27">Archivo puede achicarse</text:p>
          </table:table-cell>
        </table:table-row>
        <table:table-row>
          <table:table-cell table:style-name="Table2.A1" office:value-type="string">
            <text:p text:style-name="P27">Ej.: lista invertida</text:p>
          </table:table-cell>
          <table:table-cell table:style-name="Table2.A1" office:value-type="string">
            <text:p text:style-name="P27">Compactación o baja directa</text:p>
          </table:table-cell>
        </table:table-row>
      </table:table>
      <text:p text:style-name="P30"/>
      <text:h text:style-name="P26" text:outline-level="2"><text:soft-page-break/>✅ Ejemplo</text:h>
      <text:p text:style-name="P25">Antes:</text:p>
      <text:p text:style-name="P31">nginx</text:p>
      <text:p text:style-name="P31">CopiarEditar</text:p>
      <text:p text:style-name="P44"><text:span text:style-name="Source_20_Text"><text:span text:style-name="T2">Registro 1 → DNI = 100</text:span></text:span></text:p>
      <text:p text:style-name="P44"><text:span text:style-name="Source_20_Text"><text:span text:style-name="T2">Registro 2 → DNI = 200</text:span></text:span></text:p>
      <text:p text:style-name="P45"><text:span text:style-name="Source_20_Text"><text:span text:style-name="T2">Registro 3 → DNI = 300</text:span></text:span></text:p>
      <text:p text:style-name="P25">Hacés baja lógica del registro 2:</text:p>
      <text:p text:style-name="P31">nginx</text:p>
      <text:p text:style-name="P31">CopiarEditar</text:p>
      <text:p text:style-name="P45"><text:span text:style-name="Source_20_Text"><text:span text:style-name="T2">Registro 2 → DNI = -200 (marcado como borrado)</text:span></text:span></text:p>
      <text:p text:style-name="Text_20_body"><text:span text:style-name="T2">→ El archivo </text:span><text:span text:style-name="Strong_20_Emphasis"><text:span text:style-name="T2">sigue ocupando exactamente el mismo tamaño</text:span></text:span><text:span text:style-name="T2">.</text:span></text:p>
      <text:p text:style-name="P30"/>
      <text:h text:style-name="P26" text:outline-level="2">✅ En síntesis</text:h>
      <text:p text:style-name="Quotations"><text:span text:style-name="Strong_20_Emphasis"><text:span text:style-name="T2">La baja lógica nunca libera espacio en disco.</text:span></text:span><text:span text:style-name="T2"> Solo marca el registro como borrado. El espacio se podrá recuperar después, pero </text:span><text:span text:style-name="Strong_20_Emphasis"><text:span text:style-name="T2">no como consecuencia directa de la baja lógica.</text:span></text:span>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a. Nunca recupera espacio en disco.</text:span></text:span></text:p>
      <text:h text:style-name="P2" text:outline-level="2"><text:span text:style-name="T6">✅ </text:span><text:span text:style-name="Strong_20_Emphasis"><text:span text:style-name="T6">Pregunta 17</text:span></text:span></text:h>
      <text:p text:style-name="Text_20_body"><text:span text:style-name="Strong_20_Emphasis"><text:span text:style-name="T2">Dado un archivo:</text:span></text:span></text:p>
      <text:p text:style-name="P25">a. Siempre se necesita tener un índice asociado<text:line-break/>b. Un índice asociado le permite optimizar las operaciones de alta<text:line-break/>c. Siempre debe estar ordenado<text:line-break/><text:span text:style-name="T4">d. Ninguna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Ninguna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Conceptos clave</text:h>
      <text:list text:style-name="L94">
        <text:list-item>
          <text:p text:style-name="P143">Un archivo puede existir sin índice (archivo secuencial simple).</text:p>
        </text:list-item>
        <text:list-item>
          <text:p text:style-name="P232"><text:span text:style-name="T2">Un índice es una estructura adicional que ayuda a </text:span><text:span text:style-name="Strong_20_Emphasis"><text:span text:style-name="T2">optimizar búsquedas</text:span></text:span><text:span text:style-name="T2">, no siempre es obligatorio.</text:span></text:p>
        </text:list-item>
        <text:list-item>
          <text:p text:style-name="P143">Ordenar un archivo no siempre es obligatorio, depende del tipo y uso.</text:p>
        </text:list-item>
      </text:list>
      <text:p text:style-name="P30"/>
      <text:h text:style-name="P29" text:outline-level="3">🔎 Analizando las opciones</text:h>
      <text:p text:style-name="Text_20_body"><text:span text:style-name="T2">✅ </text:span><text:span text:style-name="Strong_20_Emphasis"><text:span text:style-name="T2">a. Siempre se necesita tener un índice asociado</text:span></text:span></text:p>
      <text:list text:style-name="L95">
        <text:list-item>
          <text:p text:style-name="P144"><text:soft-page-break/>❌ Incorrecto.</text:p>
        </text:list-item>
        <text:list-item>
          <text:p text:style-name="P144">No siempre es necesario.</text:p>
        </text:list-item>
        <text:list-item>
          <text:p text:style-name="P144">Archivos secuenciales simples no tienen índice.</text:p>
        </text:list-item>
        <text:list-item>
          <text:p text:style-name="P144">Índices se usan para mejorar rendimiento, no es requisito.</text:p>
        </text:list-item>
      </text:list>
      <text:p text:style-name="P30"/>
      <text:p text:style-name="Text_20_body"><text:span text:style-name="T2">✅ </text:span><text:span text:style-name="Strong_20_Emphasis"><text:span text:style-name="T2">b. Un índice asociado le permite optimizar las operaciones de alta</text:span></text:span></text:p>
      <text:list text:style-name="L96">
        <text:list-item>
          <text:p text:style-name="P145">❌ Incorrecto.</text:p>
        </text:list-item>
        <text:list-item>
          <text:p text:style-name="P233"><text:span text:style-name="T2">El índice ayuda en </text:span><text:span text:style-name="Strong_20_Emphasis"><text:span text:style-name="T2">búsquedas</text:span></text:span><text:span text:style-name="T2"> y </text:span><text:span text:style-name="Strong_20_Emphasis"><text:span text:style-name="T2">lecturas rápidas</text:span></text:span><text:span text:style-name="T2">.</text:span></text:p>
        </text:list-item>
        <text:list-item>
          <text:p text:style-name="P145">Las altas pueden ser más complejas con índices porque hay que actualizar el índice, no necesariamente optimizadas.</text:p>
        </text:list-item>
      </text:list>
      <text:p text:style-name="P30"/>
      <text:p text:style-name="Text_20_body"><text:span text:style-name="T2">✅ </text:span><text:span text:style-name="Strong_20_Emphasis"><text:span text:style-name="T2">c. Siempre debe estar ordenado</text:span></text:span></text:p>
      <text:list text:style-name="L97">
        <text:list-item>
          <text:p text:style-name="P146">❌ Incorrecto.</text:p>
        </text:list-item>
        <text:list-item>
          <text:p text:style-name="P146">Archivos pueden ser no ordenados (serie).</text:p>
        </text:list-item>
        <text:list-item>
          <text:p text:style-name="P146">Solo ciertos tipos de archivos (secuenciales ordenados, indexados) deben estar ordenados.</text:p>
        </text:list-item>
      </text:list>
      <text:p text:style-name="P30"/>
      <text:p text:style-name="Text_20_body"><text:span text:style-name="T2">✅ </text:span><text:span text:style-name="Strong_20_Emphasis"><text:span text:style-name="T2">d. Ninguna</text:span></text:span></text:p>
      <text:p text:style-name="Text_20_body"><text:span text:style-name="T2">✅ </text:span><text:span text:style-name="Strong_20_Emphasis"><text:span text:style-name="T2">Correcta.</text:span></text:span></text:p>
      <text:list text:style-name="L98">
        <text:list-item>
          <text:p text:style-name="P147">Porque ninguna de las afirmaciones anteriores es necesariamente verdadera.</text:p>
        </text:list-item>
      </text:list>
      <text:p text:style-name="P30"/>
      <text:h text:style-name="P26" text:outline-level="2">✅ En síntesis</text:h>
      <text:p text:style-name="P32">No es obligatorio que un archivo tenga índice, ni que esté ordenado, ni que las altas se optimicen por tener índice.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Respuesta correcta: d. Ninguna.</text:span></text:span></text:p>
      <text:h text:style-name="P2" text:outline-level="2"><text:span text:style-name="T6">✅ </text:span><text:span text:style-name="Strong_20_Emphasis"><text:span text:style-name="T6">Pregunta 18</text:span></text:span></text:h>
      <text:p text:style-name="Text_20_body"><text:span text:style-name="Strong_20_Emphasis"><text:span text:style-name="T2">Una clave candidata:</text:span></text:span></text:p>
      <text:p text:style-name="P25">a. Admite repeticiones de valores<text:line-break/>b. Admite repeticiones de campos<text:line-break/><text:span text:style-name="T4">c. Podría haber sido elegida como clave primaria</text:span><text:line-break/>d. Tiene exactamente las mismas características que la clave primaria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c. Podría haber sido elegida como clave primaria</text:span></text:span></text:p>
      <text:p text:style-name="P30"/>
      <text:h text:style-name="Heading_20_2" text:outline-level="2"><text:soft-page-break/><text:span text:style-name="T2">✅ </text:span><text:span text:style-name="Strong_20_Emphasis"><text:span text:style-name="T2">Explicación</text:span></text:span></text:h>
      <text:h text:style-name="P29" text:outline-level="3">📂 ¿Qué es una clave candidata?</text:h>
      <text:list text:style-name="L99">
        <text:list-item>
          <text:p text:style-name="P234"><text:span text:style-name="T2">Una </text:span><text:span text:style-name="Strong_20_Emphasis"><text:span text:style-name="T2">clave candidata</text:span></text:span><text:span text:style-name="T2"> es cualquier campo (o combinación de campos) que:</text:span></text:p>
          <text:list>
            <text:list-item>
              <text:p text:style-name="P234"><text:span text:style-name="T2">Identifica de manera </text:span><text:span text:style-name="Strong_20_Emphasis"><text:span text:style-name="T2">única</text:span></text:span><text:span text:style-name="T2"> cada registro de la tabla o archivo.</text:span></text:p>
            </text:list-item>
            <text:list-item>
              <text:p text:style-name="P148">No admite valores nulos ni repetidos.</text:p>
            </text:list-item>
          </text:list>
        </text:list-item>
        <text:list-item>
          <text:p text:style-name="P234"><text:span text:style-name="T2">De todas las claves candidatas, se </text:span><text:span text:style-name="Strong_20_Emphasis"><text:span text:style-name="T2">elige una como clave primaria</text:span></text:span><text:span text:style-name="T2">.</text:span></text:p>
        </text:list-item>
      </text:list>
      <text:p text:style-name="Text_20_body"><text:span text:style-name="T2">→ Todas las claves candidatas </text:span><text:span text:style-name="Strong_20_Emphasis"><text:span text:style-name="T2">son únicas</text:span></text:span><text:span text:style-name="T2">, pero solo una se designa como primaria.</text:span></text:p>
      <text:p text:style-name="P30"/>
      <text:h text:style-name="P29" text:outline-level="3">🔎 Analizando cada opción</text:h>
      <text:p text:style-name="Text_20_body"><text:span text:style-name="T2">✅ </text:span><text:span text:style-name="Strong_20_Emphasis"><text:span text:style-name="T2">a. Admite repeticiones de valores</text:span></text:span></text:p>
      <text:list text:style-name="L100">
        <text:list-item>
          <text:p text:style-name="P149">❌ Incorrecta.</text:p>
        </text:list-item>
        <text:list-item>
          <text:p text:style-name="P235"><text:span text:style-name="T2">Una clave candidata </text:span><text:span text:style-name="Strong_20_Emphasis"><text:span text:style-name="T2">no puede tener valores repetidos</text:span></text:span><text:span text:style-name="T2">.</text:span></text:p>
        </text:list-item>
        <text:list-item>
          <text:p text:style-name="P149">Ejemplo incorrecto:</text:p>
          <text:p text:style-name="P55">nginx</text:p>
          <text:p text:style-name="P55">CopiarEditar</text:p>
          <text:p text:style-name="P58"><text:span text:style-name="Source_20_Text"><text:span text:style-name="T2">DNI</text:span></text:span></text:p>
          <text:p text:style-name="P58"><text:span text:style-name="Source_20_Text"><text:span text:style-name="T2">100</text:span></text:span></text:p>
          <text:p text:style-name="P59"><text:span text:style-name="Source_20_Text"><text:span text:style-name="T2">100 ← repetido → no sería clave candidata</text:span>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Admite repeticiones de campos</text:span></text:span></text:p>
      <text:list text:style-name="L101">
        <text:list-item>
          <text:p text:style-name="P150">❌ Incorrecta.</text:p>
        </text:list-item>
        <text:list-item>
          <text:p text:style-name="P150">No tiene sentido hablar de “repetición de campos”.</text:p>
        </text:list-item>
        <text:list-item>
          <text:p text:style-name="P236"><text:span text:style-name="T2">Los campos son atributos. Lo que importa es que los </text:span><text:span text:style-name="Strong_20_Emphasis"><text:span text:style-name="T2">valores no se repitan</text:span></text:span><text:span text:style-name="T2">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. Podría haber sido elegida como clave primaria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102">
        <text:list-item>
          <text:p text:style-name="P237"><text:span text:style-name="Strong_20_Emphasis"><text:span text:style-name="T2">Definición precisa</text:span></text:span><text:span text:style-name="T2">:</text:span></text:p>
          <text:p text:style-name="P61"><text:span text:style-name="T2">Una clave candidata es aquella que </text:span><text:span text:style-name="Strong_20_Emphasis"><text:span text:style-name="T2">podría haberse elegido como clave primaria</text:span></text:span><text:span text:style-name="T2">, porque también garantiza unicidad.</text:span></text:p>
        </text:list-item>
        <text:list-item>
          <text:p text:style-name="P151">Ejemplo:</text:p>
          <text:list>
            <text:list-item>
              <text:p text:style-name="P151">En una tabla de empleados:</text:p>
              <text:list>
                <text:list-item>
                  <text:p text:style-name="P151">DNI → clave candidata</text:p>
                </text:list-item>
                <text:list-item>
                  <text:p text:style-name="P151">Nro de Legajo → clave candidata</text:p>
                </text:list-item>
              </text:list>
            </text:list-item>
            <text:list-item>
              <text:p text:style-name="P237"><text:span text:style-name="T2">Se elige como clave primaria </text:span><text:span text:style-name="Strong_20_Emphasis"><text:span text:style-name="T2">solo una</text:span></text:span><text:span text:style-name="T2">, pero ambas son candidatas.</text:span></text:p>
            </text:list-item>
          </text:list>
        </text:list-item>
      </text:list>
      <text:p text:style-name="P30"><text:soft-page-break/></text:p>
      <text:p text:style-name="Text_20_body"><text:span text:style-name="T2">✅ </text:span><text:span text:style-name="Strong_20_Emphasis"><text:span text:style-name="T2">d. Tiene exactamente las mismas características que la clave primaria</text:span></text:span></text:p>
      <text:list text:style-name="L103">
        <text:list-item>
          <text:p text:style-name="P152">❌ Incorrecta.</text:p>
        </text:list-item>
        <text:list-item>
          <text:p text:style-name="P238"><text:span text:style-name="T2">Aunque son similares (ambas son únicas), </text:span><text:span text:style-name="Strong_20_Emphasis"><text:span text:style-name="T2">solo la clave primaria es la elegida oficialmente</text:span></text:span><text:span text:style-name="T2"> como referencia principal de la tabla.</text:span></text:p>
        </text:list-item>
        <text:list-item>
          <text:p text:style-name="P152">Además:</text:p>
          <text:list>
            <text:list-item>
              <text:p text:style-name="P238"><text:span text:style-name="T2">La clave primaria </text:span><text:span text:style-name="Strong_20_Emphasis"><text:span text:style-name="T2">no admite valores nulos</text:span></text:span><text:span text:style-name="T2">.</text:span></text:p>
            </text:list-item>
            <text:list-item>
              <text:p text:style-name="P152">Las candidatas pueden tener restricciones distintas si no se eligen como primaria (aunque casi siempre comparten características).</text:p>
            </text:list-item>
          </text:list>
        </text:list-item>
      </text:list>
      <text:p text:style-name="P30"/>
      <text:h text:style-name="P26" text:outline-level="2">✅ En síntesis</text:h>
      <text:p text:style-name="Quotations"><text:span text:style-name="T2">Una </text:span><text:span text:style-name="Strong_20_Emphasis"><text:span text:style-name="T2">clave candidata es un atributo o combinación de atributos que identifica unívocamente a cada registro</text:span></text:span><text:span text:style-name="T2"> y </text:span><text:span text:style-name="Strong_20_Emphasis"><text:span text:style-name="T2">podría haber sido elegida clave primaria</text:span></text:span><text:span text:style-name="T2">.</text:span></text:p>
      <text:h text:style-name="P2" text:outline-level="2"><text:span text:style-name="T6">✅ </text:span><text:span text:style-name="Strong_20_Emphasis"><text:span text:style-name="T6">Pregunta 19</text:span></text:span></text:h>
      <text:p text:style-name="Text_20_body"><text:span text:style-name="Strong_20_Emphasis"><text:span text:style-name="T2">El proceso de compactación de un archivo tiene sentido ser aplicado:</text:span></text:span></text:p>
      <text:p text:style-name="P25">a. Luego de realizar una operación de alta<text:line-break/><text:span text:style-name="T4">b. Luego de realizar una operación de baja lógica</text:span><text:line-break/>c. Luego de realizar una operación de baja físicamente<text:line-break/>d. Luego de realizar una operación de modificación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b. Luego de realizar una operación de baja lógica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compactar un archivo?</text:h>
      <text:p text:style-name="Text_20_body"><text:span text:style-name="Strong_20_Emphasis"><text:span text:style-name="T2">Compactar</text:span></text:span><text:span text:style-name="T2"> significa:</text:span></text:p>
      <text:list text:style-name="L104">
        <text:list-item>
          <text:p text:style-name="P239"><text:span text:style-name="Strong_20_Emphasis"><text:span text:style-name="T2">Eliminar físicamente los registros marcados como borrados.</text:span></text:span></text:p>
        </text:list-item>
        <text:list-item>
          <text:p text:style-name="P153">Reorganizar el archivo para:</text:p>
          <text:list>
            <text:list-item>
              <text:p text:style-name="P153">Eliminar huecos.</text:p>
            </text:list-item>
            <text:list-item>
              <text:p text:style-name="P153">Reducir tamaño.</text:p>
            </text:list-item>
            <text:list-item>
              <text:p text:style-name="P153">Mejorar velocidad de acceso.</text:p>
            </text:list-item>
          </text:list>
        </text:list-item>
      </text:list>
      <text:p text:style-name="P30"/>
      <text:h text:style-name="P29" text:outline-level="3">🔎 Analizando cada opción</text:h>
      <text:p text:style-name="Text_20_body"><text:span text:style-name="T2">✅ </text:span><text:span text:style-name="Strong_20_Emphasis"><text:span text:style-name="T2">a. Luego de realizar una operación de alta</text:span></text:span></text:p>
      <text:list text:style-name="L105">
        <text:list-item>
          <text:p text:style-name="P154">❌ Incorrecta.</text:p>
        </text:list-item>
        <text:list-item>
          <text:p text:style-name="P240"><text:soft-page-break/><text:span text:style-name="T2">Una alta agrega registros → </text:span><text:span text:style-name="Strong_20_Emphasis"><text:span text:style-name="T2">no genera huecos</text:span></text:span><text:span text:style-name="T2"> que justifiquen compactar.</text:span></text:p>
        </text:list-item>
      </text:list>
      <text:p text:style-name="P30"/>
      <text:p text:style-name="Text_20_body"><text:span text:style-name="T2">✅ </text:span><text:span text:style-name="Strong_20_Emphasis"><text:span text:style-name="T2">b. Luego de realizar una operación de baja lógica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106">
        <text:list-item>
          <text:p text:style-name="P241"><text:span text:style-name="T2">La </text:span><text:span text:style-name="Strong_20_Emphasis"><text:span text:style-name="T2">baja lógica</text:span></text:span><text:span text:style-name="T2">:</text:span></text:p>
          <text:list>
            <text:list-item>
              <text:p text:style-name="P155">Solo marca el registro como “borrado”.</text:p>
            </text:list-item>
            <text:list-item>
              <text:p text:style-name="P155">No libera espacio físico.</text:p>
            </text:list-item>
          </text:list>
        </text:list-item>
        <text:list-item>
          <text:p text:style-name="P155">Después de muchas bajas lógicas:</text:p>
          <text:list>
            <text:list-item>
              <text:p text:style-name="P155">El archivo queda lleno de “huecos”.</text:p>
            </text:list-item>
            <text:list-item>
              <text:p text:style-name="P155">Crece innecesariamente en tamaño.</text:p>
            </text:list-item>
          </text:list>
        </text:list-item>
        <text:list-item>
          <text:p text:style-name="P241"><text:span text:style-name="Strong_20_Emphasis"><text:span text:style-name="T2">Compactar</text:span></text:span><text:span text:style-name="T2"> elimina esos registros marcados y reduce espacio.</text:span></text:p>
        </text:list-item>
      </text:list>
      <text:p text:style-name="P30"/>
      <text:p text:style-name="Text_20_body"><text:span text:style-name="T2">✅ </text:span><text:span text:style-name="Strong_20_Emphasis"><text:span text:style-name="T2">c. Luego de realizar una operación de baja físicamente</text:span></text:span></text:p>
      <text:list text:style-name="L107">
        <text:list-item>
          <text:p text:style-name="P156">❌ Incorrecta.</text:p>
        </text:list-item>
        <text:list-item>
          <text:p text:style-name="P242"><text:span text:style-name="T2">Una baja física </text:span><text:span text:style-name="Strong_20_Emphasis"><text:span text:style-name="T2">ya libera espacio</text:span></text:span><text:span text:style-name="T2">, porque borra físicamente el registro.</text:span></text:p>
        </text:list-item>
        <text:list-item>
          <text:p text:style-name="P156">Compactar es innecesario en ese caso (o al menos, mucho menos relevante).</text:p>
        </text:list-item>
      </text:list>
      <text:p text:style-name="P30"/>
      <text:p text:style-name="Text_20_body"><text:span text:style-name="T2">✅ </text:span><text:span text:style-name="Strong_20_Emphasis"><text:span text:style-name="T2">d. Luego de realizar una operación de modificación</text:span></text:span></text:p>
      <text:list text:style-name="L108">
        <text:list-item>
          <text:p text:style-name="P157">❌ Incorrecta.</text:p>
        </text:list-item>
        <text:list-item>
          <text:p text:style-name="P157">Modificar datos no genera huecos ni registros marcados como borrados.</text:p>
        </text:list-item>
        <text:list-item>
          <text:p text:style-name="P157">Compactar no es necesario.</text:p>
        </text:list-item>
      </text:list>
      <text:p text:style-name="P30"/>
      <text:h text:style-name="P26" text:outline-level="2">✅ Ejemplo</text:h>
      <text:h text:style-name="P29" text:outline-level="3">Antes (después de bajas lógicas):</text:h>
      <text:p text:style-name="P31">nginx</text:p>
      <text:p text:style-name="P31">CopiarEditar</text:p>
      <text:p text:style-name="P44"><text:span text:style-name="Source_20_Text"><text:span text:style-name="T2">Reg 1 → válido</text:span></text:span></text:p>
      <text:p text:style-name="P44"><text:span text:style-name="Source_20_Text"><text:span text:style-name="T2">Reg 2 → borrado lógico</text:span></text:span></text:p>
      <text:p text:style-name="P44"><text:span text:style-name="Source_20_Text"><text:span text:style-name="T2">Reg 3 → válido</text:span></text:span></text:p>
      <text:p text:style-name="P44"><text:span text:style-name="Source_20_Text"><text:span text:style-name="T2">Reg 4 → borrado lógico</text:span></text:span></text:p>
      <text:p text:style-name="P45"><text:span text:style-name="Source_20_Text"><text:span text:style-name="T2">Reg 5 → válido</text:span></text:span></text:p>
      <text:h text:style-name="P29" text:outline-level="3">Después de compactar:</text:h>
      <text:p text:style-name="P31">nginx</text:p>
      <text:p text:style-name="P31">CopiarEditar</text:p>
      <text:p text:style-name="P44"><text:span text:style-name="Source_20_Text"><text:span text:style-name="T2">Reg 1 → válido</text:span></text:span></text:p>
      <text:p text:style-name="P44"><text:soft-page-break/><text:span text:style-name="Source_20_Text"><text:span text:style-name="T2">Reg 3 → válido</text:span></text:span></text:p>
      <text:p text:style-name="P45"><text:span text:style-name="Source_20_Text"><text:span text:style-name="T2">Reg 5 → válido</text:span></text:span></text:p>
      <text:p text:style-name="Text_20_body"><text:span text:style-name="T2">→ </text:span><text:span text:style-name="Strong_20_Emphasis"><text:span text:style-name="T2">Archivo más chico, sin huecos.</text:span></text:span></text:p>
      <text:p text:style-name="P30"/>
      <text:h text:style-name="P26" text:outline-level="2">✅ Diferencia clav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8">Baja lógica</text:p>
            </table:table-cell>
            <table:table-cell table:style-name="Table3.A1" office:value-type="string">
              <text:p text:style-name="P28">Baja física</text:p>
            </table:table-cell>
          </table:table-row>
        </table:table-header-rows>
        <table:table-row>
          <table:table-cell table:style-name="Table3.A1" office:value-type="string">
            <text:p text:style-name="P27">Solo marca el registro como borrado</text:p>
          </table:table-cell>
          <table:table-cell table:style-name="Table3.A1" office:value-type="string">
            <text:p text:style-name="P27">Borra físicamente el registro</text:p>
          </table:table-cell>
        </table:table-row>
        <table:table-row>
          <table:table-cell table:style-name="Table3.A1" office:value-type="string">
            <text:p text:style-name="P27">No libera espacio físico</text:p>
          </table:table-cell>
          <table:table-cell table:style-name="Table3.A1" office:value-type="string">
            <text:p text:style-name="P27">Libera espacio físico</text:p>
          </table:table-cell>
        </table:table-row>
        <table:table-row>
          <table:table-cell table:style-name="Table3.A1" office:value-type="string">
            <text:p text:style-name="P27">Necesita compactación para achicar archivo</text:p>
          </table:table-cell>
          <table:table-cell table:style-name="Table3.A1" office:value-type="string">
            <text:p text:style-name="P27">No necesariamente requiere compactación</text:p>
          </table:table-cell>
        </table:table-row>
      </table:table>
      <text:p text:style-name="P30"/>
      <text:h text:style-name="P26" text:outline-level="2">✅ En síntesis</text:h>
      <text:p text:style-name="Quotations"><text:span text:style-name="Strong_20_Emphasis"><text:span text:style-name="T2">Compactar un archivo tiene sentido después de realizar bajas lógicas</text:span></text:span><text:span text:style-name="T2">, para eliminar los registros marcados como borrados y aprovechar espacio.</text:span>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b. Luego de realizar una operación de baja lógica.</text:span></text:span></text:p>
      <text:h text:style-name="P3" text:outline-level="2">✅ <text:span text:style-name="Strong_20_Emphasis">Pregunta 20</text:span></text:h>
      <text:p text:style-name="Text_20_body"><text:span text:style-name="Strong_20_Emphasis"><text:span text:style-name="T2">El acceso promedio para recuperar un dato en un archivo desordenado:</text:span></text:span></text:p>
      <text:p text:style-name="P25"><text:span text:style-name="T4">a. Tiene orden lineal</text:span><text:line-break/>b. Tiene orden logarítmico<text:line-break/>c. Tiene orden constante (1)<text:line-break/>d. No tengo datos suficientes para responder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a. Tiene orden lineal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Archivos desordenados (archivo serie)</text:h>
      <text:list text:style-name="L109">
        <text:list-item>
          <text:p text:style-name="P243"><text:span text:style-name="T2">Un archivo </text:span><text:span text:style-name="Strong_20_Emphasis"><text:span text:style-name="T2">desordenado</text:span></text:span><text:span text:style-name="T2"> (serie) no tiene ningún orden lógico por clave.</text:span></text:p>
        </text:list-item>
        <text:list-item>
          <text:p text:style-name="P158">Para buscar un dato:</text:p>
          <text:list>
            <text:list-item>
              <text:p text:style-name="P158">Debés leer registro por registro.</text:p>
            </text:list-item>
            <text:list-item>
              <text:p text:style-name="P158">Comparás cada clave hasta encontrar el dato o llegar al final.</text:p>
            </text:list-item>
          </text:list>
        </text:list-item>
      </text:list>
      <text:p text:style-name="Text_20_body"><text:span text:style-name="T2">Eso implica </text:span><text:span text:style-name="Strong_20_Emphasis"><text:span text:style-name="T2">búsqueda secuencial</text:span></text:span><text:span text:style-name="T2"> → orden </text:span><text:span text:style-name="Strong_20_Emphasis"><text:span text:style-name="T2">lineal</text:span></text:span><text:span text:style-name="T2">.</text:span></text:p>
      <text:p text:style-name="P30"/>
      <text:h text:style-name="P29" text:outline-level="3">🔎 Analizando las opciones</text:h>
      <text:p text:style-name="Text_20_body"><text:span text:style-name="T2">✅ </text:span><text:span text:style-name="Strong_20_Emphasis"><text:span text:style-name="T2">a. Tiene orden lineal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110">
        <text:list-item>
          <text:p text:style-name="P159"><text:soft-page-break/>Significa que, en promedio, recorrerás:</text:p>
          <text:p text:style-name="P160"> registrosN registros/2 </text:p>
        </text:list-item>
        <text:list-item>
          <text:p text:style-name="P159">Ejemplo:</text:p>
          <text:list>
            <text:list-item>
              <text:p text:style-name="P159">Archivo con 1.000 registros → en promedio, encontrarías el dato en 500 accesos.</text:p>
            </text:list-item>
          </text:list>
        </text:list-item>
      </text:list>
      <text:p text:style-name="Text_20_body"><text:span text:style-name="T2">→ </text:span><text:span text:style-name="Strong_20_Emphasis"><text:span text:style-name="T2">Complejidad: O(n)</text:span></text:span></text:p>
      <text:p text:style-name="P30"/>
      <text:p text:style-name="Text_20_body"><text:span text:style-name="T2">✅ </text:span><text:span text:style-name="Strong_20_Emphasis"><text:span text:style-name="T2">b. Tiene orden logarítmico</text:span></text:span></text:p>
      <text:list text:style-name="L111">
        <text:list-item>
          <text:p text:style-name="P161">❌ Incorrecta.</text:p>
        </text:list-item>
        <text:list-item>
          <text:p text:style-name="P244"><text:span text:style-name="T2">Búsqueda logarítmica (O(log n)) → solo posible en archivos </text:span><text:span text:style-name="Strong_20_Emphasis"><text:span text:style-name="T2">ordenados</text:span></text:span><text:span text:style-name="T2">, donde podés aplicar </text:span><text:span text:style-name="Strong_20_Emphasis"><text:span text:style-name="T2">búsqueda dicotómica</text:span></text:span><text:span text:style-name="T2">.</text:span></text:p>
        </text:list-item>
        <text:list-item>
          <text:p text:style-name="P161">No es posible en archivos desordenados.</text:p>
        </text:list-item>
      </text:list>
      <text:p text:style-name="P30"/>
      <text:p text:style-name="Text_20_body"><text:span text:style-name="T2">✅ </text:span><text:span text:style-name="Strong_20_Emphasis"><text:span text:style-name="T2">c. Tiene orden constante (1)</text:span></text:span></text:p>
      <text:list text:style-name="L112">
        <text:list-item>
          <text:p text:style-name="P162">❌ Incorrecta.</text:p>
        </text:list-item>
        <text:list-item>
          <text:p text:style-name="P162">Acceso constante (O(1)) sería acceso directo:</text:p>
          <text:list>
            <text:list-item>
              <text:p text:style-name="P162">Ej.: usando NRR en archivos de longitud fija.</text:p>
            </text:list-item>
            <text:list-item>
              <text:p text:style-name="P162">O acceso indexado directo.</text:p>
            </text:list-item>
          </text:list>
        </text:list-item>
        <text:list-item>
          <text:p text:style-name="P162">No es posible en archivos desordenados sin estructura auxiliar.</text:p>
        </text:list-item>
      </text:list>
      <text:p text:style-name="P30"/>
      <text:p text:style-name="Text_20_body"><text:span text:style-name="T2">✅ </text:span><text:span text:style-name="Strong_20_Emphasis"><text:span text:style-name="T2">d. No tengo datos suficientes para responder</text:span></text:span></text:p>
      <text:list text:style-name="L113">
        <text:list-item>
          <text:p text:style-name="P163">❌ Incorrecta.</text:p>
        </text:list-item>
        <text:list-item>
          <text:p text:style-name="P163">Sí tenemos datos:</text:p>
          <text:list>
            <text:list-item>
              <text:p text:style-name="P163">El archivo está desordenado → implica búsqueda secuencial.</text:p>
            </text:list-item>
          </text:list>
        </text:list-item>
      </text:list>
      <text:p text:style-name="P30"/>
      <text:h text:style-name="P26" text:outline-level="2">✅ Ejemplo</text:h>
      <text:p text:style-name="P25">Archivo desordenado:</text:p>
      <text:p text:style-name="P31">python-repl</text:p>
      <text:p text:style-name="P31">CopiarEditar</text:p>
      <text:p text:style-name="P44"><text:span text:style-name="Source_20_Text"><text:span text:style-name="T2">Reg1 → DNI 145</text:span></text:span></text:p>
      <text:p text:style-name="P44"><text:span text:style-name="Source_20_Text"><text:span text:style-name="T2">Reg2 → DNI 239</text:span></text:span></text:p>
      <text:p text:style-name="P44"><text:span text:style-name="Source_20_Text"><text:span text:style-name="T2">Reg3 → DNI 489</text:span></text:span></text:p>
      <text:p text:style-name="P44"><text:span text:style-name="Source_20_Text"><text:span text:style-name="T2">Reg4 → DNI 101</text:span></text:span></text:p>
      <text:p text:style-name="P45"><text:span text:style-name="Source_20_Text"><text:span text:style-name="T2">...</text:span></text:span></text:p>
      <text:p text:style-name="P25">Querés buscar DNI 489:</text:p>
      <text:list text:style-name="L114">
        <text:list-item>
          <text:p text:style-name="P245"><text:span text:style-name="T2">Vas leyendo </text:span><text:span text:style-name="Strong_20_Emphasis"><text:span text:style-name="T2">uno por uno</text:span></text:span><text:span text:style-name="T2"> hasta encontrarlo.</text:span></text:p>
        </text:list-item>
      </text:list>
      <text:p text:style-name="P30"><text:soft-page-break/></text:p>
      <text:h text:style-name="P29" text:outline-level="3">⚡ Comparación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8">Archivo ordenado</text:p>
            </table:table-cell>
            <table:table-cell table:style-name="Table4.A1" office:value-type="string">
              <text:p text:style-name="P28">Archivo desordenado</text:p>
            </table:table-cell>
          </table:table-row>
        </table:table-header-rows>
        <table:table-row>
          <table:table-cell table:style-name="Table4.A1" office:value-type="string">
            <text:p text:style-name="P27">Búsqueda dicotómica → O(log n)</text:p>
          </table:table-cell>
          <table:table-cell table:style-name="Table4.A1" office:value-type="string">
            <text:p text:style-name="P27">Búsqueda secuencial → O(n)</text:p>
          </table:table-cell>
        </table:table-row>
        <table:table-row>
          <table:table-cell table:style-name="Table4.A1" office:value-type="string">
            <text:p text:style-name="P27">Mucho más rápido</text:p>
          </table:table-cell>
          <table:table-cell table:style-name="Table4.A1" office:value-type="string">
            <text:p text:style-name="P27">Más lenta</text:p>
          </table:table-cell>
        </table:table-row>
      </table:table>
      <text:p text:style-name="P30"/>
      <text:h text:style-name="P26" text:outline-level="2">✅ En síntesis</text:h>
      <text:p text:style-name="Quotations"><text:span text:style-name="Strong_20_Emphasis"><text:span text:style-name="T2">El acceso promedio en un archivo desordenado es de orden lineal</text:span></text:span><text:span text:style-name="T2">, porque requiere recorrer los registros secuencialmente.</text:span></text:p>
      <text:h text:style-name="P3" text:outline-level="2">✅ <text:span text:style-name="Strong_20_Emphasis">Pregunta 21</text:span></text:h>
      <text:p text:style-name="Text_20_body"><text:span text:style-name="Strong_20_Emphasis"><text:span text:style-name="T2">La política de primer ajuste, que permite recuperar espacio borrado en un archivo:</text:span></text:span></text:p>
      <text:p text:style-name="P25">a. Sólo se aplica en registros de longitud fija<text:line-break/>b. Sólo se aplica en registros de longitud variable<text:line-break/>c. Genera fragmentación interna<text:line-break/><text:span text:style-name="T4">d. Genera fragmentación externa</text:span><text:line-break/>e. Hay más de una respuesta correcta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Genera fragmentación externa</text:span></text:span></text:p>
      <text:p text:style-name="P30"/>
      <text:h text:style-name="Heading_20_2" text:outline-level="2"><text:span text:style-name="T2">✅ </text:span><text:span text:style-name="Strong_20_Emphasis"><text:span text:style-name="T2">Explicación</text:span></text:span></text:h>
      <text:h text:style-name="P29" text:outline-level="3">📂 ¿Qué es la política de primer ajuste (first fit)?</text:h>
      <text:list text:style-name="L115">
        <text:list-item>
          <text:p text:style-name="P246"><text:span text:style-name="T2">Es una técnica para </text:span><text:span text:style-name="Strong_20_Emphasis"><text:span text:style-name="T2">reutilizar espacio libre</text:span></text:span><text:span text:style-name="T2"> en archivos (o memoria).</text:span></text:p>
        </text:list-item>
        <text:list-item>
          <text:p text:style-name="P246"><text:span text:style-name="T2">Cuando querés </text:span><text:span text:style-name="Strong_20_Emphasis"><text:span text:style-name="T2">insertar un nuevo registro</text:span></text:span><text:span text:style-name="T2">:</text:span></text:p>
          <text:list>
            <text:list-item>
              <text:p text:style-name="P246"><text:span text:style-name="T2">Buscás el primer espacio libre que sea </text:span><text:span text:style-name="Strong_20_Emphasis"><text:span text:style-name="T2">suficientemente grande</text:span></text:span><text:span text:style-name="T2"> para alojarlo.</text:span></text:p>
            </text:list-item>
          </text:list>
        </text:list-item>
        <text:list-item>
          <text:p text:style-name="P164">Si el hueco es más grande que lo que necesitás:</text:p>
          <text:list>
            <text:list-item>
              <text:p text:style-name="P246"><text:span text:style-name="T2">El sobrante se </text:span><text:span text:style-name="Strong_20_Emphasis"><text:span text:style-name="T2">convierte en un hueco más pequeño</text:span></text:span><text:span text:style-name="T2"> → ahí surge la </text:span><text:span text:style-name="Strong_20_Emphasis"><text:span text:style-name="T2">fragmentación externa</text:span></text:span><text:span text:style-name="T2">.</text:span></text:p>
            </text:list-item>
          </text:list>
        </text:list-item>
      </text:list>
      <text:p text:style-name="P30"/>
      <text:h text:style-name="P29" text:outline-level="3">✅ Fragmentación interna vs. externa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8">Fragmentación interna</text:p>
            </table:table-cell>
            <table:table-cell table:style-name="Table5.A1" office:value-type="string">
              <text:p text:style-name="P28">Fragmentación externa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T2">Ocurre </text:span><text:span text:style-name="Strong_20_Emphasis"><text:span text:style-name="T2">dentro de un bloque</text:span></text:span><text:span text:style-name="T2"> (espacio desperdiciado dentro del bloque asignado).</text:span></text:p>
          </table:table-cell>
          <table:table-cell table:style-name="Table5.A1" office:value-type="string">
            <text:p text:style-name="Table_20_Contents"><text:span text:style-name="T2">Ocurre cuando hay </text:span><text:span text:style-name="Strong_20_Emphasis"><text:span text:style-name="T2">espacios libres dispersos</text:span></text:span><text:span text:style-name="T2"> demasiado pequeños para ser usados.</text:span></text:p>
          </table:table-cell>
        </table:table-row>
        <table:table-row>
          <table:table-cell table:style-name="Table5.A1" office:value-type="string">
            <text:p text:style-name="P27">Típica de registros de longitud fija.</text:p>
          </table:table-cell>
          <table:table-cell table:style-name="Table5.A1" office:value-type="string">
            <text:p text:style-name="P27">Típica de registros de longitud variable.</text:p>
          </table:table-cell>
        </table:table-row>
        <table:table-row>
          <table:table-cell table:style-name="Table5.A1" office:value-type="string">
            <text:p text:style-name="P27">Ej.: asignás 30 bytes, solo usás 20.</text:p>
          </table:table-cell>
          <table:table-cell table:style-name="Table5.A1" office:value-type="string">
            <text:p text:style-name="P27">Ej.: tenés huecos de 5, 8, 12 bytes que no sirven para registros más grandes.</text:p>
          </table:table-cell>
        </table:table-row>
      </table:table>
      <text:p text:style-name="P30"/>
      <text:h text:style-name="P29" text:outline-level="3"><text:soft-page-break/>🔎 Analizando las opciones</text:h>
      <text:p text:style-name="Text_20_body"><text:span text:style-name="T2">✅ </text:span><text:span text:style-name="Strong_20_Emphasis"><text:span text:style-name="T2">a. Sólo se aplica en registros de longitud fija</text:span></text:span></text:p>
      <text:list text:style-name="L116">
        <text:list-item>
          <text:p text:style-name="P165">❌ Incorrecta.</text:p>
        </text:list-item>
        <text:list-item>
          <text:p text:style-name="P247"><text:span text:style-name="T2">Aunque puede usarse, </text:span><text:span text:style-name="Strong_20_Emphasis"><text:span text:style-name="T2">es más relevante en longitud variable</text:span></text:span><text:span text:style-name="T2">.</text:span></text:p>
        </text:list-item>
        <text:list-item>
          <text:p text:style-name="P165">En longitud fija, los huecos tienen siempre el mismo tamaño, así que no necesitás tanto decidir en cuál entra el registro.</text:p>
        </text:list-item>
      </text:list>
      <text:p text:style-name="P30"/>
      <text:p text:style-name="Text_20_body"><text:span text:style-name="T2">✅ </text:span><text:span text:style-name="Strong_20_Emphasis"><text:span text:style-name="T2">b. Sólo se aplica en registros de longitud variable</text:span></text:span></text:p>
      <text:list text:style-name="L117">
        <text:list-item>
          <text:p text:style-name="P166">❌ Incorrecta.</text:p>
        </text:list-item>
        <text:list-item>
          <text:p text:style-name="P166">Es más común en longitud variable, pero también se puede implementar en longitud fija (lista invertida, por ejemplo).</text:p>
        </text:list-item>
        <text:list-item>
          <text:p text:style-name="P166">No es exclusivo.</text:p>
        </text:list-item>
      </text:list>
      <text:p text:style-name="P30"/>
      <text:p text:style-name="Text_20_body"><text:span text:style-name="T2">✅ </text:span><text:span text:style-name="Strong_20_Emphasis"><text:span text:style-name="T2">c. Genera fragmentación interna</text:span></text:span></text:p>
      <text:list text:style-name="L118">
        <text:list-item>
          <text:p text:style-name="P167">❌ Incorrecta.</text:p>
        </text:list-item>
        <text:list-item>
          <text:p text:style-name="P248"><text:span text:style-name="T2">La fragmentación interna es cuando asignás un espacio más grande del necesario </text:span><text:span text:style-name="Strong_20_Emphasis"><text:span text:style-name="T2">dentro</text:span></text:span><text:span text:style-name="T2"> de un bloque, y el sobrante se desperdicia </text:span><text:span text:style-name="Strong_20_Emphasis"><text:span text:style-name="T2">dentro del bloque asignado</text:span></text:span><text:span text:style-name="T2">.</text:span></text:p>
        </text:list-item>
        <text:list-item>
          <text:p text:style-name="P167">Ejemplo:</text:p>
          <text:list>
            <text:list-item>
              <text:p text:style-name="P167">Asignás bloque de 40 bytes.</text:p>
            </text:list-item>
            <text:list-item>
              <text:p text:style-name="P248"><text:span text:style-name="T2">Guardás solo 30 → 10 bytes desperdiciados </text:span><text:span text:style-name="Strong_20_Emphasis"><text:span text:style-name="T2">dentro</text:span></text:span><text:span text:style-name="T2"> del bloque.</text:span></text:p>
            </text:list-item>
          </text:list>
        </text:list-item>
        <text:list-item>
          <text:p text:style-name="P167">Eso no es lo que produce first-fit necesariamente.</text:p>
        </text:list-item>
      </text:list>
      <text:p text:style-name="P30"/>
      <text:p text:style-name="Text_20_body"><text:span text:style-name="T2">✅ </text:span><text:span text:style-name="Strong_20_Emphasis"><text:span text:style-name="T2">d. Genera fragmentación externa</text:span></text:span><text:span text:style-name="T2"> ✅ </text:span><text:span text:style-name="Strong_20_Emphasis"><text:span text:style-name="T2">→ Correcta</text:span></text:span></text:p>
      <text:p text:style-name="P25">✔ Exacto.</text:p>
      <text:list text:style-name="L119">
        <text:list-item>
          <text:p text:style-name="P249"><text:span text:style-name="Strong_20_Emphasis"><text:span text:style-name="T2">First fit</text:span></text:span><text:span text:style-name="T2"> puede dejar muchos pequeños huecos dispersos → fragmentación externa.</text:span></text:p>
        </text:list-item>
        <text:list-item>
          <text:p text:style-name="P168">Aunque recuperás espacio, terminás teniendo “espacios sueltos” que quizás no puedan aprovecharse para futuros registros más grandes.</text:p>
        </text:list-item>
      </text:list>
      <text:p text:style-name="P25">Ejemplo:</text:p>
      <text:p text:style-name="P31">python</text:p>
      <text:p text:style-name="P31">CopiarEditar</text:p>
      <text:p text:style-name="P44"><text:span text:style-name="Source_20_Text"><text:span text:style-name="T2">Hueco de 40 bytes</text:span></text:span></text:p>
      <text:p text:style-name="P45"><text:span text:style-name="Source_20_Text"><text:span text:style-name="T2">Insertás registro de 30 bytes → queda hueco de 10 bytes</text:span></text:span></text:p>
      <text:p text:style-name="P25">→ Ese hueco de 10 bytes quizás no sirva para otro registro → fragmentación externa.</text:p>
      <text:p text:style-name="P30"/>
      <text:p text:style-name="Text_20_body"><text:span text:style-name="T2">✅ </text:span><text:span text:style-name="Strong_20_Emphasis"><text:span text:style-name="T2">e. Hay más de una respuesta correcta</text:span></text:span></text:p>
      <text:list text:style-name="L120">
        <text:list-item>
          <text:p text:style-name="P169"><text:soft-page-break/>❌ Incorrecta.</text:p>
        </text:list-item>
        <text:list-item>
          <text:p text:style-name="P250"><text:span text:style-name="T2">La única afirmación correcta es la </text:span><text:span text:style-name="Strong_20_Emphasis"><text:span text:style-name="T2">d</text:span></text:span><text:span text:style-name="T2">.</text:span></text:p>
        </text:list-item>
      </text:list>
      <text:p text:style-name="P30"/>
      <text:h text:style-name="P26" text:outline-level="2">✅ En síntesis</text:h>
      <text:p text:style-name="Quotations"><text:span text:style-name="T2">La política de </text:span><text:span text:style-name="Strong_20_Emphasis"><text:span text:style-name="T2">primer ajuste</text:span></text:span><text:span text:style-name="T2"> es típica en archivos de longitud variable y produce </text:span><text:span text:style-name="Strong_20_Emphasis"><text:span text:style-name="T2">fragmentación externa</text:span></text:span><text:span text:style-name="T2">, porque deja pequeños espacios libres dispersos que quizás no puedan reutilizarse.</text:span></text:p>
      <text:p text:style-name="P30"/>
      <text:p text:style-name="Text_20_body"><text:span text:style-name="T2">✅ </text:span><text:span text:style-name="Strong_20_Emphasis"><text:span text:style-name="T2">Conclusión:</text:span></text:span><text:span text:style-name="T2"> </text:span><text:span text:style-name="Strong_20_Emphasis"><text:span text:style-name="T2">La correcta es d. Genera fragmentación externa.</text:span></text:span></text:p>
      <text:h text:style-name="P3" text:outline-level="2">✅ <text:span text:style-name="Strong_20_Emphasis">Pregunta 22</text:span></text:h>
      <text:p text:style-name="Text_20_body"><text:span text:style-name="Strong_20_Emphasis"><text:span text:style-name="T2">A partir de un archivo con registros de longitud fija y luego de algunas operaciones con el mismo:</text:span></text:span></text:p>
      <text:p text:style-name="P25">a. Nunca genera fragmentación<text:line-break/><text:span text:style-name="T4">b. Puede generar fragmentación interna<text:line-break/>c. Puede generar fragmentación externa<text:line-break/>d. Las últimas dos son correctas</text:span></text:p>
      <text:p text:style-name="P25"><text:span text:style-name="Strong_20_Emphasis"><text:span text:style-name="T2"/></text:span></text:p>
      <text:p text:style-name="P6"><text:span text:style-name="Strong_20_Emphasis">La correcta sería:</text:span></text:p>
      <text:p text:style-name="Text_20_body"><text:span text:style-name="T2">✅ </text:span><text:span text:style-name="Strong_20_Emphasis"><text:span text:style-name="T2">d. Las últimas dos son correctas</text:span></text:span></text:p>
      <text:p text:style-name="P30"/>
      <text:h text:style-name="P26" text:outline-level="2">✅ En síntesis</text:h>
      <text:list text:style-name="L121">
        <text:list-item>
          <text:p text:style-name="P251"><text:span text:style-name="Strong_20_Emphasis"><text:span text:style-name="T2">Fragmentación interna</text:span></text:span><text:span text:style-name="T2"> sí existe en registros fijos, </text:span><text:span text:style-name="Strong_20_Emphasis"><text:span text:style-name="T2">dentro del registro</text:span></text:span><text:span text:style-name="T2">.</text:span></text:p>
        </text:list-item>
        <text:list-item>
          <text:p text:style-name="P251"><text:span text:style-name="Strong_20_Emphasis"><text:span text:style-name="T2">Fragmentación externa</text:span></text:span><text:span text:style-name="T2"> puede ocurrir en registros fijos, </text:span><text:span text:style-name="Strong_20_Emphasis"><text:span text:style-name="T2">entre registros</text:span></text:span><text:span text:style-name="T2">, tras bajas lógicas o físicas.</text:span></text:p>
        </text:list-item>
      </text:list>
      <text:h text:style-name="P5" text:outline-level="2"><text:span text:style-name="Strong_20_Emphasis">✅ Pregunta 24</text:span></text:h>
      <text:p text:style-name="Text_20_body"><text:span text:style-name="Strong_20_Emphasis"><text:span text:style-name="T2">Un algoritmo de corte de control:</text:span></text:span></text:p>
      <text:p text:style-name="P25">a. Permite actualizar un archivo maestro con un archivo detalle<text:line-break/>b. Permite actualizar un archivo maestro a partir de varios archivos detalle<text:line-break/><text:span text:style-name="T4">c. Permite presentar la información con una estructura especial</text:span><text:line-break/>d. Permite actualizar un archivo con varios archivos detalles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c. permite presentar la información con una estructura especial</text:span></text:span></text:p>
      <text:h text:style-name="P5" text:outline-level="2"><text:soft-page-break/><text:span text:style-name="Strong_20_Emphasis"><text:span text:style-name="T2"/></text:span></text:h>
      <text:h text:style-name="P5" text:outline-level="2"><text:span text:style-name="Strong_20_Emphasis"><text:span text:style-name="T2"/></text:span></text:h>
      <text:h text:style-name="P5" text:outline-level="2"><text:span text:style-name="Strong_20_Emphasis">✅ Pregunta 25</text:span></text:h>
      <text:p text:style-name="Text_20_body"><text:span text:style-name="Strong_20_Emphasis"><text:span text:style-name="T2">Un archivo de datos:</text:span></text:span></text:p>
      <text:p text:style-name="P25">a. Necesariamente tiene registros de longitud fija<text:line-break/>b. Necesariamente tiene registros de longitud variable<text:line-break/>c. Puede tener registros de longitud fija y variable en el mismo archivo<text:line-break/><text:span text:style-name="T4">e. Ninguna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e. Ninguna</text:span></text:span></text:p>
      <text:h text:style-name="P5" text:outline-level="2"><text:span text:style-name="Strong_20_Emphasis">✅ Pregunta 26</text:span></text:h>
      <text:p text:style-name="Text_20_body"><text:span text:style-name="Strong_20_Emphasis"><text:span text:style-name="T2">Un borrado lógico en un archivo de datos:</text:span></text:span></text:p>
      <text:p text:style-name="P25">a. Recupera inmediatamente el espacio borrado, dejando el archivo de tamaño menor<text:line-break/>b. No se puede aplicar con registros de longitud variable<text:line-break/>c. Sólo se aplica con registros de longitud fija<text:line-break/><text:span text:style-name="T4">d. Permite recuperar el espacio con nuevas altas</text:span></text:p>
      <text:p text:style-name="Text_20_body"><text:span text:style-name="T2">✅ </text:span><text:span text:style-name="Strong_20_Emphasis"><text:span text:style-name="T2">Respuesta correcta:</text:span></text:span><text:span text:style-name="T2"> </text:span><text:span text:style-name="Strong_20_Emphasis"><text:span text:style-name="T2">d. Permite recuperar el espacio con nuevas altas</text:span></text:span></text:p>
      <text:p text:style-name="Text_20_body"><text:span text:style-name="Strong_20_Emphasis"><text:span text:style-name="T2"/></text:span></text:p>
      <text:p text:style-name="P10"><text:span text:style-name="Strong_20_Emphasis">26) Un borrado lógico en un archivo de datos</text:span></text:p>
      <text:p text:style-name="P10"><text:span text:style-name="Strong_20_Emphasis"><text:span text:style-name="T5">a. recupera inmediatamente el espacio borrado, dejando el archivo de tamaño menor </text:span></text:span></text:p>
      <text:p text:style-name="P10"><text:span text:style-name="Strong_20_Emphasis"><text:span text:style-name="T5">b. no se puede aplicar con registros de long variable </text:span></text:span></text:p>
      <text:p text:style-name="P10"><text:span text:style-name="Strong_20_Emphasis"><text:span text:style-name="T5">c. sólo se aplica con registros de long fija</text:span></text:span></text:p>
      <text:p text:style-name="P10"><text:span text:style-name="Strong_20_Emphasis">d. Permite recuperar el espacio con nuevas altas</text:span></text:p>
      <text:p text:style-name="P10"><text:span text:style-name="Strong_20_Emphasis"><text:span text:style-name="T2"/></text:span></text:p>
      <text:p text:style-name="P9"><text:span text:style-name="Strong_20_Emphasis">29) Un archivo físicamente ordenado<text:line-break/>a. Es más fácil de recorrer</text:span><text:span text:style-name="Strong_20_Emphasis"><text:span text:style-name="T5"><text:line-break/></text:span></text:span><text:span text:style-name="Strong_20_Emphasis">b. Permite búsqueda binaria<text:line-break/>c. Permite búsqueda binaria sólo si las altas mantienen el archivo ordenado</text:span><text:span text:style-name="Strong_20_Emphasis"><text:span text:style-name="T5"><text:line-break/>d. No permite búsqueda binaria si hay bajas lógicas<text:line-break/></text:span></text:span><text:span text:style-name="Strong_20_Emphasis">e. Algunas de las anteriores</text:span><text:span text:style-name="Strong_20_Emphasis"><text:span text:style-name="T5"><text:line-break/>f. Ninguna de las anteriores</text:span></text:span></text:p>
      <text:p text:style-name="P30"/>
      <text:h text:style-name="P29" text:outline-level="3">🔍 Análisis:</text:h>
      <text:list text:style-name="L122">
        <text:list-item>
          <text:p text:style-name="P252"><text:span text:style-name="T2">✅ </text:span><text:span text:style-name="Strong_20_Emphasis"><text:span text:style-name="T2">a. Es más fácil de recorrer</text:span></text:span><text:span text:style-name="T2"><text:line-break/>Verdadero: Si el archivo está ordenado físicamente, recorrerlo en orden es más eficiente.</text:span></text:p>
        </text:list-item>
        <text:list-item>
          <text:p text:style-name="P252"><text:span text:style-name="T2">✅ </text:span><text:span text:style-name="Strong_20_Emphasis"><text:span text:style-name="T2">b. Permite búsqueda binaria</text:span></text:span><text:span text:style-name="T2"><text:line-break/>Verdadero </text:span><text:span text:style-name="Strong_20_Emphasis"><text:span text:style-name="T2">siempre que esté ordenado físicamente</text:span></text:span><text:span text:style-name="T2">, ya que la búsqueda binaria requiere orden.</text:span></text:p>
        </text:list-item>
        <text:list-item>
          <text:p text:style-name="P252"><text:soft-page-break/><text:span text:style-name="T2">✅ </text:span><text:span text:style-name="Strong_20_Emphasis"><text:span text:style-name="T2">c. Permite búsqueda binaria solo si las altas mantienen el orden</text:span></text:span><text:span text:style-name="T2"><text:line-break/>Correcto: Si insertás sin mantener el orden, </text:span><text:span text:style-name="Strong_20_Emphasis"><text:span text:style-name="T2">se rompe la condición</text:span></text:span><text:span text:style-name="T2"> para aplicar búsqueda binaria.</text:span></text:p>
        </text:list-item>
        <text:list-item>
          <text:p text:style-name="P252"><text:span text:style-name="T2">❌ </text:span><text:span text:style-name="Strong_20_Emphasis"><text:span text:style-name="T2">d. No permite búsqueda binaria si hay bajas lógicas</text:span></text:span><text:span text:style-name="T2"><text:line-break/>Falso: Las bajas lógicas no necesariamente afectan el orden físico; pueden simplemente marcarse como "borradas", y aún se puede aplicar búsqueda binaria si el resto está ordenado.</text:span></text:p>
        </text:list-item>
      </text:list>
      <text:p text:style-name="P30"/>
      <text:h text:style-name="P29" text:outline-level="3">✅ Opción correcta:</text:h>
      <text:p text:style-name="Text_20_body"><text:span text:style-name="Strong_20_Emphasis"><text:span text:style-name="T2">e. Algunas de las anteriores</text:span></text:span></text:p>
      <text:p text:style-name="Text_20_body"><text:span text:style-name="T2">Porque </text:span><text:span text:style-name="Strong_20_Emphasis"><text:span text:style-name="T2">a</text:span></text:span><text:span text:style-name="T2">, </text:span><text:span text:style-name="Strong_20_Emphasis"><text:span text:style-name="T2">b</text:span></text:span><text:span text:style-name="T2"> y </text:span><text:span text:style-name="Strong_20_Emphasis"><text:span text:style-name="T2">c</text:span></text:span><text:span text:style-name="T2"> son correctas, pero </text:span><text:span text:style-name="Strong_20_Emphasis"><text:span text:style-name="T2">no todas</text:span></text:span><text:span text:style-name="T2"> las opciones (por ejemplo, la d) lo son.</text:span></text:p>
      <text:p text:style-name="P25"/>
      <text:p text:style-name="P22"><text:span text:style-name="Strong_20_Emphasis">30) En un archivo con registros de longitud variable</text:span></text:p>
      <text:p text:style-name="P22"><text:span text:style-name="Strong_20_Emphasis">a. Puede utilizar “$” como delimitador de fin de registro </text:span></text:p>
      <text:p text:style-name="P22"><text:span text:style-name="Strong_20_Emphasis"><text:span text:style-name="T5">b. Cuando un registro se modifica utiliza el mismo espacio</text:span></text:span><text:span text:style-name="Strong_20_Emphasis"> </text:span></text:p>
      <text:p text:style-name="P22"><text:span text:style-name="Strong_20_Emphasis">c. Se puede utilizar cualquier lugar libre de un archivo para insertar un registro</text:span></text:p>
      <text:p text:style-name="P22"><text:span text:style-name="Strong_20_Emphasis"><text:span text:style-name="T5">d. Siempre se utiliza la política de mejor ajuste para recuperar espacio</text:span></text:span></text:p>
      <text:p text:style-name="P22"><text:span text:style-name="Strong_20_Emphasis">e. Algunas.</text:span></text:p>
      <text:p text:style-name="P22"><text:span text:style-name="Strong_20_Emphasis"><text:span text:style-name="T2"/></text:span></text:p>
      <text:p text:style-name="P12"><text:span text:style-name="Strong_20_Emphasis">31) Para aplicar un algoritmo de merge</text:span></text:p>
      <text:p text:style-name="P12"><text:span text:style-name="Strong_20_Emphasis">a. Es necesario más de un archivo </text:span></text:p>
      <text:p text:style-name="P12"><text:span text:style-name="Strong_20_Emphasis"><text:span text:style-name="T5">b. Es necesario que el archivo maestro esté ordenado </text:span></text:span></text:p>
      <text:p text:style-name="P12"><text:span text:style-name="Strong_20_Emphasis"><text:span text:style-name="T5">c. Es necesario que los detalles estén ordenados</text:span></text:span></text:p>
      <text:p text:style-name="P23"><text:span text:style-name="Strong_20_Emphasis"><text:span text:style-name="T5">d. No es necesario que el archivo maestro esté ordenado</text:span></text:span></text:p>
      <text:p text:style-name="P23"><text:span text:style-name="Strong_20_Emphasis"><text:span text:style-name="T5">e. No es necesario que los archivos detalles estén ordenados </text:span></text:span></text:p>
      <text:p text:style-name="P23"><text:span text:style-name="Strong_20_Emphasis">f. Algunas de las anteriores </text:span></text:p>
      <text:p text:style-name="P23"><text:span text:style-name="Strong_20_Emphasis"><text:span text:style-name="T5">g. Ninguna de las anteriores</text:span></text:span></text:p>
      <text:p text:style-name="P12"><text:span text:style-name="Strong_20_Emphasis"><text:span text:style-name="T2"/></text:span></text:p>
      <text:p text:style-name="P11"><text:span text:style-name="Strong_20_Emphasis">32) La función EOF<text:line-break/></text:span><text:span text:style-name="Strong_20_Emphasis"><text:span text:style-name="T5">a. Puede devolver verdadero después de un reset</text:span></text:span><text:span text:style-name="Strong_20_Emphasis"><text:line-break/>b. Puede devolver falso después de una lectura<text:line-break/>c. Puede devolver verdadero después de una lectura<text:line-break/>d. Devuelve verdadero si estás al final del archivo<text:line-break/>e. Devuelve falso si no estás al final del archivo<text:line-break/></text:span><text:span text:style-name="Strong_20_Emphasis"><text:span text:style-name="T5">f. Todas las anteriores</text:span></text:span><text:span text:style-name="Strong_20_Emphasis"><text:line-break/>g. Algunas de las anteriores<text:line-break/></text:span><text:span text:style-name="Strong_20_Emphasis"><text:span text:style-name="T5">h. Ninguna de las anteriores</text:span></text:span></text:p>
      <text:p text:style-name="P30"/>
      <text:h text:style-name="P29" text:outline-level="3"><text:soft-page-break/>🔍 Análisis detallado:</text:h>
      <text:list text:style-name="L123">
        <text:list-item>
          <text:p text:style-name="P253"><text:span text:style-name="T2">❌ </text:span><text:span text:style-name="Strong_20_Emphasis"><text:span text:style-name="T2">a. Puede devolver verdadero después de un reset</text:span></text:span><text:span text:style-name="T2"><text:line-break/>Falso. Después de </text:span><text:span text:style-name="Source_20_Text"><text:span text:style-name="T2">reset</text:span></text:span><text:span text:style-name="T2">, el puntero está al principio del archivo, así que </text:span><text:span text:style-name="Source_20_Text"><text:span text:style-name="T2">EOF</text:span></text:span><text:span text:style-name="T2"> devuelve </text:span><text:span text:style-name="Strong_20_Emphasis"><text:span text:style-name="T2">falso</text:span></text:span><text:span text:style-name="T2">.</text:span></text:p>
        </text:list-item>
        <text:list-item>
          <text:p text:style-name="P253"><text:span text:style-name="T2">✅ </text:span><text:span text:style-name="Strong_20_Emphasis"><text:span text:style-name="T2">b. Puede devolver falso después de una lectura</text:span></text:span><text:span text:style-name="T2"><text:line-break/>Verdadero. Si aún no se alcanzó el final, después de una lectura </text:span><text:span text:style-name="Source_20_Text"><text:span text:style-name="T2">EOF</text:span></text:span><text:span text:style-name="T2"> seguirá devolviendo </text:span><text:span text:style-name="Strong_20_Emphasis"><text:span text:style-name="T2">falso</text:span></text:span><text:span text:style-name="T2">.</text:span></text:p>
        </text:list-item>
        <text:list-item>
          <text:p text:style-name="P253"><text:span text:style-name="T2">✅ </text:span><text:span text:style-name="Strong_20_Emphasis"><text:span text:style-name="T2">c. Puede devolver verdadero después de una lectura</text:span></text:span><text:span text:style-name="T2"><text:line-break/>Verdadero. Si la </text:span><text:span text:style-name="Strong_20_Emphasis"><text:span text:style-name="T2">lectura anterior fue la última</text:span></text:span><text:span text:style-name="T2">, </text:span><text:span text:style-name="Source_20_Text"><text:span text:style-name="T2">EOF</text:span></text:span><text:span text:style-name="T2"> devuelve </text:span><text:span text:style-name="Strong_20_Emphasis"><text:span text:style-name="T2">verdadero</text:span></text:span><text:span text:style-name="T2"> tras avanzar el puntero más allá del final.</text:span></text:p>
        </text:list-item>
        <text:list-item>
          <text:p text:style-name="P253"><text:span text:style-name="T2">✅ </text:span><text:span text:style-name="Strong_20_Emphasis"><text:span text:style-name="T2">d. Devuelve verdadero si estás al final del archivo</text:span></text:span><text:span text:style-name="T2"><text:line-break/>Verdadero. Esa es su definición.</text:span></text:p>
        </text:list-item>
        <text:list-item>
          <text:p text:style-name="P253"><text:span text:style-name="T2">✅ </text:span><text:span text:style-name="Strong_20_Emphasis"><text:span text:style-name="T2">e. Devuelve falso si no estás al final del archivo</text:span></text:span><text:span text:style-name="T2"><text:line-break/>Verdadero.</text:span></text:p>
        </text:list-item>
      </text:list>
      <text:p text:style-name="P30"/>
      <text:h text:style-name="P29" text:outline-level="3">✅ Opción correcta:</text:h>
      <text:p text:style-name="Text_20_body"><text:span text:style-name="Strong_20_Emphasis"><text:span text:style-name="T2">f. Todas las anteriores</text:span></text:span></text:p>
      <text:p text:style-name="Text_20_body"><text:span text:style-name="T2">Todas las afirmaciones correctas son </text:span><text:span text:style-name="Strong_20_Emphasis"><text:span text:style-name="T2">b, c, d, e</text:span></text:span><text:span text:style-name="T2">, pero </text:span><text:span text:style-name="Strong_20_Emphasis"><text:span text:style-name="T2">a es falsa</text:span></text:span><text:span text:style-name="T2">, por lo tanto, la opción correcta es:</text:span></text:p>
      <text:p text:style-name="Text_20_body"><text:span text:style-name="T2">👉 </text:span><text:span text:style-name="Strong_20_Emphasis"><text:span text:style-name="T2">g. Algunas de las anteriores</text:span></text:span></text:p>
      <text:p text:style-name="P14"><text:span text:style-name="Strong_20_Emphasis">35) La eficiencia promedio de búsqueda en un archivo sin orden es:</text:span></text:p>
      <text:p text:style-name="P14"><text:span text:style-name="Strong_20_Emphasis">a. Orden lineal </text:span></text:p>
      <text:p text:style-name="P14"><text:span text:style-name="Strong_20_Emphasis"><text:span text:style-name="T5">b. Orden logarítmico </text:span></text:span></text:p>
      <text:p text:style-name="P14"><text:span text:style-name="Strong_20_Emphasis"><text:span text:style-name="T5">c. 1</text:span></text:span></text:p>
      <text:p text:style-name="P14"><text:span text:style-name="Strong_20_Emphasis"><text:span text:style-name="T5">d. No dispongo datos para contestar la pregunta</text:span></text:span></text:p>
      <text:p text:style-name="P14"><text:span text:style-name="Strong_20_Emphasis"><text:span text:style-name="T3"/></text:span></text:p>
      <text:p text:style-name="P13"><text:span text:style-name="Strong_20_Emphasis"><text:span text:style-name="T5">18) Una colisión:<text:line-break/>a) siempre genera saturación<text:line-break/>b) requiere utilizar saturación progresiva<text:line-break/></text:span></text:span><text:span text:style-name="Strong_20_Emphasis">c) puede producir saturación</text:span><text:span text:style-name="Strong_20_Emphasis"><text:span text:style-name="T5"><text:line-break/>d) más de una es correcta<text:line-break/>e) ninguna es correcta</text:span></text:span></text:p>
      <text:h text:style-name="Heading_20_4" text:outline-level="4">Evaluemos:</text:h>
      <text:list text:style-name="L124">
        <text:list-item>
          <text:p text:style-name="P254"><text:span text:style-name="Strong_20_Emphasis">a) FALSA</text:span>: Una colisión <text:span text:style-name="Strong_20_Emphasis">no siempre</text:span> genera saturación. Puede ser resuelta sin problema si hay otra posición libre.</text:p>
        </text:list-item>
        <text:list-item>
          <text:p text:style-name="P254"><text:span text:style-name="Strong_20_Emphasis">b) FALSA</text:span>: Una colisión <text:span text:style-name="Strong_20_Emphasis">no requiere</text:span> usar saturación progresiva, ya que hay otros métodos (encadenamiento, hashing doble, etc.).</text:p>
        </text:list-item>
        <text:list-item>
          <text:p text:style-name="P254"><text:span text:style-name="Strong_20_Emphasis">c) VERDADERA</text:span>: Una colisión <text:span text:style-name="Strong_20_Emphasis">puede</text:span> causar saturación si se repiten muchas veces y no hay espacio suficiente.</text:p>
        </text:list-item>
        <text:list-item>
          <text:p text:style-name="P254"><text:span text:style-name="Strong_20_Emphasis">d) FALSA</text:span>: Sólo <text:span text:style-name="Strong_20_Emphasis">c</text:span> es verdadera.</text:p>
        </text:list-item>
        <text:list-item>
          <text:p text:style-name="P254"><text:soft-page-break/><text:span text:style-name="Strong_20_Emphasis">e) FALSA</text:span>: Sí hay una correcta.</text:p>
        </text:list-item>
      </text:list>
      <text:p text:style-name="P8"><text:span text:style-name="Strong_20_Emphasis"><text:span text:style-name="T5">19) La siguiente secuencia de instrucciones en un archivo de longitud fija</text:span></text:span></text:p>
      <text:p text:style-name="P8"><text:span text:style-name="Strong_20_Emphasis"><text:span text:style-name="T5">Assign (archivo, archivo.dat); </text:span></text:span></text:p>
      <text:p text:style-name="P8"><text:span text:style-name="Strong_20_Emphasis"><text:span text:style-name="T5">reset (archivo); </text:span></text:span></text:p>
      <text:p text:style-name="P8"><text:span text:style-name="Strong_20_Emphasis"><text:span text:style-name="T5">read (archivo, dato_reg); </text:span></text:span></text:p>
      <text:p text:style-name="P8"><text:span text:style-name="Strong_20_Emphasis"><text:span text:style-name="T5">dato_reg.precio:=200; </text:span></text:span></text:p>
      <text:p text:style-name="P8"><text:span text:style-name="Strong_20_Emphasis"><text:span text:style-name="T5">seek (archivo, 0); </text:span></text:span></text:p>
      <text:p text:style-name="P8"><text:span text:style-name="Strong_20_Emphasis"><text:span text:style-name="T5">write (archivo, dato_reg); </text:span></text:span></text:p>
      <text:p text:style-name="P8"><text:span text:style-name="Strong_20_Emphasis"><text:span text:style-name="T5">close (archivo): </text:span></text:span></text:p>
      <text:p text:style-name="P8"><text:span text:style-name="Strong_20_Emphasis">a) modifica el registro de la posición 0 del archivo </text:span></text:p>
      <text:p text:style-name="P8"><text:span text:style-name="Strong_20_Emphasis"><text:span text:style-name="T5">b) no realiza cambios en el archivo </text:span></text:span></text:p>
      <text:p text:style-name="P8"><text:span text:style-name="Strong_20_Emphasis"><text:span text:style-name="T5">c) más de una es correcta</text:span></text:span></text:p>
      <text:p text:style-name="P8"><text:span text:style-name="Strong_20_Emphasis"><text:span text:style-name="T5">d) ninguna es correcta</text:span></text:span></text:p>
      <text:p text:style-name="P8"><text:span text:style-name="Strong_20_Emphasis"><text:span text:style-name="T3"/></text:span></text:p>
      <text:p text:style-name="P15"><text:span text:style-name="Strong_20_Emphasis"><text:span text:style-name="T5">24) La búsqueda binaria es aplicable</text:span></text:span></text:p>
      <text:p text:style-name="P15"><text:span text:style-name="Strong_20_Emphasis"><text:span text:style-name="T5">a: 1. Archivos con registros de longitud variable. </text:span></text:span></text:p>
      <text:p text:style-name="P15"><text:span text:style-name="Strong_20_Emphasis"><text:span text:style-name="T5">2. Archivos desordenados con registro de longitud fija.</text:span></text:span></text:p>
      <text:p text:style-name="P15"><text:span text:style-name="Strong_20_Emphasis">3. Archivos ordenados con registros de longitud fija.</text:span></text:p>
      <text:p text:style-name="P15"><text:span text:style-name="Strong_20_Emphasis"><text:span text:style-name="T5">4. Ninguna de las opciones es correcta.</text:span></text:span></text:p>
      <text:h text:style-name="Heading_20_6" text:outline-level="6"/>
      <text:p text:style-name="Text_20_body">La respuesta correcta es:</text:p>
      <text:p text:style-name="Text_20_body"><text:span text:style-name="Strong_20_Emphasis">3. Archivos ordenados con registros de longitud fija.</text:span></text:p>
      <text:p text:style-name="Horizontal_20_Line"/>
      <text:h text:style-name="Heading_20_3" text:outline-level="3">✅ Explicación:</text:h>
      <text:p text:style-name="Text_20_body">La <text:span text:style-name="Strong_20_Emphasis">búsqueda binaria</text:span> requiere dos condiciones fundamentales:</text:p>
      <text:list text:style-name="L125">
        <text:list-item>
          <text:p text:style-name="P255"><text:span text:style-name="Strong_20_Emphasis">Orden</text:span>: el archivo debe estar ordenado según el campo por el cual se busca.</text:p>
        </text:list-item>
        <text:list-item>
          <text:p text:style-name="P255"><text:span text:style-name="Strong_20_Emphasis">Acceso directo</text:span>: se debe poder acceder directamente a cualquier posición del archivo (como con <text:span text:style-name="Source_20_Text">seek()</text:span>), lo cual solo es posible si los registros tienen <text:span text:style-name="Strong_20_Emphasis">longitud fija</text:span> (así se puede calcular la posición exacta del registro <text:span text:style-name="Source_20_Text">i</text:span>).</text:p>
        </text:list-item>
      </text:list>
      <text:p text:style-name="Horizontal_20_Line"/>
      <text:h text:style-name="Heading_20_3" text:outline-level="3">❌ Veamos por qué las otras opciones son incorrectas:</text:h>
      <text:list text:style-name="L126">
        <text:list-item>
          <text:p text:style-name="P256"><text:span text:style-name="Strong_20_Emphasis">Archivos con registros de longitud variable</text:span><text:line-break/>→ No se puede calcular directamente la posición de un registro, así que no es posible hacer búsqueda binaria eficazmente.</text:p>
        </text:list-item>
        <text:list-item>
          <text:p text:style-name="P256"><text:span text:style-name="Strong_20_Emphasis">Archivos desordenados con registros de longitud fija</text:span><text:line-break/>→ Aunque el acceso directo es posible, <text:span text:style-name="Strong_20_Emphasis">el orden es indispensable</text:span> para la búsqueda binaria. Si está desordenado, no sirve.</text:p>
        </text:list-item>
        <text:list-item>
          <text:p text:style-name="P256"><text:soft-page-break/><text:span text:style-name="Strong_20_Emphasis">Ninguna de las opciones es correcta</text:span><text:line-break/>→ Falsa, porque la opción 3 <text:span text:style-name="Strong_20_Emphasis">sí es correcta</text:span>.</text:p>
        </text:list-item>
      </text:list>
      <text:p text:style-name="Horizontal_20_Line"/>
      <text:h text:style-name="Heading_20_3" text:outline-level="3">🟢 Conclusión final:</text:h>
      <text:p text:style-name="Quotations">✅ **La búsqueda binaria se puede aplicar solamente sobre archivos <text:span text:style-name="Strong_20_Emphasis">ordenados</text:span> con <text:span text:style-name="Strong_20_Emphasis">registros de longitud fija</text:span>.<text:line-break/>✔ Por lo tanto, la opción correcta es: <text:span text:style-name="Strong_20_Emphasis">3.</text:span></text:p>
      <text:h text:style-name="P7" text:outline-level="3"><text:span text:style-name="Strong_20_Emphasis"><text:span text:style-name="T5">1) Una estructura tipo árbol</text:span></text:span></text:h>
      <text:p text:style-name="Text_20_body"><text:span text:style-name="Strong_20_Emphasis">Pregunta:</text:span></text:p>
      <text:p text:style-name="Quotations">a. siempre tiene eficiencia de búsqueda logarítmica<text:line-break/>b. algunas veces tiene eficiencia de búsqueda constante<text:line-break/>c. si es B+ algunas veces tienen eficiencia de búsqueda logarítmica<text:line-break/>d. algunas de las anteriores<text:line-break/>e. ninguna de las anteriores</text:p>
      <text:h text:style-name="Heading_20_4" text:outline-level="4">✅ <text:span text:style-name="Strong_20_Emphasis">Respuesta correcta: d. algunas de las anteriores</text:span></text:h>
      <text:h text:style-name="Heading_20_4" text:outline-level="4">🔍 Explicación:</text:h>
      <text:list text:style-name="L127">
        <text:list-item>
          <text:p text:style-name="P257"><text:span text:style-name="Strong_20_Emphasis">a.</text:span> ❌ Incorrecta. No <text:span text:style-name="Strong_20_Emphasis">siempre</text:span> es logarítmica. Por ejemplo, un árbol desbalanceado puede tener eficiencia lineal.</text:p>
        </text:list-item>
        <text:list-item>
          <text:p text:style-name="P257"><text:span text:style-name="Strong_20_Emphasis">b.</text:span> ❌ Incorrecta. Una estructura tipo árbol <text:span text:style-name="Strong_20_Emphasis">no tiene eficiencia constante</text:span>.</text:p>
        </text:list-item>
        <text:list-item>
          <text:p text:style-name="P257"><text:span text:style-name="Strong_20_Emphasis">c.</text:span> ✅ Correcta. Los árboles B+ son estructuras balanceadas, por lo que <text:span text:style-name="Strong_20_Emphasis">tienen eficiencia logarítmica</text:span> en promedio y en el peor caso.</text:p>
        </text:list-item>
      </text:list>
      <text:p text:style-name="Text_20_body">👉 Por eso, <text:span text:style-name="Strong_20_Emphasis">“algunas de las anteriores” (d)</text:span> es la correcta.</text:p>
      <text:p text:style-name="Horizontal_20_Line"/>
      <text:h text:style-name="Heading_20_3" text:outline-level="3"><text:span text:style-name="Strong_20_Emphasis">2) Un B*</text:span></text:h>
      <text:p text:style-name="Text_20_body"><text:span text:style-name="Strong_20_Emphasis">Pregunta:</text:span></text:p>
      <text:p text:style-name="Quotations">a. se construye de manera similar a un árbol binario, salvo que en todos los nodos cabe más de un elemento<text:line-break/>b. se construye de manera similar a un árbol B<text:line-break/>c. puede ser la estructura superior de un árbol B+<text:line-break/>d. algunas<text:line-break/>e. ninguna</text:p>
      <text:h text:style-name="Heading_20_4" text:outline-level="4">✅ <text:span text:style-name="Strong_20_Emphasis">Respuesta correcta: d. algunas</text:span></text:h>
      <text:h text:style-name="Heading_20_4" text:outline-level="4">🔍 Explicación:</text:h>
      <text:list text:style-name="L128">
        <text:list-item>
          <text:p text:style-name="P258"><text:span text:style-name="Strong_20_Emphasis">a.</text:span> ❌ Incorrecta. Un árbol B* no se construye como un árbol binario. No tiene solo dos hijos por nodo.</text:p>
        </text:list-item>
        <text:list-item>
          <text:p text:style-name="P258"><text:soft-page-break/><text:span text:style-name="Strong_20_Emphasis">b.</text:span> ✅ Correcta. El B* es una <text:span text:style-name="Strong_20_Emphasis">variación del árbol B</text:span>, por lo tanto, se construye de manera muy similar.</text:p>
        </text:list-item>
        <text:list-item>
          <text:p text:style-name="P258"><text:span text:style-name="Strong_20_Emphasis">c.</text:span> ✅ Correcta. El árbol B+ tiene la <text:span text:style-name="Strong_20_Emphasis">parte superior igual a un B o B</text:span>*, solo que con hojas encadenadas y con los datos <text:span text:style-name="Strong_20_Emphasis">solo en las hojas</text:span>.</text:p>
        </text:list-item>
      </text:list>
      <text:p text:style-name="Text_20_body">👉 Por eso, <text:span text:style-name="Strong_20_Emphasis">“algunas” (d)</text:span> es correcta.</text:p>
      <text:p text:style-name="Horizontal_20_Line"/>
      <text:h text:style-name="Heading_20_3" text:outline-level="3"><text:span text:style-name="Strong_20_Emphasis">3) Un índice implementado con una lista invertida</text:span></text:h>
      <text:p text:style-name="Text_20_body"><text:span text:style-name="Strong_20_Emphasis">Pregunta:</text:span></text:p>
      <text:p text:style-name="Quotations">a. debe proveer acceso rápido (eficiente) a un registro<text:line-break/>b. puede proveer acceso rápido (eficiente) a un registro<text:line-break/>c. debe proveer acceso secuencial rápido a todos los archivos<text:line-break/>d. puede proveer acceso secuencial rápido a todos los registros<text:line-break/>e. todas<text:line-break/>f. algunas<text:line-break/>g. ninguna</text:p>
      <text:h text:style-name="Heading_20_4" text:outline-level="4">✅ <text:span text:style-name="Strong_20_Emphasis">Respuesta correcta: f. algunas</text:span></text:h>
      <text:h text:style-name="Heading_20_4" text:outline-level="4">🔍 Explicación:</text:h>
      <text:list text:style-name="L129">
        <text:list-item>
          <text:p text:style-name="P259">Una <text:span text:style-name="Strong_20_Emphasis">lista invertida</text:span> se usa para indexar campos que <text:span text:style-name="Strong_20_Emphasis">no son claves</text:span>, y pueden repetirse (como un campo “ciudad” en una base de datos).</text:p>
        </text:list-item>
        <text:list-item>
          <text:p text:style-name="P259">Sirve para acceder <text:span text:style-name="Strong_20_Emphasis">eficientemente</text:span> a todos los registros que comparten un mismo valor en ese campo.</text:p>
        </text:list-item>
      </text:list>
      <text:p text:style-name="Text_20_body">Análisis:</text:p>
      <text:list text:style-name="L130">
        <text:list-item>
          <text:p text:style-name="P260"><text:span text:style-name="Strong_20_Emphasis">a.</text:span> ❌ Incorrecta. No necesariamente accede rápido a un <text:span text:style-name="Strong_20_Emphasis">registro único</text:span>, ya que puede haber muchos con el mismo valor.</text:p>
        </text:list-item>
        <text:list-item>
          <text:p text:style-name="P260"><text:span text:style-name="Strong_20_Emphasis">b.</text:span> ✅ Correcta. <text:span text:style-name="Strong_20_Emphasis">Puede</text:span> permitir acceso eficiente si el valor es poco frecuente.</text:p>
        </text:list-item>
        <text:list-item>
          <text:p text:style-name="P260"><text:span text:style-name="Strong_20_Emphasis">c.</text:span> ❌ Incorrecta. No garantiza acceso secuencial a <text:span text:style-name="Strong_20_Emphasis">todos los archivos</text:span>, eso depende del orden físico.</text:p>
        </text:list-item>
        <text:list-item>
          <text:p text:style-name="P260"><text:span text:style-name="Strong_20_Emphasis">d.</text:span> ✅ Correcta. En ciertos casos permite recorrer los registros asociados a un valor de manera eficiente.</text:p>
        </text:list-item>
      </text:list>
      <text:p text:style-name="Text_20_body">👉 Entonces, algunas opciones (b y d) son correctas → <text:span text:style-name="Strong_20_Emphasis">Respuesta: f. algunas</text:span></text:p>
      <text:p text:style-name="P8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1" style:font-family-complex="'Arial Unicode M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0:44:57.903553133</meta:creation-date>
    <dc:date>2025-07-17T14:23:21.444566230</dc:date>
    <meta:editing-duration>PT7H42M51S</meta:editing-duration>
    <meta:editing-cycles>49</meta:editing-cycles>
    <meta:generator>LibreOffice/7.4.2.3$MacOSX_AARCH64 LibreOffice_project/382eef1f22670f7f4118c8c2dd222ec7ad009daf</meta:generator>
    <meta:document-statistic meta:table-count="5" meta:image-count="0" meta:object-count="0" meta:page-count="39" meta:paragraph-count="961" meta:word-count="8354" meta:character-count="47736" meta:non-whitespace-character-count="40705"/>
  </office:meta>
</office:document-meta>
</file>